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75e96" officeooo:paragraph-rsid="07775e96"/>
    </style:style>
    <style:style style:name="P844" style:family="paragraph" style:parent-style-name="Text_20_body">
      <style:text-properties officeooo:rsid="0779307f" officeooo:paragraph-rsid="0779307f"/>
    </style:style>
    <style:style style:name="P845" style:family="paragraph" style:parent-style-name="Text_20_body">
      <style:text-properties officeooo:rsid="07796e31" officeooo:paragraph-rsid="07796e31"/>
    </style:style>
    <style:style style:name="P846" style:family="paragraph" style:parent-style-name="Text_20_body">
      <style:text-properties officeooo:rsid="077a8cd0" officeooo:paragraph-rsid="077a8cd0"/>
    </style:style>
    <style:style style:name="P847" style:family="paragraph" style:parent-style-name="Text_20_body">
      <style:text-properties officeooo:rsid="077b4544" officeooo:paragraph-rsid="077b4544"/>
    </style:style>
    <style:style style:name="P848" style:family="paragraph" style:parent-style-name="Text_20_body">
      <style:text-properties officeooo:rsid="077b9cfa" officeooo:paragraph-rsid="077b9cfa"/>
    </style:style>
    <style:style style:name="P849" style:family="paragraph" style:parent-style-name="Text_20_body">
      <style:text-properties officeooo:rsid="077d6e24" officeooo:paragraph-rsid="077d6e24"/>
    </style:style>
    <style:style style:name="P850" style:family="paragraph" style:parent-style-name="Text_20_body">
      <style:text-properties officeooo:rsid="077d9081" officeooo:paragraph-rsid="077d9081"/>
    </style:style>
    <style:style style:name="P851" style:family="paragraph" style:parent-style-name="Text_20_body">
      <style:text-properties officeooo:rsid="077ec33b" officeooo:paragraph-rsid="077ec33b"/>
    </style:style>
    <style:style style:name="P852" style:family="paragraph" style:parent-style-name="Text_20_body">
      <style:text-properties officeooo:rsid="0780334b" officeooo:paragraph-rsid="0780334b"/>
    </style:style>
    <style:style style:name="P853" style:family="paragraph" style:parent-style-name="Text_20_body">
      <style:text-properties officeooo:rsid="0780b2ed" officeooo:paragraph-rsid="0780b2ed"/>
    </style:style>
    <style:style style:name="P854" style:family="paragraph" style:parent-style-name="Text_20_body">
      <style:text-properties officeooo:rsid="0782a4b1" officeooo:paragraph-rsid="0782a4b1"/>
    </style:style>
    <style:style style:name="P855" style:family="paragraph" style:parent-style-name="Text_20_body">
      <style:text-properties officeooo:rsid="078308ce" officeooo:paragraph-rsid="078308ce"/>
    </style:style>
    <style:style style:name="P856" style:family="paragraph" style:parent-style-name="Text_20_body">
      <style:text-properties officeooo:rsid="07839984" officeooo:paragraph-rsid="07839984"/>
    </style:style>
    <style:style style:name="P857" style:family="paragraph" style:parent-style-name="Text_20_body">
      <style:text-properties officeooo:rsid="07839984" officeooo:paragraph-rsid="07886e0d"/>
    </style:style>
    <style:style style:name="P858" style:family="paragraph" style:parent-style-name="Text_20_body">
      <style:text-properties officeooo:rsid="0783ff7a" officeooo:paragraph-rsid="0783ff7a"/>
    </style:style>
    <style:style style:name="P859" style:family="paragraph" style:parent-style-name="Text_20_body">
      <style:text-properties officeooo:rsid="0785ad32" officeooo:paragraph-rsid="0785ad32"/>
    </style:style>
    <style:style style:name="P860" style:family="paragraph" style:parent-style-name="Text_20_body">
      <style:text-properties officeooo:rsid="07885e3b" officeooo:paragraph-rsid="07885e3b"/>
    </style:style>
    <style:style style:name="P861" style:family="paragraph" style:parent-style-name="Text_20_body">
      <style:text-properties officeooo:rsid="07897b1e" officeooo:paragraph-rsid="07897b1e"/>
    </style:style>
    <style:style style:name="P862" style:family="paragraph" style:parent-style-name="Text_20_body">
      <style:text-properties officeooo:rsid="078a8f27" officeooo:paragraph-rsid="078a8f27"/>
    </style:style>
    <style:style style:name="P863" style:family="paragraph" style:parent-style-name="Text_20_body">
      <style:text-properties officeooo:rsid="078b2b57" officeooo:paragraph-rsid="078b2b57"/>
    </style:style>
    <style:style style:name="P864" style:family="paragraph" style:parent-style-name="Text_20_body">
      <style:text-properties officeooo:rsid="078cc685" officeooo:paragraph-rsid="078cc685"/>
    </style:style>
    <style:style style:name="P865" style:family="paragraph" style:parent-style-name="Text_20_body">
      <style:text-properties officeooo:rsid="078ce267" officeooo:paragraph-rsid="078ce267"/>
    </style:style>
    <style:style style:name="P866" style:family="paragraph" style:parent-style-name="Text_20_body">
      <style:text-properties officeooo:rsid="078e2c09" officeooo:paragraph-rsid="078e2c09"/>
    </style:style>
    <style:style style:name="P867" style:family="paragraph" style:parent-style-name="Text_20_body">
      <style:text-properties officeooo:rsid="078e4434" officeooo:paragraph-rsid="078e4434"/>
    </style:style>
    <style:style style:name="P868" style:family="paragraph" style:parent-style-name="Text_20_body">
      <style:text-properties officeooo:rsid="0790d73f" officeooo:paragraph-rsid="0790d73f"/>
    </style:style>
    <style:style style:name="P869" style:family="paragraph" style:parent-style-name="Text_20_body">
      <style:text-properties officeooo:rsid="0797213a" officeooo:paragraph-rsid="0797213a"/>
    </style:style>
    <style:style style:name="P870" style:family="paragraph" style:parent-style-name="Text_20_body">
      <style:text-properties officeooo:rsid="0798f78c" officeooo:paragraph-rsid="0798f78c"/>
    </style:style>
    <style:style style:name="P871" style:family="paragraph" style:parent-style-name="Text_20_body">
      <style:text-properties officeooo:rsid="079ad21e" officeooo:paragraph-rsid="079ad21e"/>
    </style:style>
    <style:style style:name="P872" style:family="paragraph" style:parent-style-name="Text_20_body">
      <style:text-properties officeooo:rsid="079b9294" officeooo:paragraph-rsid="079b9294"/>
    </style:style>
    <style:style style:name="P873" style:family="paragraph" style:parent-style-name="Text_20_body">
      <style:text-properties officeooo:rsid="079efb40" officeooo:paragraph-rsid="079efb40"/>
    </style:style>
    <style:style style:name="P874" style:family="paragraph" style:parent-style-name="Text_20_body">
      <style:text-properties officeooo:rsid="07a0f33d" officeooo:paragraph-rsid="07a0f33d"/>
    </style:style>
    <style:style style:name="P875" style:family="paragraph" style:parent-style-name="Text_20_body">
      <style:text-properties officeooo:rsid="07a37688" officeooo:paragraph-rsid="07a37688"/>
    </style:style>
    <style:style style:name="P876" style:family="paragraph" style:parent-style-name="Text_20_body">
      <style:text-properties officeooo:rsid="07a4523b" officeooo:paragraph-rsid="07a4523b"/>
    </style:style>
    <style:style style:name="P877" style:family="paragraph" style:parent-style-name="Text_20_body">
      <style:text-properties officeooo:rsid="07a641c5" officeooo:paragraph-rsid="07a641c5"/>
    </style:style>
    <style:style style:name="P878" style:family="paragraph" style:parent-style-name="Text_20_body">
      <style:text-properties officeooo:rsid="07a8ac4f" officeooo:paragraph-rsid="07a8ac4f"/>
    </style:style>
    <style:style style:name="P879" style:family="paragraph" style:parent-style-name="Text_20_body">
      <style:text-properties officeooo:rsid="07ab8de7" officeooo:paragraph-rsid="07ab8de7"/>
    </style:style>
    <style:style style:name="P880" style:family="paragraph" style:parent-style-name="Text_20_body">
      <style:text-properties officeooo:rsid="07ad1d35" officeooo:paragraph-rsid="07ad1d35"/>
    </style:style>
    <style:style style:name="P881" style:family="paragraph" style:parent-style-name="Text_20_body">
      <style:text-properties officeooo:rsid="07ad921d" officeooo:paragraph-rsid="07ad921d"/>
    </style:style>
    <style:style style:name="P882" style:family="paragraph" style:parent-style-name="Text_20_body">
      <style:text-properties officeooo:rsid="07af3095" officeooo:paragraph-rsid="07af3095"/>
    </style:style>
    <style:style style:name="P883" style:family="paragraph" style:parent-style-name="Text_20_body">
      <style:text-properties officeooo:rsid="07b55b48" officeooo:paragraph-rsid="07b55b48"/>
    </style:style>
    <style:style style:name="P884" style:family="paragraph" style:parent-style-name="Text_20_body">
      <style:text-properties officeooo:rsid="07c8858e" officeooo:paragraph-rsid="07c8858e"/>
    </style:style>
    <style:style style:name="P885" style:family="paragraph" style:parent-style-name="Text_20_body">
      <style:text-properties officeooo:rsid="07c8dc34" officeooo:paragraph-rsid="07c8dc34"/>
    </style:style>
    <style:style style:name="P886" style:family="paragraph" style:parent-style-name="Text_20_body">
      <style:text-properties officeooo:rsid="07cb1545" officeooo:paragraph-rsid="07cb1545"/>
    </style:style>
    <style:style style:name="P887" style:family="paragraph" style:parent-style-name="Text_20_body">
      <style:text-properties officeooo:rsid="07ccc73a" officeooo:paragraph-rsid="07ccc73a"/>
    </style:style>
    <style:style style:name="P888" style:family="paragraph" style:parent-style-name="Text_20_body">
      <style:text-properties officeooo:rsid="07cd54e1" officeooo:paragraph-rsid="07cd54e1"/>
    </style:style>
    <style:style style:name="P889" style:family="paragraph" style:parent-style-name="Text_20_body">
      <style:text-properties officeooo:rsid="07ce685c" officeooo:paragraph-rsid="07d03a3f"/>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Text_20_body">
      <style:text-properties officeooo:rsid="083f24d8" officeooo:paragraph-rsid="083f24d8"/>
    </style:style>
    <style:style style:name="P959" style:family="paragraph" style:parent-style-name="Text_20_body">
      <style:text-properties officeooo:rsid="0840bae1" officeooo:paragraph-rsid="0840bae1"/>
    </style:style>
    <style:style style:name="P960" style:family="paragraph" style:parent-style-name="Text_20_body">
      <style:text-properties officeooo:rsid="084214f4" officeooo:paragraph-rsid="084214f4"/>
    </style:style>
    <style:style style:name="P961" style:family="paragraph" style:parent-style-name="Text_20_body">
      <style:text-properties officeooo:rsid="08432463" officeooo:paragraph-rsid="08432463"/>
    </style:style>
    <style:style style:name="P962" style:family="paragraph" style:parent-style-name="Text_20_body">
      <style:text-properties officeooo:rsid="0844de76" officeooo:paragraph-rsid="0844de76"/>
    </style:style>
    <style:style style:name="P963" style:family="paragraph" style:parent-style-name="Text_20_body">
      <style:text-properties officeooo:rsid="0846872b" officeooo:paragraph-rsid="0846872b"/>
    </style:style>
    <style:style style:name="P964" style:family="paragraph" style:parent-style-name="Text_20_body">
      <style:text-properties officeooo:rsid="0848a023" officeooo:paragraph-rsid="0848a023"/>
    </style:style>
    <style:style style:name="P965" style:family="paragraph" style:parent-style-name="Text_20_body">
      <style:text-properties officeooo:rsid="084ec52d" officeooo:paragraph-rsid="084ec52d"/>
    </style:style>
    <style:style style:name="P966" style:family="paragraph" style:parent-style-name="Text_20_body">
      <style:text-properties officeooo:rsid="08517656" officeooo:paragraph-rsid="08517656"/>
    </style:style>
    <style:style style:name="P967" style:family="paragraph" style:parent-style-name="Text_20_body">
      <style:text-properties officeooo:rsid="0852c412" officeooo:paragraph-rsid="0852c412"/>
    </style:style>
    <style:style style:name="P968" style:family="paragraph" style:parent-style-name="Text_20_body">
      <style:text-properties officeooo:rsid="08544912" officeooo:paragraph-rsid="08544912"/>
    </style:style>
    <style:style style:name="P969" style:family="paragraph" style:parent-style-name="Text_20_body">
      <style:text-properties officeooo:rsid="08559829" officeooo:paragraph-rsid="08559829"/>
    </style:style>
    <style:style style:name="P970" style:family="paragraph" style:parent-style-name="Text_20_body">
      <style:text-properties officeooo:rsid="085607fb" officeooo:paragraph-rsid="085607fb"/>
    </style:style>
    <style:style style:name="P971" style:family="paragraph" style:parent-style-name="Text_20_body">
      <style:text-properties officeooo:rsid="0857ee9a" officeooo:paragraph-rsid="0857ee9a"/>
    </style:style>
    <style:style style:name="P972" style:family="paragraph" style:parent-style-name="Text_20_body">
      <style:text-properties officeooo:rsid="08586e8b" officeooo:paragraph-rsid="08586e8b"/>
    </style:style>
    <style:style style:name="P973" style:family="paragraph" style:parent-style-name="Text_20_body">
      <style:text-properties officeooo:rsid="085c337f" officeooo:paragraph-rsid="085c337f"/>
    </style:style>
    <style:style style:name="P974" style:family="paragraph" style:parent-style-name="Code">
      <style:text-properties officeooo:paragraph-rsid="06a43758"/>
    </style:style>
    <style:style style:name="P975" style:family="paragraph" style:parent-style-name="Code" style:list-style-name="L9">
      <style:text-properties officeooo:paragraph-rsid="06a43758"/>
    </style:style>
    <style:style style:name="P976" style:family="paragraph" style:parent-style-name="Heading_20_1">
      <style:text-properties officeooo:paragraph-rsid="06a43758"/>
    </style:style>
    <style:style style:name="P977" style:family="paragraph" style:parent-style-name="Heading_20_1">
      <style:text-properties officeooo:rsid="001d247e" officeooo:paragraph-rsid="06a43758"/>
    </style:style>
    <style:style style:name="P978" style:family="paragraph" style:parent-style-name="Heading_20_1">
      <style:text-properties officeooo:paragraph-rsid="06ab4350"/>
    </style:style>
    <style:style style:name="P979" style:family="paragraph" style:parent-style-name="Heading_20_1">
      <style:text-properties officeooo:rsid="002ddd9f" officeooo:paragraph-rsid="06a43758"/>
    </style:style>
    <style:style style:name="P980" style:family="paragraph" style:parent-style-name="Heading_20_1">
      <style:text-properties officeooo:rsid="0034ffb8" officeooo:paragraph-rsid="06a43758"/>
    </style:style>
    <style:style style:name="P981" style:family="paragraph" style:parent-style-name="Heading_20_1">
      <style:text-properties officeooo:rsid="007429df" officeooo:paragraph-rsid="06adc5e0"/>
    </style:style>
    <style:style style:name="P982" style:family="paragraph" style:parent-style-name="Heading_20_1">
      <style:text-properties officeooo:rsid="00bb188e" officeooo:paragraph-rsid="06a43758"/>
    </style:style>
    <style:style style:name="P983" style:family="paragraph" style:parent-style-name="Heading_20_1">
      <style:text-properties officeooo:rsid="00d82c07" officeooo:paragraph-rsid="06a43758"/>
    </style:style>
    <style:style style:name="P984" style:family="paragraph" style:parent-style-name="Heading_20_1">
      <style:text-properties officeooo:rsid="01136f79" officeooo:paragraph-rsid="06a43758"/>
    </style:style>
    <style:style style:name="P985" style:family="paragraph" style:parent-style-name="Heading_20_1">
      <style:text-properties officeooo:rsid="0144afae" officeooo:paragraph-rsid="06a43758"/>
    </style:style>
    <style:style style:name="P986" style:family="paragraph" style:parent-style-name="Heading_20_1">
      <style:text-properties officeooo:rsid="015d630f" officeooo:paragraph-rsid="06a43758"/>
    </style:style>
    <style:style style:name="P987" style:family="paragraph" style:parent-style-name="Heading_20_1">
      <style:text-properties officeooo:rsid="017fa5dc" officeooo:paragraph-rsid="06a43758"/>
    </style:style>
    <style:style style:name="P988" style:family="paragraph" style:parent-style-name="Heading_20_1">
      <style:text-properties officeooo:rsid="019d12ac" officeooo:paragraph-rsid="06a43758"/>
    </style:style>
    <style:style style:name="P989" style:family="paragraph" style:parent-style-name="Heading_20_1">
      <style:text-properties officeooo:rsid="01a7009d" officeooo:paragraph-rsid="06a43758"/>
    </style:style>
    <style:style style:name="P990" style:family="paragraph" style:parent-style-name="Heading_20_1">
      <style:text-properties officeooo:rsid="01b44072" officeooo:paragraph-rsid="06a43758"/>
    </style:style>
    <style:style style:name="P991" style:family="paragraph" style:parent-style-name="Heading_20_1">
      <style:text-properties officeooo:rsid="01b85821" officeooo:paragraph-rsid="06a43758"/>
    </style:style>
    <style:style style:name="P992" style:family="paragraph" style:parent-style-name="Heading_20_1">
      <style:text-properties officeooo:rsid="01c54b7c" officeooo:paragraph-rsid="06a43758"/>
    </style:style>
    <style:style style:name="P993" style:family="paragraph" style:parent-style-name="Heading_20_1">
      <style:text-properties officeooo:rsid="01cfe44c" officeooo:paragraph-rsid="06a43758"/>
    </style:style>
    <style:style style:name="P994" style:family="paragraph" style:parent-style-name="Heading_20_1">
      <style:text-properties officeooo:rsid="01dac2eb" officeooo:paragraph-rsid="06a43758"/>
    </style:style>
    <style:style style:name="P995" style:family="paragraph" style:parent-style-name="Heading_20_1">
      <style:text-properties officeooo:rsid="01de7f16" officeooo:paragraph-rsid="06c04933"/>
    </style:style>
    <style:style style:name="P996" style:family="paragraph" style:parent-style-name="Heading_20_1">
      <style:text-properties officeooo:rsid="01eb4703" officeooo:paragraph-rsid="06a43758"/>
    </style:style>
    <style:style style:name="P997" style:family="paragraph" style:parent-style-name="Heading_20_1">
      <style:text-properties officeooo:rsid="0209bf0f" officeooo:paragraph-rsid="06a43758"/>
    </style:style>
    <style:style style:name="P998" style:family="paragraph" style:parent-style-name="Heading_20_1">
      <style:text-properties officeooo:rsid="0211605f" officeooo:paragraph-rsid="06a43758"/>
    </style:style>
    <style:style style:name="P999" style:family="paragraph" style:parent-style-name="Heading_20_1">
      <style:text-properties officeooo:rsid="0216e726" officeooo:paragraph-rsid="06a43758"/>
    </style:style>
    <style:style style:name="P1000" style:family="paragraph" style:parent-style-name="Heading_20_1">
      <style:text-properties officeooo:rsid="0239c4e6" officeooo:paragraph-rsid="06a43758"/>
    </style:style>
    <style:style style:name="P1001" style:family="paragraph" style:parent-style-name="Heading_20_1">
      <style:text-properties officeooo:rsid="023f6ed0" officeooo:paragraph-rsid="06a43758"/>
    </style:style>
    <style:style style:name="P1002" style:family="paragraph" style:parent-style-name="Heading_20_1">
      <style:text-properties officeooo:rsid="02421307" officeooo:paragraph-rsid="06a43758"/>
    </style:style>
    <style:style style:name="P1003" style:family="paragraph" style:parent-style-name="Heading_20_1">
      <style:text-properties officeooo:rsid="02475a5f" officeooo:paragraph-rsid="06a43758"/>
    </style:style>
    <style:style style:name="P1004" style:family="paragraph" style:parent-style-name="Heading_20_1">
      <style:text-properties officeooo:rsid="0259a75d" officeooo:paragraph-rsid="06a43758"/>
    </style:style>
    <style:style style:name="P1005" style:family="paragraph" style:parent-style-name="Heading_20_1">
      <style:text-properties officeooo:rsid="02942521" officeooo:paragraph-rsid="06a43758"/>
    </style:style>
    <style:style style:name="P1006" style:family="paragraph" style:parent-style-name="Heading_20_1">
      <style:text-properties officeooo:rsid="02bae9df" officeooo:paragraph-rsid="06a43758"/>
    </style:style>
    <style:style style:name="P1007" style:family="paragraph" style:parent-style-name="Heading_20_1">
      <style:text-properties officeooo:paragraph-rsid="06d4c133"/>
    </style:style>
    <style:style style:name="P1008" style:family="paragraph" style:parent-style-name="Heading_20_1">
      <style:text-properties officeooo:rsid="02cf24cb" officeooo:paragraph-rsid="06a43758"/>
    </style:style>
    <style:style style:name="P1009" style:family="paragraph" style:parent-style-name="Heading_20_1">
      <style:text-properties officeooo:rsid="02d5e091" officeooo:paragraph-rsid="06a43758"/>
    </style:style>
    <style:style style:name="P1010" style:family="paragraph" style:parent-style-name="Heading_20_1">
      <style:text-properties officeooo:rsid="02db5ca1" officeooo:paragraph-rsid="06a43758"/>
    </style:style>
    <style:style style:name="P1011" style:family="paragraph" style:parent-style-name="Heading_20_1">
      <style:text-properties officeooo:rsid="02df92ed" officeooo:paragraph-rsid="06a43758"/>
    </style:style>
    <style:style style:name="P1012" style:family="paragraph" style:parent-style-name="Heading_20_1">
      <style:text-properties officeooo:rsid="02e5fac4" officeooo:paragraph-rsid="06a43758"/>
    </style:style>
    <style:style style:name="P1013" style:family="paragraph" style:parent-style-name="Heading_20_1">
      <style:text-properties officeooo:rsid="02ecfa4a" officeooo:paragraph-rsid="06a43758"/>
    </style:style>
    <style:style style:name="P1014" style:family="paragraph" style:parent-style-name="Heading_20_1">
      <style:text-properties officeooo:rsid="02f03c99" officeooo:paragraph-rsid="06a43758"/>
    </style:style>
    <style:style style:name="P1015" style:family="paragraph" style:parent-style-name="Heading_20_1">
      <style:text-properties officeooo:rsid="02f3cd4c" officeooo:paragraph-rsid="06a43758"/>
    </style:style>
    <style:style style:name="P1016" style:family="paragraph" style:parent-style-name="Heading_20_1">
      <style:text-properties officeooo:rsid="0300cfd1" officeooo:paragraph-rsid="06a43758"/>
    </style:style>
    <style:style style:name="P1017" style:family="paragraph" style:parent-style-name="Heading_20_1">
      <style:text-properties officeooo:rsid="0307067e" officeooo:paragraph-rsid="06a43758"/>
    </style:style>
    <style:style style:name="P1018" style:family="paragraph" style:parent-style-name="Heading_20_1">
      <style:text-properties officeooo:rsid="030a589d" officeooo:paragraph-rsid="06a43758"/>
    </style:style>
    <style:style style:name="P1019" style:family="paragraph" style:parent-style-name="Heading_20_1">
      <style:text-properties officeooo:rsid="030e6a04" officeooo:paragraph-rsid="06a43758"/>
    </style:style>
    <style:style style:name="P1020" style:family="paragraph" style:parent-style-name="Heading_20_1">
      <style:text-properties officeooo:rsid="0310e85c" officeooo:paragraph-rsid="06a43758"/>
    </style:style>
    <style:style style:name="P1021" style:family="paragraph" style:parent-style-name="Heading_20_1">
      <style:text-properties officeooo:rsid="03170687" officeooo:paragraph-rsid="06a43758"/>
    </style:style>
    <style:style style:name="P1022" style:family="paragraph" style:parent-style-name="Heading_20_1">
      <style:text-properties officeooo:paragraph-rsid="06d6c3b3"/>
    </style:style>
    <style:style style:name="P1023" style:family="paragraph" style:parent-style-name="Heading_20_1">
      <style:text-properties officeooo:rsid="032d2329" officeooo:paragraph-rsid="06a43758"/>
    </style:style>
    <style:style style:name="P1024" style:family="paragraph" style:parent-style-name="Heading_20_1">
      <style:text-properties officeooo:rsid="0346df04" officeooo:paragraph-rsid="06a43758"/>
    </style:style>
    <style:style style:name="P1025" style:family="paragraph" style:parent-style-name="Heading_20_1">
      <style:text-properties officeooo:rsid="03623854" officeooo:paragraph-rsid="06a43758"/>
    </style:style>
    <style:style style:name="P1026" style:family="paragraph" style:parent-style-name="Heading_20_1">
      <style:text-properties officeooo:rsid="0365d21f" officeooo:paragraph-rsid="06a43758"/>
    </style:style>
    <style:style style:name="P1027" style:family="paragraph" style:parent-style-name="Heading_20_1">
      <style:text-properties officeooo:rsid="037b78e8" officeooo:paragraph-rsid="06a43758"/>
    </style:style>
    <style:style style:name="P1028" style:family="paragraph" style:parent-style-name="Heading_20_1">
      <style:text-properties officeooo:rsid="03a20225" officeooo:paragraph-rsid="06a43758"/>
    </style:style>
    <style:style style:name="P1029" style:family="paragraph" style:parent-style-name="Heading_20_1">
      <style:text-properties officeooo:rsid="03b6520c" officeooo:paragraph-rsid="06a43758"/>
    </style:style>
    <style:style style:name="P1030" style:family="paragraph" style:parent-style-name="Heading_20_1">
      <style:text-properties officeooo:rsid="03c8da6e" officeooo:paragraph-rsid="06a43758"/>
    </style:style>
    <style:style style:name="P1031" style:family="paragraph" style:parent-style-name="Heading_20_1">
      <style:text-properties officeooo:rsid="03ce7bf7" officeooo:paragraph-rsid="06a43758"/>
    </style:style>
    <style:style style:name="P1032" style:family="paragraph" style:parent-style-name="Heading_20_1">
      <style:text-properties officeooo:rsid="03d89dff" officeooo:paragraph-rsid="06a43758"/>
    </style:style>
    <style:style style:name="P1033" style:family="paragraph" style:parent-style-name="Heading_20_1">
      <style:text-properties officeooo:rsid="03f0ffd0" officeooo:paragraph-rsid="06a43758"/>
    </style:style>
    <style:style style:name="P1034" style:family="paragraph" style:parent-style-name="Heading_20_1">
      <style:text-properties officeooo:rsid="040c5d43" officeooo:paragraph-rsid="06a43758"/>
    </style:style>
    <style:style style:name="P1035" style:family="paragraph" style:parent-style-name="Heading_20_1">
      <style:text-properties officeooo:rsid="04183cc5" officeooo:paragraph-rsid="06a43758"/>
    </style:style>
    <style:style style:name="P1036" style:family="paragraph" style:parent-style-name="Heading_20_1">
      <style:text-properties officeooo:rsid="041bb395" officeooo:paragraph-rsid="06a43758"/>
    </style:style>
    <style:style style:name="P1037" style:family="paragraph" style:parent-style-name="Heading_20_1">
      <style:text-properties officeooo:rsid="041c5b66" officeooo:paragraph-rsid="06a43758"/>
    </style:style>
    <style:style style:name="P1038" style:family="paragraph" style:parent-style-name="Heading_20_1">
      <style:text-properties officeooo:rsid="042bb06a" officeooo:paragraph-rsid="06a43758"/>
    </style:style>
    <style:style style:name="P1039" style:family="paragraph" style:parent-style-name="Heading_20_1">
      <style:text-properties officeooo:rsid="0434630d" officeooo:paragraph-rsid="06a43758"/>
    </style:style>
    <style:style style:name="P1040" style:family="paragraph" style:parent-style-name="Heading_20_1">
      <style:text-properties officeooo:rsid="0436189e" officeooo:paragraph-rsid="06a43758"/>
    </style:style>
    <style:style style:name="P1041" style:family="paragraph" style:parent-style-name="Heading_20_1">
      <style:text-properties officeooo:rsid="044389d6" officeooo:paragraph-rsid="06a43758"/>
    </style:style>
    <style:style style:name="P1042" style:family="paragraph" style:parent-style-name="Heading_20_1">
      <style:text-properties officeooo:rsid="044c8b93" officeooo:paragraph-rsid="06a43758"/>
    </style:style>
    <style:style style:name="P1043" style:family="paragraph" style:parent-style-name="Heading_20_1">
      <style:text-properties officeooo:rsid="0469bd60" officeooo:paragraph-rsid="06a43758"/>
    </style:style>
    <style:style style:name="P1044" style:family="paragraph" style:parent-style-name="Heading_20_1">
      <style:text-properties officeooo:rsid="0482305b" officeooo:paragraph-rsid="06a43758"/>
    </style:style>
    <style:style style:name="P1045" style:family="paragraph" style:parent-style-name="Heading_20_1">
      <style:text-properties officeooo:rsid="0490ceba" officeooo:paragraph-rsid="06a43758"/>
    </style:style>
    <style:style style:name="P1046" style:family="paragraph" style:parent-style-name="Heading_20_1">
      <style:text-properties officeooo:rsid="049bda4a" officeooo:paragraph-rsid="06a43758"/>
    </style:style>
    <style:style style:name="P1047" style:family="paragraph" style:parent-style-name="Heading_20_1">
      <style:text-properties officeooo:rsid="04ae5253" officeooo:paragraph-rsid="06a43758"/>
    </style:style>
    <style:style style:name="P1048" style:family="paragraph" style:parent-style-name="Heading_20_1">
      <style:text-properties officeooo:rsid="04b2432a" officeooo:paragraph-rsid="06a43758"/>
    </style:style>
    <style:style style:name="P1049" style:family="paragraph" style:parent-style-name="Heading_20_1">
      <style:text-properties officeooo:rsid="04b5611e" officeooo:paragraph-rsid="06a43758"/>
    </style:style>
    <style:style style:name="P1050" style:family="paragraph" style:parent-style-name="Heading_20_1">
      <style:text-properties officeooo:rsid="04b67480" officeooo:paragraph-rsid="06a43758"/>
    </style:style>
    <style:style style:name="P1051" style:family="paragraph" style:parent-style-name="Heading_20_1">
      <style:text-properties officeooo:rsid="04b8d004" officeooo:paragraph-rsid="06a43758"/>
    </style:style>
    <style:style style:name="P1052" style:family="paragraph" style:parent-style-name="Heading_20_1">
      <style:text-properties officeooo:rsid="04b9e5d3" officeooo:paragraph-rsid="06a43758"/>
    </style:style>
    <style:style style:name="P1053" style:family="paragraph" style:parent-style-name="Heading_20_1">
      <style:text-properties officeooo:rsid="04c07166" officeooo:paragraph-rsid="06a43758"/>
    </style:style>
    <style:style style:name="P1054" style:family="paragraph" style:parent-style-name="Heading_20_1">
      <style:text-properties officeooo:rsid="04d93ac2" officeooo:paragraph-rsid="06a43758"/>
    </style:style>
    <style:style style:name="P1055" style:family="paragraph" style:parent-style-name="Heading_20_1">
      <style:text-properties officeooo:rsid="04fbbf35" officeooo:paragraph-rsid="06a43758"/>
    </style:style>
    <style:style style:name="P1056" style:family="paragraph" style:parent-style-name="Heading_20_1">
      <style:text-properties officeooo:rsid="05101d4c" officeooo:paragraph-rsid="06a43758"/>
    </style:style>
    <style:style style:name="P1057" style:family="paragraph" style:parent-style-name="Heading_20_1">
      <style:text-properties officeooo:rsid="05256859" officeooo:paragraph-rsid="06a43758"/>
    </style:style>
    <style:style style:name="P1058" style:family="paragraph" style:parent-style-name="Heading_20_1">
      <style:text-properties officeooo:rsid="07086df2" officeooo:paragraph-rsid="07086df2"/>
    </style:style>
    <style:style style:name="P1059" style:family="paragraph" style:parent-style-name="Heading_20_1">
      <style:text-properties officeooo:rsid="055ea5b5" officeooo:paragraph-rsid="06a43758"/>
    </style:style>
    <style:style style:name="P1060" style:family="paragraph" style:parent-style-name="Heading_20_1">
      <style:text-properties officeooo:rsid="057dcffc" officeooo:paragraph-rsid="06a43758"/>
    </style:style>
    <style:style style:name="P1061" style:family="paragraph" style:parent-style-name="Heading_20_1">
      <style:text-properties officeooo:rsid="0598de49" officeooo:paragraph-rsid="06a43758"/>
    </style:style>
    <style:style style:name="P1062" style:family="paragraph" style:parent-style-name="Heading_20_1">
      <style:text-properties officeooo:rsid="05ae20bd" officeooo:paragraph-rsid="06a43758"/>
    </style:style>
    <style:style style:name="P1063" style:family="paragraph" style:parent-style-name="Heading_20_1">
      <style:text-properties officeooo:rsid="05c96ad1" officeooo:paragraph-rsid="06a43758"/>
    </style:style>
    <style:style style:name="P1064" style:family="paragraph" style:parent-style-name="Heading_20_1">
      <style:text-properties officeooo:rsid="05ec307d" officeooo:paragraph-rsid="06a43758"/>
    </style:style>
    <style:style style:name="P1065" style:family="paragraph" style:parent-style-name="Heading_20_1">
      <style:text-properties officeooo:rsid="06206f0c" officeooo:paragraph-rsid="06a43758"/>
    </style:style>
    <style:style style:name="P1066" style:family="paragraph" style:parent-style-name="Heading_20_1">
      <style:text-properties officeooo:rsid="0635120d" officeooo:paragraph-rsid="06a43758"/>
    </style:style>
    <style:style style:name="P1067" style:family="paragraph" style:parent-style-name="Heading_20_1">
      <style:text-properties officeooo:rsid="06470893" officeooo:paragraph-rsid="06a43758"/>
    </style:style>
    <style:style style:name="P1068" style:family="paragraph" style:parent-style-name="Heading_20_1">
      <style:text-properties officeooo:rsid="066f17be" officeooo:paragraph-rsid="06a43758"/>
    </style:style>
    <style:style style:name="P1069" style:family="paragraph" style:parent-style-name="Heading_20_1">
      <style:text-properties officeooo:rsid="06956eaa" officeooo:paragraph-rsid="06a43758"/>
    </style:style>
    <style:style style:name="P1070" style:family="paragraph" style:parent-style-name="Heading_20_1">
      <style:text-properties officeooo:rsid="06a14535" officeooo:paragraph-rsid="06a43758"/>
    </style:style>
    <style:style style:name="P1071" style:family="paragraph" style:parent-style-name="Heading_20_1">
      <style:text-properties officeooo:rsid="0727b059" officeooo:paragraph-rsid="0727b059"/>
    </style:style>
    <style:style style:name="P1072" style:family="paragraph" style:parent-style-name="Heading_20_2">
      <style:text-properties officeooo:paragraph-rsid="06a43758"/>
    </style:style>
    <style:style style:name="P1073" style:family="paragraph" style:parent-style-name="Heading_20_2">
      <style:text-properties officeooo:paragraph-rsid="06ac5a88"/>
    </style:style>
    <style:style style:name="P1074" style:family="paragraph" style:parent-style-name="Text_20_body" style:list-style-name="L1">
      <style:text-properties officeooo:rsid="002ddd9f" officeooo:paragraph-rsid="06a43758"/>
    </style:style>
    <style:style style:name="P1075" style:family="paragraph" style:parent-style-name="Text_20_body" style:list-style-name="L1">
      <style:text-properties officeooo:rsid="00311d8b" officeooo:paragraph-rsid="06a43758"/>
    </style:style>
    <style:style style:name="P1076" style:family="paragraph" style:parent-style-name="Text_20_body" style:list-style-name="L1">
      <style:text-properties officeooo:rsid="00327102" officeooo:paragraph-rsid="06a43758"/>
    </style:style>
    <style:style style:name="P1077" style:family="paragraph" style:parent-style-name="Text_20_body" style:list-style-name="L2">
      <style:text-properties officeooo:paragraph-rsid="06c85b3a"/>
    </style:style>
    <style:style style:name="P1078" style:family="paragraph" style:parent-style-name="Text_20_body" style:list-style-name="L2">
      <style:text-properties officeooo:rsid="008374c9" officeooo:paragraph-rsid="06a43758"/>
    </style:style>
    <style:style style:name="P1079" style:family="paragraph" style:parent-style-name="Text_20_body" style:list-style-name="L2">
      <style:text-properties officeooo:rsid="008374c9" officeooo:paragraph-rsid="06c85b3a"/>
    </style:style>
    <style:style style:name="P1080" style:family="paragraph" style:parent-style-name="Text_20_body" style:list-style-name="L2">
      <style:text-properties officeooo:rsid="0086622e" officeooo:paragraph-rsid="06a43758"/>
    </style:style>
    <style:style style:name="P1081" style:family="paragraph" style:parent-style-name="Text_20_body" style:list-style-name="L2">
      <style:text-properties officeooo:rsid="0086ebbe" officeooo:paragraph-rsid="06c85b3a"/>
    </style:style>
    <style:style style:name="P1082" style:family="paragraph" style:parent-style-name="Text_20_body" style:list-style-name="L3">
      <style:text-properties officeooo:rsid="00886cd4" officeooo:paragraph-rsid="06a43758"/>
    </style:style>
    <style:style style:name="P1083" style:family="paragraph" style:parent-style-name="Text_20_body" style:list-style-name="L3">
      <style:text-properties officeooo:rsid="008baa08" officeooo:paragraph-rsid="06a43758"/>
    </style:style>
    <style:style style:name="P1084" style:family="paragraph" style:parent-style-name="Text_20_body" style:list-style-name="L3">
      <style:text-properties officeooo:rsid="00981d50" officeooo:paragraph-rsid="06a43758"/>
    </style:style>
    <style:style style:name="P1085" style:family="paragraph" style:parent-style-name="Text_20_body" style:list-style-name="L3">
      <style:text-properties officeooo:rsid="009c6041" officeooo:paragraph-rsid="06a43758"/>
    </style:style>
    <style:style style:name="P1086" style:family="paragraph" style:parent-style-name="Text_20_body" style:list-style-name="L3">
      <style:text-properties officeooo:rsid="008f5ccb" officeooo:paragraph-rsid="06c85b3a"/>
    </style:style>
    <style:style style:name="P1087" style:family="paragraph" style:parent-style-name="Text_20_body" style:list-style-name="L3">
      <style:text-properties officeooo:rsid="009d1f7b" officeooo:paragraph-rsid="06c85b3a"/>
    </style:style>
    <style:style style:name="P1088" style:family="paragraph" style:parent-style-name="Text_20_body" style:list-style-name="L4">
      <style:text-properties officeooo:rsid="01267bc1" officeooo:paragraph-rsid="06a43758"/>
    </style:style>
    <style:style style:name="P1089" style:family="paragraph" style:parent-style-name="Text_20_body" style:list-style-name="L5">
      <style:text-properties officeooo:rsid="02e39597" officeooo:paragraph-rsid="06a43758"/>
    </style:style>
    <style:style style:name="P1090" style:family="paragraph" style:parent-style-name="Text_20_body" style:list-style-name="L5">
      <style:text-properties officeooo:rsid="02e4fe42" officeooo:paragraph-rsid="06a43758"/>
    </style:style>
    <style:style style:name="P1091" style:family="paragraph" style:parent-style-name="Text_20_body" style:list-style-name="L6">
      <style:text-properties officeooo:rsid="03337ba3" officeooo:paragraph-rsid="06a43758"/>
    </style:style>
    <style:style style:name="P1092" style:family="paragraph" style:parent-style-name="Text_20_body" style:list-style-name="L6">
      <style:text-properties officeooo:rsid="0336da10" officeooo:paragraph-rsid="06a43758"/>
    </style:style>
    <style:style style:name="P1093" style:family="paragraph" style:parent-style-name="Text_20_body" style:list-style-name="L6">
      <style:text-properties officeooo:rsid="0337238d" officeooo:paragraph-rsid="06a43758"/>
    </style:style>
    <style:style style:name="P1094" style:family="paragraph" style:parent-style-name="Text_20_body" style:list-style-name="L6">
      <style:text-properties officeooo:rsid="033740c4" officeooo:paragraph-rsid="06a43758"/>
    </style:style>
    <style:style style:name="P1095" style:family="paragraph" style:parent-style-name="Text_20_body" style:list-style-name="L6">
      <style:text-properties officeooo:rsid="03387584" officeooo:paragraph-rsid="06a43758"/>
    </style:style>
    <style:style style:name="P1096" style:family="paragraph" style:parent-style-name="Text_20_body" style:list-style-name="L6">
      <style:text-properties officeooo:rsid="03392520" officeooo:paragraph-rsid="06a43758"/>
    </style:style>
    <style:style style:name="P1097" style:family="paragraph" style:parent-style-name="Text_20_body" style:list-style-name="L6">
      <style:text-properties officeooo:rsid="033a91d6" officeooo:paragraph-rsid="06a43758"/>
    </style:style>
    <style:style style:name="P1098" style:family="paragraph" style:parent-style-name="Text_20_body" style:list-style-name="L6">
      <style:text-properties officeooo:rsid="033c7c31" officeooo:paragraph-rsid="06a43758"/>
    </style:style>
    <style:style style:name="P1099" style:family="paragraph" style:parent-style-name="Text_20_body" style:list-style-name="L6">
      <style:text-properties officeooo:rsid="033d19b4" officeooo:paragraph-rsid="06a43758"/>
    </style:style>
    <style:style style:name="P1100" style:family="paragraph" style:parent-style-name="Text_20_body" style:list-style-name="L6">
      <style:text-properties officeooo:rsid="033ef8ea" officeooo:paragraph-rsid="06a43758"/>
    </style:style>
    <style:style style:name="P1101" style:family="paragraph" style:parent-style-name="Text_20_body" style:list-style-name="L6">
      <style:text-properties officeooo:rsid="0342eba0" officeooo:paragraph-rsid="06a43758"/>
    </style:style>
    <style:style style:name="P1102" style:family="paragraph" style:parent-style-name="Text_20_body" style:list-style-name="L6">
      <style:text-properties officeooo:rsid="033f2163" officeooo:paragraph-rsid="06a43758"/>
    </style:style>
    <style:style style:name="P1103" style:family="paragraph" style:parent-style-name="Text_20_body" style:list-style-name="L6">
      <style:text-properties officeooo:rsid="034108bd" officeooo:paragraph-rsid="06a43758"/>
    </style:style>
    <style:style style:name="P1104" style:family="paragraph" style:parent-style-name="Text_20_body" style:list-style-name="L7">
      <style:text-properties officeooo:rsid="0343c553" officeooo:paragraph-rsid="06a43758"/>
    </style:style>
    <style:style style:name="P1105" style:family="paragraph" style:parent-style-name="Text_20_body" style:list-style-name="L8">
      <style:text-properties officeooo:rsid="0439b318" officeooo:paragraph-rsid="06a43758"/>
    </style:style>
    <style:style style:name="P1106" style:family="paragraph" style:parent-style-name="Text_20_body" style:list-style-name="L8">
      <style:text-properties officeooo:rsid="043a2bf5" officeooo:paragraph-rsid="06a43758"/>
    </style:style>
    <style:style style:name="P1107" style:family="paragraph" style:parent-style-name="Text_20_body" style:list-style-name="L8">
      <style:text-properties officeooo:rsid="043b59ee" officeooo:paragraph-rsid="06a43758"/>
    </style:style>
    <style:style style:name="P1108" style:family="paragraph" style:parent-style-name="Text_20_body" style:list-style-name="L8">
      <style:text-properties officeooo:rsid="043d6f33" officeooo:paragraph-rsid="06a43758"/>
    </style:style>
    <style:style style:name="P1109" style:family="paragraph" style:parent-style-name="Text_20_body" style:list-style-name="L10">
      <style:text-properties officeooo:rsid="052b2b5e" officeooo:paragraph-rsid="06a43758"/>
    </style:style>
    <style:style style:name="P1110" style:family="paragraph" style:parent-style-name="Text_20_body" style:list-style-name="L10">
      <style:text-properties officeooo:rsid="052bd57b" officeooo:paragraph-rsid="06a43758"/>
    </style:style>
    <style:style style:name="P1111" style:family="paragraph" style:parent-style-name="Text_20_body" style:list-style-name="L11">
      <style:text-properties officeooo:rsid="053089cb" officeooo:paragraph-rsid="06a43758"/>
    </style:style>
    <style:style style:name="P1112" style:family="paragraph" style:parent-style-name="Text_20_body" style:list-style-name="L10">
      <style:text-properties officeooo:rsid="052dc74c" officeooo:paragraph-rsid="06a43758"/>
    </style:style>
    <style:style style:name="P1113" style:family="paragraph" style:parent-style-name="Text_20_body" style:list-style-name="L12">
      <style:text-properties officeooo:rsid="0589117c" officeooo:paragraph-rsid="06a43758"/>
    </style:style>
    <style:style style:name="P1114" style:family="paragraph" style:parent-style-name="Text_20_body" style:list-style-name="L12">
      <style:text-properties officeooo:rsid="058b0f5b" officeooo:paragraph-rsid="06a43758"/>
    </style:style>
    <style:style style:name="P1115" style:family="paragraph" style:parent-style-name="Text_20_body" style:list-style-name="L13">
      <style:text-properties officeooo:rsid="068a3909" officeooo:paragraph-rsid="06a43758"/>
    </style:style>
    <style:style style:name="P1116" style:family="paragraph" style:parent-style-name="Text_20_body" style:list-style-name="L14">
      <style:text-properties officeooo:rsid="0790d73f" officeooo:paragraph-rsid="0790d73f"/>
    </style:style>
    <style:style style:name="P1117" style:family="paragraph" style:parent-style-name="Text_20_body" style:list-style-name="L14">
      <style:text-properties officeooo:rsid="0790d73f" officeooo:paragraph-rsid="0791e86e"/>
    </style:style>
    <style:style style:name="P1118" style:family="paragraph" style:parent-style-name="Text_20_body" style:list-style-name="L14">
      <style:text-properties officeooo:rsid="079336d9" officeooo:paragraph-rsid="079336d9"/>
    </style:style>
    <style:style style:name="P1119" style:family="paragraph" style:parent-style-name="Text_20_body" style:list-style-name="L14">
      <style:text-properties fo:color="#009900" loext:opacity="100%" officeooo:rsid="0798a6d2" officeooo:paragraph-rsid="07b41532"/>
    </style:style>
    <style:style style:name="P1120" style:family="paragraph" style:parent-style-name="Text_20_body" style:list-style-name="L14">
      <style:text-properties fo:color="#009900" loext:opacity="100%" officeooo:rsid="0798a6d2" officeooo:paragraph-rsid="07b75ac8"/>
    </style:style>
    <style:style style:name="P1121" style:family="paragraph" style:parent-style-name="Text_20_body" style:list-style-name="L14">
      <style:text-properties fo:color="#009900" loext:opacity="100%" officeooo:rsid="0798a6d2" officeooo:paragraph-rsid="07b8a6c9"/>
    </style:style>
    <style:style style:name="P1122" style:family="paragraph" style:parent-style-name="Text_20_body" style:list-style-name="L14">
      <style:text-properties fo:color="#009900" loext:opacity="100%" officeooo:rsid="0798a6d2" officeooo:paragraph-rsid="07b95423"/>
    </style:style>
    <style:style style:name="P1123" style:family="paragraph" style:parent-style-name="Text_20_body" style:list-style-name="L14">
      <style:text-properties fo:color="#009900" loext:opacity="100%" officeooo:rsid="0798a6d2" officeooo:paragraph-rsid="07baddae"/>
    </style:style>
    <style:style style:name="P1124" style:family="paragraph" style:parent-style-name="Text_20_body" style:list-style-name="L14">
      <style:text-properties fo:color="#009900" loext:opacity="100%" officeooo:rsid="0798a6d2" officeooo:paragraph-rsid="07bb36fe"/>
    </style:style>
    <style:style style:name="P1125" style:family="paragraph" style:parent-style-name="Text_20_body" style:list-style-name="L14">
      <style:text-properties fo:color="#009900" loext:opacity="100%" officeooo:rsid="0798a6d2" officeooo:paragraph-rsid="07bcecd0"/>
    </style:style>
    <style:style style:name="P1126" style:family="paragraph" style:parent-style-name="Text_20_body" style:list-style-name="L14">
      <style:text-properties fo:color="#009900" loext:opacity="100%" officeooo:rsid="0798a6d2" officeooo:paragraph-rsid="07bef292"/>
    </style:style>
    <style:style style:name="P1127" style:family="paragraph" style:parent-style-name="Text_20_body" style:list-style-name="L14">
      <style:text-properties fo:color="#009900" loext:opacity="100%" officeooo:rsid="0798a6d2" officeooo:paragraph-rsid="07bf7a7c"/>
    </style:style>
    <style:style style:name="P1128" style:family="paragraph" style:parent-style-name="Text_20_body" style:list-style-name="L14">
      <style:text-properties fo:color="#009900" loext:opacity="100%" officeooo:rsid="0798a6d2" officeooo:paragraph-rsid="07bf9e34"/>
    </style:style>
    <style:style style:name="P1129" style:family="paragraph" style:parent-style-name="Text_20_body" style:list-style-name="L14">
      <style:text-properties fo:color="#009900" loext:opacity="100%" officeooo:rsid="0798a6d2" officeooo:paragraph-rsid="0798a6d2"/>
    </style:style>
    <style:style style:name="P1130" style:family="paragraph" style:parent-style-name="Text_20_body" style:list-style-name="L14">
      <style:text-properties fo:color="#009900" loext:opacity="100%" officeooo:rsid="0798a6d2" officeooo:paragraph-rsid="07a73917"/>
    </style:style>
    <style:style style:name="P1131" style:family="paragraph" style:parent-style-name="Text_20_body" style:list-style-name="L14">
      <style:text-properties fo:color="#009900" loext:opacity="100%" officeooo:rsid="0798a6d2" officeooo:paragraph-rsid="07af41df"/>
    </style:style>
    <style:style style:name="P1132" style:family="paragraph" style:parent-style-name="Text_20_body" style:list-style-name="L14">
      <style:text-properties fo:color="#009900" loext:opacity="100%" officeooo:rsid="0798a6d2" officeooo:paragraph-rsid="07b29731"/>
    </style:style>
    <style:style style:name="P1133" style:family="paragraph" style:parent-style-name="Text_20_body" style:list-style-name="L14">
      <style:text-properties fo:color="#009900" loext:opacity="100%" officeooo:rsid="0798a6d2" officeooo:paragraph-rsid="07b338ed"/>
    </style:style>
    <style:style style:name="P1134" style:family="paragraph" style:parent-style-name="Text_20_body" style:list-style-name="L14">
      <style:text-properties fo:color="#009900" loext:opacity="100%" officeooo:rsid="0798a6d2" officeooo:paragraph-rsid="07c05d66"/>
    </style:style>
    <style:style style:name="P1135" style:family="paragraph" style:parent-style-name="Text_20_body" style:list-style-name="L14">
      <style:text-properties fo:color="#009900" loext:opacity="100%" officeooo:rsid="0798a6d2" officeooo:paragraph-rsid="07c39c97"/>
    </style:style>
    <style:style style:name="P1136" style:family="paragraph" style:parent-style-name="Text_20_body" style:list-style-name="L14">
      <style:text-properties fo:color="#009900" loext:opacity="100%" officeooo:rsid="0798a6d2" officeooo:paragraph-rsid="07c2dd22"/>
    </style:style>
    <style:style style:name="P1137" style:family="paragraph" style:parent-style-name="Text_20_body" style:list-style-name="L14">
      <style:text-properties fo:color="#009900" loext:opacity="100%" officeooo:rsid="0798a6d2" officeooo:paragraph-rsid="07c40755"/>
    </style:style>
    <style:style style:name="P1138" style:family="paragraph" style:parent-style-name="Text_20_body" style:list-style-name="L14">
      <style:text-properties fo:color="#009900" loext:opacity="100%" officeooo:rsid="0798a6d2" officeooo:paragraph-rsid="07c53962"/>
    </style:style>
    <style:style style:name="P1139" style:family="paragraph" style:parent-style-name="Text_20_body" style:list-style-name="L14">
      <style:text-properties fo:color="#009900" loext:opacity="100%" officeooo:rsid="0798a6d2" officeooo:paragraph-rsid="07c625df"/>
    </style:style>
    <style:style style:name="P1140" style:family="paragraph" style:parent-style-name="Text_20_body" style:list-style-name="L14">
      <style:text-properties fo:color="#009900" loext:opacity="100%" officeooo:rsid="0798a6d2" officeooo:paragraph-rsid="07c82552"/>
    </style:style>
    <style:style style:name="P1141" style:family="paragraph" style:parent-style-name="Text_20_body" style:list-style-name="L14">
      <style:text-properties officeooo:rsid="0791e86e" officeooo:paragraph-rsid="0791e86e"/>
    </style:style>
    <style:style style:name="P1142" style:family="paragraph" style:parent-style-name="Text_20_body" style:list-style-name="L14">
      <style:text-properties officeooo:rsid="0794c18e" officeooo:paragraph-rsid="0794c18e"/>
    </style:style>
    <style:style style:name="P1143" style:family="paragraph" style:parent-style-name="Text_20_body" style:list-style-name="L15"/>
    <style:style style:name="P1144" style:family="paragraph" style:parent-style-name="Text_20_body" style:list-style-name="L15">
      <style:text-properties officeooo:paragraph-rsid="0795c576"/>
    </style:style>
    <style:style style:name="P1145" style:family="paragraph" style:parent-style-name="Text_20_body">
      <style:text-properties officeooo:rsid="085d00ae" officeooo:paragraph-rsid="085d00ae"/>
    </style:style>
    <style:style style:name="P1146" style:family="paragraph" style:parent-style-name="Text_20_body">
      <style:text-properties officeooo:rsid="085d26e2" officeooo:paragraph-rsid="085d26e2"/>
    </style:style>
    <style:style style:name="P1147" style:family="paragraph" style:parent-style-name="Text_20_body">
      <style:text-properties officeooo:rsid="085d89b7" officeooo:paragraph-rsid="085d89b7"/>
    </style:style>
    <style:style style:name="P114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4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5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5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5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5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officeooo:rsid="073b5025" style:font-size-asian="9pt" style:font-size-complex="9pt"/>
    </style:style>
    <style:style style:name="T731" style:family="text">
      <style:text-properties style:font-name="Liberation Mono" fo:font-size="9pt" fo:background-color="#ffff00" loext:char-shading-value="0" style:font-size-asian="9pt" style:font-size-complex="9pt"/>
    </style:style>
    <style:style style:name="T732" style:family="text">
      <style:text-properties officeooo:rsid="052f4db5"/>
    </style:style>
    <style:style style:name="T733" style:family="text">
      <style:text-properties officeooo:rsid="05384e83"/>
    </style:style>
    <style:style style:name="T734" style:family="text">
      <style:text-properties officeooo:rsid="053e2d4e"/>
    </style:style>
    <style:style style:name="T735" style:family="text">
      <style:text-properties officeooo:rsid="053fd880"/>
    </style:style>
    <style:style style:name="T736" style:family="text">
      <style:text-properties officeooo:rsid="05414fd3"/>
    </style:style>
    <style:style style:name="T737" style:family="text">
      <style:text-properties officeooo:rsid="0542ff79"/>
    </style:style>
    <style:style style:name="T738" style:family="text">
      <style:text-properties officeooo:rsid="0545d215"/>
    </style:style>
    <style:style style:name="T739" style:family="text">
      <style:text-properties officeooo:rsid="05469c89"/>
    </style:style>
    <style:style style:name="T740" style:family="text">
      <style:text-properties officeooo:rsid="0548c070"/>
    </style:style>
    <style:style style:name="T741" style:family="text">
      <style:text-properties officeooo:rsid="0548faa7"/>
    </style:style>
    <style:style style:name="T742" style:family="text">
      <style:text-properties officeooo:rsid="054f4a2e"/>
    </style:style>
    <style:style style:name="T743" style:family="text">
      <style:text-properties officeooo:rsid="0550b2b5"/>
    </style:style>
    <style:style style:name="T744" style:family="text">
      <style:text-properties officeooo:rsid="0550daf5"/>
    </style:style>
    <style:style style:name="T745" style:family="text">
      <style:text-properties officeooo:rsid="055253d9"/>
    </style:style>
    <style:style style:name="T746" style:family="text">
      <style:text-properties officeooo:rsid="0556365a"/>
    </style:style>
    <style:style style:name="T747" style:family="text">
      <style:text-properties officeooo:rsid="0559266a"/>
    </style:style>
    <style:style style:name="T748" style:family="text">
      <style:text-properties officeooo:rsid="055bbf97"/>
    </style:style>
    <style:style style:name="T749" style:family="text">
      <style:text-properties officeooo:rsid="056198a4"/>
    </style:style>
    <style:style style:name="T750" style:family="text">
      <style:text-properties officeooo:rsid="05622408"/>
    </style:style>
    <style:style style:name="T751" style:family="text">
      <style:text-properties officeooo:rsid="0564227e"/>
    </style:style>
    <style:style style:name="T752" style:family="text">
      <style:text-properties officeooo:rsid="05693e6e"/>
    </style:style>
    <style:style style:name="T753" style:family="text">
      <style:text-properties officeooo:rsid="056ca791"/>
    </style:style>
    <style:style style:name="T754" style:family="text">
      <style:text-properties officeooo:rsid="0570d7ec"/>
    </style:style>
    <style:style style:name="T755" style:family="text">
      <style:text-properties officeooo:rsid="0572ed52"/>
    </style:style>
    <style:style style:name="T756" style:family="text">
      <style:text-properties officeooo:rsid="05730520"/>
    </style:style>
    <style:style style:name="T757" style:family="text">
      <style:text-properties officeooo:rsid="0574681a"/>
    </style:style>
    <style:style style:name="T758" style:family="text">
      <style:text-properties officeooo:rsid="057a0eea"/>
    </style:style>
    <style:style style:name="T759" style:family="text">
      <style:text-properties officeooo:rsid="057b89fd"/>
    </style:style>
    <style:style style:name="T760" style:family="text">
      <style:text-properties officeooo:rsid="057c444e"/>
    </style:style>
    <style:style style:name="T761" style:family="text">
      <style:text-properties officeooo:rsid="057dcffc"/>
    </style:style>
    <style:style style:name="T762" style:family="text">
      <style:text-properties officeooo:rsid="05831309"/>
    </style:style>
    <style:style style:name="T763" style:family="text">
      <style:text-properties officeooo:rsid="058418be"/>
    </style:style>
    <style:style style:name="T764" style:family="text">
      <style:text-properties officeooo:rsid="058595d1"/>
    </style:style>
    <style:style style:name="T765" style:family="text">
      <style:text-properties officeooo:rsid="0585bdae"/>
    </style:style>
    <style:style style:name="T766" style:family="text">
      <style:text-properties officeooo:rsid="05876a56"/>
    </style:style>
    <style:style style:name="T767" style:family="text">
      <style:text-properties officeooo:rsid="0587dd77"/>
    </style:style>
    <style:style style:name="T768" style:family="text">
      <style:text-properties officeooo:rsid="058853d6"/>
    </style:style>
    <style:style style:name="T769" style:family="text">
      <style:text-properties officeooo:rsid="0589ad44"/>
    </style:style>
    <style:style style:name="T770" style:family="text">
      <style:text-properties officeooo:rsid="058b0f5b"/>
    </style:style>
    <style:style style:name="T771" style:family="text">
      <style:text-properties officeooo:rsid="058c8d9e"/>
    </style:style>
    <style:style style:name="T772" style:family="text">
      <style:text-properties officeooo:rsid="058caff5"/>
    </style:style>
    <style:style style:name="T773" style:family="text">
      <style:text-properties officeooo:rsid="05952f8a"/>
    </style:style>
    <style:style style:name="T774" style:family="text">
      <style:text-properties officeooo:rsid="0596cf3c"/>
    </style:style>
    <style:style style:name="T775" style:family="text">
      <style:text-properties officeooo:rsid="0598de49"/>
    </style:style>
    <style:style style:name="T776" style:family="text">
      <style:text-properties officeooo:rsid="0599b09f"/>
    </style:style>
    <style:style style:name="T777" style:family="text">
      <style:text-properties officeooo:rsid="05a043b5"/>
    </style:style>
    <style:style style:name="T778" style:family="text">
      <style:text-properties officeooo:rsid="05a6e1b8"/>
    </style:style>
    <style:style style:name="T779" style:family="text">
      <style:text-properties officeooo:rsid="05abc579"/>
    </style:style>
    <style:style style:name="T780" style:family="text">
      <style:text-properties officeooo:rsid="05af86fd"/>
    </style:style>
    <style:style style:name="T781" style:family="text">
      <style:text-properties officeooo:rsid="05b09cb8"/>
    </style:style>
    <style:style style:name="T782" style:family="text">
      <style:text-properties officeooo:rsid="05b249e4"/>
    </style:style>
    <style:style style:name="T783" style:family="text">
      <style:text-properties officeooo:rsid="05b7dc88"/>
    </style:style>
    <style:style style:name="T784" style:family="text">
      <style:text-properties officeooo:rsid="05bc00ef"/>
    </style:style>
    <style:style style:name="T785" style:family="text">
      <style:text-properties officeooo:rsid="05bde9dc"/>
    </style:style>
    <style:style style:name="T786" style:family="text">
      <style:text-properties officeooo:rsid="05c0212f"/>
    </style:style>
    <style:style style:name="T787" style:family="text">
      <style:text-properties officeooo:rsid="05c67ac2"/>
    </style:style>
    <style:style style:name="T788" style:family="text">
      <style:text-properties officeooo:rsid="056eeb30"/>
    </style:style>
    <style:style style:name="T789" style:family="text">
      <style:text-properties officeooo:rsid="05cc7079"/>
    </style:style>
    <style:style style:name="T790" style:family="text">
      <style:text-properties officeooo:rsid="05cff7ac"/>
    </style:style>
    <style:style style:name="T791" style:family="text">
      <style:text-properties officeooo:rsid="05d0a0e7"/>
    </style:style>
    <style:style style:name="T792" style:family="text">
      <style:text-properties officeooo:rsid="05d38de7"/>
    </style:style>
    <style:style style:name="T793" style:family="text">
      <style:text-properties officeooo:rsid="05d3ff01"/>
    </style:style>
    <style:style style:name="T794" style:family="text">
      <style:text-properties officeooo:rsid="05d75ad3"/>
    </style:style>
    <style:style style:name="T795" style:family="text">
      <style:text-properties officeooo:rsid="05d8e992"/>
    </style:style>
    <style:style style:name="T796" style:family="text">
      <style:text-properties officeooo:rsid="05da64c3"/>
    </style:style>
    <style:style style:name="T797" style:family="text">
      <style:text-properties officeooo:rsid="05df7ffe"/>
    </style:style>
    <style:style style:name="T798" style:family="text">
      <style:text-properties officeooo:rsid="05e17e4c"/>
    </style:style>
    <style:style style:name="T799" style:family="text">
      <style:text-properties officeooo:rsid="05e372a8"/>
    </style:style>
    <style:style style:name="T800" style:family="text">
      <style:text-properties officeooo:rsid="05e5513d"/>
    </style:style>
    <style:style style:name="T801" style:family="text">
      <style:text-properties officeooo:rsid="05e5b148"/>
    </style:style>
    <style:style style:name="T802" style:family="text">
      <style:text-properties officeooo:rsid="05e8e7c2"/>
    </style:style>
    <style:style style:name="T803" style:family="text">
      <style:text-properties officeooo:rsid="05e910be"/>
    </style:style>
    <style:style style:name="T804" style:family="text">
      <style:text-properties officeooo:rsid="05e9faae"/>
    </style:style>
    <style:style style:name="T805" style:family="text">
      <style:text-properties officeooo:rsid="05ebd83f"/>
    </style:style>
    <style:style style:name="T806" style:family="text">
      <style:text-properties officeooo:rsid="05f10a87"/>
    </style:style>
    <style:style style:name="T807" style:family="text">
      <style:text-properties officeooo:rsid="05f1790d"/>
    </style:style>
    <style:style style:name="T808" style:family="text">
      <style:text-properties officeooo:rsid="05f3c644"/>
    </style:style>
    <style:style style:name="T809" style:family="text">
      <style:text-properties officeooo:rsid="05f74149"/>
    </style:style>
    <style:style style:name="T810" style:family="text">
      <style:text-properties officeooo:rsid="06000afc"/>
    </style:style>
    <style:style style:name="T811" style:family="text">
      <style:text-properties officeooo:rsid="06013cfd"/>
    </style:style>
    <style:style style:name="T812" style:family="text">
      <style:text-properties officeooo:rsid="060270af"/>
    </style:style>
    <style:style style:name="T813" style:family="text">
      <style:text-properties officeooo:rsid="0605359f"/>
    </style:style>
    <style:style style:name="T814" style:family="text">
      <style:text-properties officeooo:rsid="06055947"/>
    </style:style>
    <style:style style:name="T815" style:family="text">
      <style:text-properties officeooo:rsid="0607f37f"/>
    </style:style>
    <style:style style:name="T816" style:family="text">
      <style:text-properties officeooo:rsid="0609881b"/>
    </style:style>
    <style:style style:name="T817" style:family="text">
      <style:text-properties officeooo:rsid="060b65ec"/>
    </style:style>
    <style:style style:name="T818" style:family="text">
      <style:text-properties officeooo:rsid="060c6136"/>
    </style:style>
    <style:style style:name="T819" style:family="text">
      <style:text-properties officeooo:rsid="060dff69"/>
    </style:style>
    <style:style style:name="T820" style:family="text">
      <style:text-properties officeooo:rsid="06110302"/>
    </style:style>
    <style:style style:name="T821" style:family="text">
      <style:text-properties officeooo:rsid="0612ba16"/>
    </style:style>
    <style:style style:name="T822" style:family="text">
      <style:text-properties officeooo:rsid="061cbece"/>
    </style:style>
    <style:style style:name="T823" style:family="text">
      <style:text-properties officeooo:rsid="061de57d"/>
    </style:style>
    <style:style style:name="T824" style:family="text">
      <style:text-properties officeooo:rsid="061eabaa"/>
    </style:style>
    <style:style style:name="T825" style:family="text">
      <style:text-properties officeooo:rsid="0625a7ea"/>
    </style:style>
    <style:style style:name="T826" style:family="text">
      <style:text-properties officeooo:rsid="06267b78"/>
    </style:style>
    <style:style style:name="T827" style:family="text">
      <style:text-properties officeooo:rsid="06273418"/>
    </style:style>
    <style:style style:name="T828" style:family="text">
      <style:text-properties officeooo:rsid="0627606d"/>
    </style:style>
    <style:style style:name="T829" style:family="text">
      <style:text-properties officeooo:rsid="062b3f6f"/>
    </style:style>
    <style:style style:name="T830" style:family="text">
      <style:text-properties officeooo:rsid="062cbbaf"/>
    </style:style>
    <style:style style:name="T831" style:family="text">
      <style:text-properties officeooo:rsid="062e30b6"/>
    </style:style>
    <style:style style:name="T832" style:family="text">
      <style:text-properties officeooo:rsid="06321f36"/>
    </style:style>
    <style:style style:name="T833" style:family="text">
      <style:text-properties officeooo:rsid="063f7dcd"/>
    </style:style>
    <style:style style:name="T834" style:family="text">
      <style:text-properties officeooo:rsid="0641c706"/>
    </style:style>
    <style:style style:name="T835" style:family="text">
      <style:text-properties officeooo:rsid="06429f79"/>
    </style:style>
    <style:style style:name="T836" style:family="text">
      <style:text-properties officeooo:rsid="0642db4f"/>
    </style:style>
    <style:style style:name="T837" style:family="text">
      <style:text-properties officeooo:rsid="0644b2fb"/>
    </style:style>
    <style:style style:name="T838" style:family="text">
      <style:text-properties officeooo:rsid="06483c38"/>
    </style:style>
    <style:style style:name="T839" style:family="text">
      <style:text-properties officeooo:rsid="06506285"/>
    </style:style>
    <style:style style:name="T840" style:family="text">
      <style:text-properties officeooo:rsid="0654b131"/>
    </style:style>
    <style:style style:name="T841" style:family="text">
      <style:text-properties officeooo:rsid="0655e3af"/>
    </style:style>
    <style:style style:name="T842" style:family="text">
      <style:text-properties officeooo:rsid="065672e3"/>
    </style:style>
    <style:style style:name="T843" style:family="text">
      <style:text-properties officeooo:rsid="0657b5c5"/>
    </style:style>
    <style:style style:name="T844" style:family="text">
      <style:text-properties officeooo:rsid="0659ddca"/>
    </style:style>
    <style:style style:name="T845" style:family="text">
      <style:text-properties officeooo:rsid="065c42c0"/>
    </style:style>
    <style:style style:name="T846" style:family="text">
      <style:text-properties officeooo:rsid="0661d308"/>
    </style:style>
    <style:style style:name="T847" style:family="text">
      <style:text-properties officeooo:rsid="0662c63e"/>
    </style:style>
    <style:style style:name="T848" style:family="text">
      <style:text-properties officeooo:rsid="066470a7"/>
    </style:style>
    <style:style style:name="T849" style:family="text">
      <style:text-properties officeooo:rsid="066a704d"/>
    </style:style>
    <style:style style:name="T850" style:family="text">
      <style:text-properties officeooo:rsid="066b6d35"/>
    </style:style>
    <style:style style:name="T851" style:family="text">
      <style:text-properties officeooo:rsid="06741f95"/>
    </style:style>
    <style:style style:name="T852" style:family="text">
      <style:text-properties officeooo:rsid="0675dd45"/>
    </style:style>
    <style:style style:name="T853" style:family="text">
      <style:text-properties officeooo:rsid="067cfe7a"/>
    </style:style>
    <style:style style:name="T854" style:family="text">
      <style:text-properties officeooo:rsid="067e4b55"/>
    </style:style>
    <style:style style:name="T855" style:family="text">
      <style:text-properties officeooo:rsid="067ec2cd"/>
    </style:style>
    <style:style style:name="T856" style:family="text">
      <style:text-properties officeooo:rsid="067fc60f"/>
    </style:style>
    <style:style style:name="T857" style:family="text">
      <style:text-properties officeooo:rsid="0681f1e8"/>
    </style:style>
    <style:style style:name="T858" style:family="text">
      <style:text-properties officeooo:rsid="0684eee4"/>
    </style:style>
    <style:style style:name="T859" style:family="text">
      <style:text-properties officeooo:rsid="06855224"/>
    </style:style>
    <style:style style:name="T860" style:family="text">
      <style:text-properties officeooo:rsid="06873d70"/>
    </style:style>
    <style:style style:name="T861" style:family="text">
      <style:text-properties officeooo:rsid="0687a9f3"/>
    </style:style>
    <style:style style:name="T862" style:family="text">
      <style:text-properties officeooo:rsid="06886c1d"/>
    </style:style>
    <style:style style:name="T863" style:family="text">
      <style:text-properties officeooo:rsid="068c87f0"/>
    </style:style>
    <style:style style:name="T864" style:family="text">
      <style:text-properties officeooo:rsid="068cfd30"/>
    </style:style>
    <style:style style:name="T865" style:family="text">
      <style:text-properties officeooo:rsid="068df65a"/>
    </style:style>
    <style:style style:name="T866" style:family="text">
      <style:text-properties officeooo:rsid="068f4bab"/>
    </style:style>
    <style:style style:name="T867" style:family="text">
      <style:text-properties officeooo:rsid="0690aebd"/>
    </style:style>
    <style:style style:name="T868" style:family="text">
      <style:text-properties officeooo:rsid="0691afd0"/>
    </style:style>
    <style:style style:name="T869" style:family="text">
      <style:text-properties officeooo:rsid="0691c08a"/>
    </style:style>
    <style:style style:name="T870" style:family="text">
      <style:text-properties officeooo:rsid="0694e8ef"/>
    </style:style>
    <style:style style:name="T871" style:family="text">
      <style:text-properties officeooo:rsid="069c11c4"/>
    </style:style>
    <style:style style:name="T872" style:family="text">
      <style:text-properties officeooo:rsid="06a33c06"/>
    </style:style>
    <style:style style:name="T873" style:family="text">
      <style:text-properties officeooo:rsid="06ac5a88"/>
    </style:style>
    <style:style style:name="T874" style:family="text">
      <style:text-properties officeooo:rsid="06adc5e0"/>
    </style:style>
    <style:style style:name="T875" style:family="text">
      <style:text-properties officeooo:rsid="06b31f37"/>
    </style:style>
    <style:style style:name="T876" style:family="text">
      <style:text-properties officeooo:rsid="06b48248"/>
    </style:style>
    <style:style style:name="T877" style:family="text">
      <style:text-properties officeooo:rsid="06b5391c"/>
    </style:style>
    <style:style style:name="T878" style:family="text">
      <style:text-properties officeooo:rsid="06b6c4dd"/>
    </style:style>
    <style:style style:name="T879" style:family="text">
      <style:text-properties officeooo:rsid="06ba52f4"/>
    </style:style>
    <style:style style:name="T880" style:family="text">
      <style:text-properties officeooo:rsid="06bb5a04"/>
    </style:style>
    <style:style style:name="T881" style:family="text">
      <style:text-properties officeooo:rsid="06bc52b9"/>
    </style:style>
    <style:style style:name="T882" style:family="text">
      <style:text-properties officeooo:rsid="06bceeaa"/>
    </style:style>
    <style:style style:name="T883" style:family="text">
      <style:text-properties officeooo:rsid="06be5a59"/>
    </style:style>
    <style:style style:name="T884" style:family="text">
      <style:text-properties officeooo:rsid="06bee2ee"/>
    </style:style>
    <style:style style:name="T885" style:family="text">
      <style:text-properties officeooo:rsid="06c04933"/>
    </style:style>
    <style:style style:name="T886" style:family="text">
      <style:text-properties officeooo:rsid="06c43b26"/>
    </style:style>
    <style:style style:name="T887" style:family="text">
      <style:text-properties officeooo:rsid="06c57d04"/>
    </style:style>
    <style:style style:name="T888" style:family="text">
      <style:text-properties officeooo:rsid="06cba42b"/>
    </style:style>
    <style:style style:name="T889" style:family="text">
      <style:text-properties officeooo:rsid="06cbe23c"/>
    </style:style>
    <style:style style:name="T890" style:family="text">
      <style:text-properties officeooo:rsid="06cbf877"/>
    </style:style>
    <style:style style:name="T891" style:family="text">
      <style:text-properties officeooo:rsid="06cc1097"/>
    </style:style>
    <style:style style:name="T892" style:family="text">
      <style:text-properties officeooo:rsid="06ccb3ff"/>
    </style:style>
    <style:style style:name="T893" style:family="text">
      <style:text-properties officeooo:rsid="06ce2e77"/>
    </style:style>
    <style:style style:name="T894" style:family="text">
      <style:text-properties officeooo:rsid="06cecc93"/>
    </style:style>
    <style:style style:name="T895" style:family="text">
      <style:text-properties fo:font-weight="normal" officeooo:rsid="06c57d04" style:font-weight-asian="normal" style:font-weight-complex="normal"/>
    </style:style>
    <style:style style:name="T896" style:family="text">
      <style:text-properties officeooo:rsid="06cfa061"/>
    </style:style>
    <style:style style:name="T897" style:family="text">
      <style:text-properties officeooo:rsid="06d03624"/>
    </style:style>
    <style:style style:name="T898" style:family="text">
      <style:text-properties officeooo:rsid="06d3e9d5"/>
    </style:style>
    <style:style style:name="T899" style:family="text">
      <style:text-properties officeooo:rsid="06d4f0d3"/>
    </style:style>
    <style:style style:name="T900" style:family="text">
      <style:text-properties officeooo:rsid="06d6c3b3"/>
    </style:style>
    <style:style style:name="T901" style:family="text">
      <style:text-properties officeooo:rsid="06d84456"/>
    </style:style>
    <style:style style:name="T902" style:family="text">
      <style:text-properties officeooo:rsid="06d89efa"/>
    </style:style>
    <style:style style:name="T903" style:family="text">
      <style:text-properties officeooo:rsid="06d8ed60"/>
    </style:style>
    <style:style style:name="T904" style:family="text">
      <style:text-properties officeooo:rsid="06d904d0"/>
    </style:style>
    <style:style style:name="T905" style:family="text">
      <style:text-properties officeooo:rsid="06da3f05"/>
    </style:style>
    <style:style style:name="T906" style:family="text">
      <style:text-properties officeooo:rsid="06db841f"/>
    </style:style>
    <style:style style:name="T907" style:family="text">
      <style:text-properties officeooo:rsid="06dc71a7"/>
    </style:style>
    <style:style style:name="T908" style:family="text">
      <style:text-properties officeooo:rsid="06dedfa8"/>
    </style:style>
    <style:style style:name="T909" style:family="text">
      <style:text-properties officeooo:rsid="06e10ac1"/>
    </style:style>
    <style:style style:name="T910" style:family="text">
      <style:text-properties officeooo:rsid="06e18a22"/>
    </style:style>
    <style:style style:name="T911" style:family="text">
      <style:text-properties officeooo:rsid="06e33196"/>
    </style:style>
    <style:style style:name="T912" style:family="text">
      <style:text-properties officeooo:rsid="06e523d9"/>
    </style:style>
    <style:style style:name="T913" style:family="text">
      <style:text-properties officeooo:rsid="06e57114"/>
    </style:style>
    <style:style style:name="T914" style:family="text">
      <style:text-properties officeooo:rsid="06e6fa12"/>
    </style:style>
    <style:style style:name="T915" style:family="text">
      <style:text-properties officeooo:rsid="06e78f8b"/>
    </style:style>
    <style:style style:name="T916" style:family="text">
      <style:text-properties officeooo:rsid="06e7f380"/>
    </style:style>
    <style:style style:name="T917" style:family="text">
      <style:text-properties officeooo:rsid="06e81b37"/>
    </style:style>
    <style:style style:name="T918" style:family="text">
      <style:text-properties officeooo:rsid="06e8d8bc"/>
    </style:style>
    <style:style style:name="T919" style:family="text">
      <style:text-properties officeooo:rsid="06e9f5e8"/>
    </style:style>
    <style:style style:name="T920" style:family="text">
      <style:text-properties officeooo:rsid="06eb15ee"/>
    </style:style>
    <style:style style:name="T921" style:family="text">
      <style:text-properties officeooo:rsid="06ec5cd8"/>
    </style:style>
    <style:style style:name="T922" style:family="text">
      <style:text-properties officeooo:rsid="06ed4594"/>
    </style:style>
    <style:style style:name="T923" style:family="text">
      <style:text-properties officeooo:rsid="06ef2dd9"/>
    </style:style>
    <style:style style:name="T924" style:family="text">
      <style:text-properties officeooo:rsid="06f244e9"/>
    </style:style>
    <style:style style:name="T925" style:family="text">
      <style:text-properties officeooo:rsid="06f339df"/>
    </style:style>
    <style:style style:name="T926" style:family="text">
      <style:text-properties officeooo:rsid="06f39572"/>
    </style:style>
    <style:style style:name="T927" style:family="text">
      <style:text-properties officeooo:rsid="06f4d966"/>
    </style:style>
    <style:style style:name="T928" style:family="text">
      <style:text-properties officeooo:rsid="06f569b6"/>
    </style:style>
    <style:style style:name="T929" style:family="text">
      <style:text-properties officeooo:rsid="06f7299d"/>
    </style:style>
    <style:style style:name="T930" style:family="text">
      <style:text-properties officeooo:rsid="06f733cf"/>
    </style:style>
    <style:style style:name="T931" style:family="text">
      <style:text-properties officeooo:rsid="06f8d64a"/>
    </style:style>
    <style:style style:name="T932" style:family="text">
      <style:text-properties officeooo:rsid="06fac0c7"/>
    </style:style>
    <style:style style:name="T933" style:family="text">
      <style:text-properties officeooo:rsid="06ff175f"/>
    </style:style>
    <style:style style:name="T934" style:family="text">
      <style:text-properties officeooo:rsid="0705ea54"/>
    </style:style>
    <style:style style:name="T935" style:family="text">
      <style:text-properties officeooo:rsid="0707b665"/>
    </style:style>
    <style:style style:name="T936" style:family="text">
      <style:text-properties officeooo:rsid="070bd5c7"/>
    </style:style>
    <style:style style:name="T937" style:family="text">
      <style:text-properties officeooo:rsid="0714bd7e"/>
    </style:style>
    <style:style style:name="T938" style:family="text">
      <style:text-properties officeooo:rsid="0717fe37"/>
    </style:style>
    <style:style style:name="T939" style:family="text">
      <style:text-properties officeooo:rsid="0722bb6f"/>
    </style:style>
    <style:style style:name="T940" style:family="text">
      <style:text-properties officeooo:rsid="07230932"/>
    </style:style>
    <style:style style:name="T941" style:family="text">
      <style:text-properties officeooo:rsid="0726843b"/>
    </style:style>
    <style:style style:name="T942" style:family="text">
      <style:text-properties officeooo:rsid="072936f8"/>
    </style:style>
    <style:style style:name="T943" style:family="text">
      <style:text-properties officeooo:rsid="072d41c3"/>
    </style:style>
    <style:style style:name="T944" style:family="text">
      <style:text-properties officeooo:rsid="072e9c71"/>
    </style:style>
    <style:style style:name="T945" style:family="text">
      <style:text-properties officeooo:rsid="072eca35"/>
    </style:style>
    <style:style style:name="T946" style:family="text">
      <style:text-properties officeooo:rsid="0731a4ff"/>
    </style:style>
    <style:style style:name="T947" style:family="text">
      <style:text-properties officeooo:rsid="0738aa0a"/>
    </style:style>
    <style:style style:name="T948" style:family="text">
      <style:text-properties officeooo:rsid="073957e9"/>
    </style:style>
    <style:style style:name="T949" style:family="text">
      <style:text-properties officeooo:rsid="073b5025"/>
    </style:style>
    <style:style style:name="T950" style:family="text">
      <style:text-properties officeooo:rsid="07405bd7"/>
    </style:style>
    <style:style style:name="T951" style:family="text">
      <style:text-properties officeooo:rsid="0740c2c7"/>
    </style:style>
    <style:style style:name="T952" style:family="text">
      <style:text-properties officeooo:rsid="0744c2cc"/>
    </style:style>
    <style:style style:name="T953" style:family="text">
      <style:text-properties officeooo:rsid="0745cff4"/>
    </style:style>
    <style:style style:name="T954" style:family="text">
      <style:text-properties officeooo:rsid="074869b0"/>
    </style:style>
    <style:style style:name="T955" style:family="text">
      <style:text-properties officeooo:rsid="074d2fb4"/>
    </style:style>
    <style:style style:name="T956" style:family="text">
      <style:text-properties officeooo:rsid="075212ea"/>
    </style:style>
    <style:style style:name="T957" style:family="text">
      <style:text-properties officeooo:rsid="0753e7a2"/>
    </style:style>
    <style:style style:name="T958" style:family="text">
      <style:text-properties officeooo:rsid="07558b2d"/>
    </style:style>
    <style:style style:name="T959" style:family="text">
      <style:text-properties officeooo:rsid="075ba7ea"/>
    </style:style>
    <style:style style:name="T960" style:family="text">
      <style:text-properties officeooo:rsid="0760856d"/>
    </style:style>
    <style:style style:name="T961" style:family="text">
      <style:text-properties officeooo:rsid="0766871a"/>
    </style:style>
    <style:style style:name="T962" style:family="text">
      <style:text-properties officeooo:rsid="076b585a"/>
    </style:style>
    <style:style style:name="T963" style:family="text">
      <style:text-properties officeooo:rsid="076c3c58"/>
    </style:style>
    <style:style style:name="T964" style:family="text">
      <style:text-properties officeooo:rsid="076f5c28"/>
    </style:style>
    <style:style style:name="T965" style:family="text">
      <style:text-properties officeooo:rsid="0770cac8"/>
    </style:style>
    <style:style style:name="T966" style:family="text">
      <style:text-properties officeooo:rsid="0772771f"/>
    </style:style>
    <style:style style:name="T967" style:family="text">
      <style:text-properties officeooo:rsid="077399e4"/>
    </style:style>
    <style:style style:name="T968" style:family="text">
      <style:text-properties officeooo:rsid="0773a3aa"/>
    </style:style>
    <style:style style:name="T969" style:family="text">
      <style:text-properties officeooo:rsid="0775e13b"/>
    </style:style>
    <style:style style:name="T970" style:family="text">
      <style:text-properties officeooo:rsid="07796e31"/>
    </style:style>
    <style:style style:name="T971" style:family="text">
      <style:text-properties officeooo:rsid="077b4544"/>
    </style:style>
    <style:style style:name="T972" style:family="text">
      <style:text-properties officeooo:rsid="0781c19e"/>
    </style:style>
    <style:style style:name="T973" style:family="text">
      <style:text-properties officeooo:rsid="0786fb8a"/>
    </style:style>
    <style:style style:name="T974" style:family="text">
      <style:text-properties officeooo:rsid="078a8f27"/>
    </style:style>
    <style:style style:name="T975" style:family="text">
      <style:text-properties officeooo:rsid="078cc685"/>
    </style:style>
    <style:style style:name="T976" style:family="text">
      <style:text-properties officeooo:rsid="078e5b71"/>
    </style:style>
    <style:style style:name="T977" style:family="text">
      <style:text-properties officeooo:rsid="0791e86e"/>
    </style:style>
    <style:style style:name="T978" style:family="text">
      <style:text-properties officeooo:rsid="0795c576"/>
    </style:style>
    <style:style style:name="T979" style:family="text">
      <style:text-properties officeooo:rsid="079ad21e"/>
    </style:style>
    <style:style style:name="T980" style:family="text">
      <style:text-properties officeooo:rsid="079cd821"/>
    </style:style>
    <style:style style:name="T981" style:family="text">
      <style:text-properties officeooo:rsid="079ee6c1"/>
    </style:style>
    <style:style style:name="T982" style:family="text">
      <style:text-properties officeooo:rsid="07a0f33d"/>
    </style:style>
    <style:style style:name="T983" style:family="text">
      <style:text-properties officeooo:rsid="07a19782"/>
    </style:style>
    <style:style style:name="T984" style:family="text">
      <style:text-properties officeooo:rsid="07a1f437"/>
    </style:style>
    <style:style style:name="T985" style:family="text">
      <style:text-properties officeooo:rsid="07a37688"/>
    </style:style>
    <style:style style:name="T986" style:family="text">
      <style:text-properties officeooo:rsid="07a3a21c"/>
    </style:style>
    <style:style style:name="T987" style:family="text">
      <style:text-properties officeooo:rsid="07a4523b"/>
    </style:style>
    <style:style style:name="T988" style:family="text">
      <style:text-properties officeooo:rsid="07a73917"/>
    </style:style>
    <style:style style:name="T989" style:family="text">
      <style:text-properties officeooo:rsid="07aa8d8c"/>
    </style:style>
    <style:style style:name="T990" style:family="text">
      <style:text-properties officeooo:rsid="07af3095"/>
    </style:style>
    <style:style style:name="T991" style:family="text">
      <style:text-properties officeooo:rsid="07af41df"/>
    </style:style>
    <style:style style:name="T992" style:family="text">
      <style:text-properties officeooo:rsid="07b29731"/>
    </style:style>
    <style:style style:name="T993" style:family="text">
      <style:text-properties officeooo:rsid="07b338ed"/>
    </style:style>
    <style:style style:name="T994" style:family="text">
      <style:text-properties officeooo:rsid="07b41532"/>
    </style:style>
    <style:style style:name="T995" style:family="text">
      <style:text-properties officeooo:rsid="07b75ac8"/>
    </style:style>
    <style:style style:name="T996" style:family="text">
      <style:text-properties officeooo:rsid="07b8a6c9"/>
    </style:style>
    <style:style style:name="T997" style:family="text">
      <style:text-properties officeooo:rsid="07b95423"/>
    </style:style>
    <style:style style:name="T998" style:family="text">
      <style:text-properties officeooo:rsid="07bb36fe"/>
    </style:style>
    <style:style style:name="T999" style:family="text">
      <style:text-properties officeooo:rsid="07bde9e5"/>
    </style:style>
    <style:style style:name="T1000" style:family="text">
      <style:text-properties officeooo:rsid="07bef292"/>
    </style:style>
    <style:style style:name="T1001" style:family="text">
      <style:text-properties officeooo:rsid="07c05d66"/>
    </style:style>
    <style:style style:name="T1002" style:family="text">
      <style:text-properties officeooo:rsid="07c39c97"/>
    </style:style>
    <style:style style:name="T1003" style:family="text">
      <style:text-properties officeooo:rsid="07c40755"/>
    </style:style>
    <style:style style:name="T1004" style:family="text">
      <style:text-properties officeooo:rsid="07ccc73a"/>
    </style:style>
    <style:style style:name="T1005" style:family="text">
      <style:text-properties officeooo:rsid="07d89936"/>
    </style:style>
    <style:style style:name="T1006" style:family="text">
      <style:text-properties officeooo:rsid="07d92b24"/>
    </style:style>
    <style:style style:name="T1007" style:family="text">
      <style:text-properties officeooo:rsid="07d9d053"/>
    </style:style>
    <style:style style:name="T1008" style:family="text">
      <style:text-properties officeooo:rsid="07dabd9a"/>
    </style:style>
    <style:style style:name="T1009" style:family="text">
      <style:text-properties officeooo:rsid="07db8c62"/>
    </style:style>
    <style:style style:name="T1010" style:family="text">
      <style:text-properties officeooo:rsid="07dca2b9"/>
    </style:style>
    <style:style style:name="T1011" style:family="text">
      <style:text-properties officeooo:rsid="07dcd47b"/>
    </style:style>
    <style:style style:name="T1012" style:family="text">
      <style:text-properties officeooo:rsid="07de94c1"/>
    </style:style>
    <style:style style:name="T1013" style:family="text">
      <style:text-properties officeooo:rsid="07e39427"/>
    </style:style>
    <style:style style:name="T1014" style:family="text">
      <style:text-properties officeooo:rsid="07e3c742"/>
    </style:style>
    <style:style style:name="T1015" style:family="text">
      <style:text-properties officeooo:rsid="07e5ae79"/>
    </style:style>
    <style:style style:name="T1016" style:family="text">
      <style:text-properties officeooo:rsid="07e772c7"/>
    </style:style>
    <style:style style:name="T1017" style:family="text">
      <style:text-properties officeooo:rsid="07e7c9e8"/>
    </style:style>
    <style:style style:name="T1018" style:family="text">
      <style:text-properties officeooo:rsid="07e929cc"/>
    </style:style>
    <style:style style:name="T1019" style:family="text">
      <style:text-properties officeooo:rsid="07eacfc4"/>
    </style:style>
    <style:style style:name="T1020" style:family="text">
      <style:text-properties officeooo:rsid="07ec4dc9"/>
    </style:style>
    <style:style style:name="T1021" style:family="text">
      <style:text-properties officeooo:rsid="07eda609"/>
    </style:style>
    <style:style style:name="T1022" style:family="text">
      <style:text-properties officeooo:rsid="07f1c82a"/>
    </style:style>
    <style:style style:name="T1023" style:family="text">
      <style:text-properties officeooo:rsid="07f38b3a"/>
    </style:style>
    <style:style style:name="T1024" style:family="text">
      <style:text-properties officeooo:rsid="07f39863"/>
    </style:style>
    <style:style style:name="T1025" style:family="text">
      <style:text-properties officeooo:rsid="07f6c94a"/>
    </style:style>
    <style:style style:name="T1026" style:family="text">
      <style:text-properties officeooo:rsid="07f852a3"/>
    </style:style>
    <style:style style:name="T1027" style:family="text">
      <style:text-properties officeooo:rsid="07f9fae8"/>
    </style:style>
    <style:style style:name="T1028" style:family="text">
      <style:text-properties officeooo:rsid="07fc2c37"/>
    </style:style>
    <style:style style:name="T1029" style:family="text">
      <style:text-properties officeooo:rsid="080381f9"/>
    </style:style>
    <style:style style:name="T1030" style:family="text">
      <style:text-properties officeooo:rsid="0804ed98"/>
    </style:style>
    <style:style style:name="T1031" style:family="text">
      <style:text-properties officeooo:rsid="080bf76f"/>
    </style:style>
    <style:style style:name="T1032" style:family="text">
      <style:text-properties officeooo:rsid="080d9ac2"/>
    </style:style>
    <style:style style:name="T1033" style:family="text">
      <style:text-properties officeooo:rsid="080f42b8"/>
    </style:style>
    <style:style style:name="T1034" style:family="text">
      <style:text-properties officeooo:rsid="08149676"/>
    </style:style>
    <style:style style:name="T1035" style:family="text">
      <style:text-properties officeooo:rsid="0815b04d"/>
    </style:style>
    <style:style style:name="T1036" style:family="text">
      <style:text-properties officeooo:rsid="081a446c"/>
    </style:style>
    <style:style style:name="T1037" style:family="text">
      <style:text-properties officeooo:rsid="082090f4"/>
    </style:style>
    <style:style style:name="T1038" style:family="text">
      <style:text-properties officeooo:rsid="08301adc"/>
    </style:style>
    <style:style style:name="T1039" style:family="text">
      <style:text-properties officeooo:rsid="08328303"/>
    </style:style>
    <style:style style:name="T1040" style:family="text">
      <style:text-properties officeooo:rsid="0835666d"/>
    </style:style>
    <style:style style:name="T1041" style:family="text">
      <style:text-properties officeooo:rsid="083646c2"/>
    </style:style>
    <style:style style:name="T1042" style:family="text">
      <style:text-properties officeooo:rsid="0836cfaa"/>
    </style:style>
    <style:style style:name="T1043" style:family="text">
      <style:text-properties officeooo:rsid="083c4acf"/>
    </style:style>
    <style:style style:name="T1044" style:family="text">
      <style:text-properties officeooo:rsid="083e5b74"/>
    </style:style>
    <style:style style:name="T1045" style:family="text">
      <style:text-properties officeooo:rsid="083e7b81"/>
    </style:style>
    <style:style style:name="T1046" style:family="text">
      <style:text-properties officeooo:rsid="08432463"/>
    </style:style>
    <style:style style:name="T1047" style:family="text">
      <style:text-properties officeooo:rsid="084a0d5f"/>
    </style:style>
    <style:style style:name="T1048" style:family="text">
      <style:text-properties officeooo:rsid="084b89e7"/>
    </style:style>
    <style:style style:name="T1049" style:family="text">
      <style:text-properties officeooo:rsid="084ca3cf"/>
    </style:style>
    <style:style style:name="T1050" style:family="text">
      <style:text-properties officeooo:rsid="084e5725"/>
    </style:style>
    <style:style style:name="T1051" style:family="text">
      <style:text-properties officeooo:rsid="084ec52d"/>
    </style:style>
    <style:style style:name="T1052" style:family="text">
      <style:text-properties officeooo:rsid="084fcc11"/>
    </style:style>
    <style:style style:name="T1053" style:family="text">
      <style:text-properties officeooo:rsid="08524d50"/>
    </style:style>
    <style:style style:name="T1054" style:family="text">
      <style:text-properties officeooo:rsid="0852bb24"/>
    </style:style>
    <style:style style:name="T1055" style:family="text">
      <style:text-properties officeooo:rsid="0852c412"/>
    </style:style>
    <style:style style:name="T1056" style:family="text">
      <style:text-properties officeooo:rsid="08544912"/>
    </style:style>
    <style:style style:name="T1057" style:family="text">
      <style:text-properties officeooo:rsid="0857ee9a"/>
    </style:style>
    <style:style style:name="T1058" style:family="text">
      <style:text-properties officeooo:rsid="0857f093"/>
    </style:style>
    <style:style style:name="T1059" style:family="text">
      <style:text-properties officeooo:rsid="08591fd3"/>
    </style:style>
    <style:style style:name="T1060" style:family="text">
      <style:text-properties officeooo:rsid="085998f4"/>
    </style:style>
    <style:style style:name="T1061" style:family="text">
      <style:text-properties officeooo:rsid="085b8f9d"/>
    </style:style>
    <style:style style:name="T1062" style:family="text">
      <style:text-properties officeooo:rsid="085cc8c0"/>
    </style:style>
    <style:style style:name="T106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06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06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976"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977"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978"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979"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1074">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075">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076">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076"><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980"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149" svg:width="2.3004in" svg:height="2.2189in" svg:x="0in" svg:y="0in"><text:p text:style-name="P1148"><text:span text:style-name="T106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150" xml:id="id2" draw:id="id2" svg:width="1.1098in" svg:height="1.2713in" svg:x="3.7in" svg:y="0.4264in"><text:p text:style-name="P1148"><text:span text:style-name="T1063">External</text:span></text:p><text:p text:style-name="P1148"><text:span text:style-name="T1063">component</text:span></text:p><draw:enhanced-geometry svg:viewBox="0 0 21600 21600" draw:type="rectangle" draw:enhanced-path="M 0 0 L 21600 0 21600 21600 0 21600 0 0 Z N"/></draw:custom-shape><draw:custom-shape draw:name="Shape 11" draw:style-name="gr4" draw:text-style-name="P1152" svg:width="0.5543in" svg:height="0.3307in" svg:x="0.3457in" svg:y="0.1634in"><text:p text:style-name="P1151"><text:span text:style-name="T10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152" svg:width="0.5539in" svg:height="0.3307in" svg:x="1.4in" svg:y="0.1437in"><text:p text:style-name="P1151"><text:span text:style-name="T10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154" xml:id="id1" draw:id="id1" svg:width="0.635in" svg:height="0.4335in" svg:x="1.4252in" svg:y="0.8437in"><text:p text:style-name="P1153"><text:span text:style-name="T1065">Adapter</text:span></text:p><text:p text:style-name="P1153"><text:span text:style-name="T106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152" svg:width="0.5543in" svg:height="0.3307in" svg:x="1.3709in" svg:y="1.4882in"><text:p text:style-name="P1151"><text:span text:style-name="T10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152" svg:width="0.5543in" svg:height="0.3307in" svg:x="0.6209in" svg:y="1.7437in"><text:p text:style-name="P1151"><text:span text:style-name="T10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152" svg:width="0.5539in" svg:height="0.3307in" svg:x="0.7in" svg:y="1.3382in"><text:p text:style-name="P1151"><text:span text:style-name="T10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152" svg:width="0.5543in" svg:height="0.3303in" svg:x="0.7957in" svg:y="0.5189in"><text:p text:style-name="P1151"><text:span text:style-name="T10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155"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1072"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3">Deleted highlight entirely. <text:s/>I can see some use but not at 7 megabytes download just to support syntax-highlighting. <text:s/>I ended up using Doxygen, which supports syntax highlighting when building the pages</text:span>.]</text:p>
      <text:h text:style-name="P1073" text:outline-level="2" text:is-list-header="true">Code Cleanup</text:h>
      <text:p text:style-name="P189">Moved the styles for explanations to explain.c<text:span text:style-name="T383">s</text:span>s and the styles for the multipanel tabs to multipanel.css. <text:s/>Modified testpage.html and testhighlight.html to <text:span text:style-name="T44">load</text:span> these style sheets.</text:p>
      <text:p text:style-name="P797">[July 19, 2023: <text:span text:style-name="T874">This is now in C:\work\vs2022\WebPagesTest</text:span>.]</text:p>
      <text:h text:style-name="P981"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8">[Doxygen Tip]</text:span><text:span text:style-name="T887">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8">[Doxygen Tip]</text:span><text:span text:style-name="T887">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107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080">The disadvantage of markdown is the page name must be explicitly used and the link text must be explicitly given.</text:p>
            </text:list-item>
            <text:list-item>
              <text:p text:style-name="P1081"><text:span text:style-name="T388">[Doxygen Tip]</text:span><text:span text:style-name="T887">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079"><text:soft-page-break/><text:span text:style-name="T388">[Doxygen Tip]</text:span><text:span text:style-name="T887">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077"><text:span text:style-name="T388">[Doxygen Tip]</text:span><text:span text:style-name="T887">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1082">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083">Doxygen does not interpret this <text:span text:style-name="T62">the same way</text:span>. <text:s/>Doxygen ignores the alt text and converts the title into a caption under the image.</text:p>
            </text:list-item>
            <text:list-item>
              <text:p text:style-name="P1084">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085">The "image" class centers the image.</text:p>
            </text:list-item>
          </text:list>
        </text:list-item>
        <text:list-item>
          <text:p text:style-name="P1086"><text:span text:style-name="T388">[Doxygen Tip]</text:span><text:span text:style-name="T887">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087"><text:span text:style-name="T388">[Doxygen Tip]</text:span><text:span text:style-name="T887">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8">[Doxygen Tip]</text:span><text:span text:style-name="T887">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982"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5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983"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5">(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984"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976"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6">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1088">Make sure the parameters are different so overloading allows both to exist.</text:p>
        </text:list-item>
        <text:list-item>
          <text:p text:style-name="P1088">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985"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986"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7">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8">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987"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988"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989"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79">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990"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991"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0">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1">"</text:span>an array of (const char*)<text:span text:style-name="T881">"</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2">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992"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7">Includes write-up and diagram image.</text:span></text:p>
      <text:p text:style-name="P278">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3">i</text:span><text:span text:style-name="T884">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282"><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993"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0">Done.</text:span></text:p>
      <text:p text:style-name="P288">Added Null Object diagram image. <text:s/>Added links to Null Object classes to the write-up.</text:p>
      <text:h text:style-name="P994" text:outline-level="1" text:is-list-header="true"><text:soft-page-break/>March 8, 2023</text:h>
      <text:p text:style-name="P121">Translated the State pattern from C# to C++. <text:s/>Includes write-up and diagram image. <text:s/><text:span text:style-name="T262">I would like to add an actual state diagram as well, just to show that off.</text:span></text:p>
      <text:p text:style-name="P289">Translated the Strategy pattern from C# to C++. <text:s/>Includes diagram image and tweaks to write-up.</text:p>
      <text:h text:style-name="P995" text:outline-level="1" text:is-list-header="true">Begin <text:span text:style-name="T885">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8">[Doxygen Tip]</text:span><text:span text:style-name="T887">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996"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0">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7">Hmm.</text:span> <text:s/><text:span text:style-name="T273">If I modify the closing C++ marker to from this:</text:span></text:p>
      <text:p text:style-name="P49"><text:soft-page-break/>//! <text:span text:style-name="T273">[Using Command in C++]</text:span></text:p>
      <text:p text:style-name="P299">To this:</text:p>
      <text:p text:style-name="P49">// ! [Using Command in C++]</text:p>
      <text:p text:style-name="P300"><text:span text:style-name="T388">[Doxygen Tip]</text:span><text:span text:style-name="T887">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01">Fixed all snippet markers in C# to be "<text:span text:style-name="T25">// ! [marker text]</text:span>".</text:p>
      <text:p text:style-name="P302">Fixed all snippet markers in C++ to be <text:span text:style-name="T276">"</text:span><text:span text:style-name="T29">// ! [marker text]</text:span><text:span text:style-name="T276">".</text:span></text:p>
      <text:p text:style-name="P303">Unfortunately, a<text:span text:style-name="T272">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4">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6">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997"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5">If the abstract method is not overridden, </text:span>Python will complain about missing methods:</text:p>
      <text:p text:style-name="P49">TypeError: Can't instantiate abstract class <text:span text:style-name="T285">Foo</text:span> with abstract method <text:span text:style-name="T285">Work</text:span></text:p>
      <text:p text:style-name="P314"><text:span text:style-name="T388">[Doxygen Tip]</text:span><text:span text:style-name="T887">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8">[Doxygen Tip]</text:span><text:span text:style-name="T887"> </text:span>Also, in the Python files for the pattern exercise function, the file documentation now properly links to the exercise function (apparently, Doxygen can't figure that out for itself). <text:s/><text:span text:style-name="T286">For example:</text:span></text:p>
      <text:p text:style-name="P49">@ref DesignPatternExamples_python.composite.composite_exercise.Composite_Exercise "Composite_Exercise"()</text:p>
      <text:p text:style-name="P118">It is, unfortunately, quite long and complicated.</text:p>
      <text:h text:style-name="P998" text:outline-level="1" text:is-list-header="true">March 12, 2023</text:h>
      <text:p text:style-name="P318">Translated the Composite pattern code from C++ to Python.</text:p>
      <text:p text:style-name="P318"><text:soft-page-break/><text:span text:style-name="T389">{Python Tip]</text:span><text:span text:style-name="T888">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8">[Doxygen Tip]</text:span><text:span text:style-name="T887">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7">Will modify the others as I complete the Python code.</text:span></text:p>
      <text:h text:style-name="P999" text:outline-level="1" text:is-list-header="true">March 13, 2023</text:h>
      <text:p text:style-name="P117">Translated the Decorator pattern code from C++ to Python.</text:p>
      <text:p text:style-name="P117"><text:span text:style-name="T390">[Python Tip]</text:span><text:span text:style-name="T889">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322">Note: Windows Terminal and PowerShell both support colors automatically; <text:span text:style-name="T291">it's only the Windows Command Prompt that needs help.</text:span></text:p>
      <text:p text:style-name="P323"><text:span text:style-name="T390">[Python Tip]</text:span><text:span text:style-name="T889">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0">[Python Tip]</text:span><text:span text:style-name="T889">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2">= </text:span>0x0004</text:p>
      <text:p text:style-name="P13">ENABLE_WRAP_AT_EOL_OUTPUT <text:span text:style-name="T292">= </text:span>0x0002</text:p>
      <text:p text:style-name="P13">ENABLE_PROCESSED_OUTPUT <text:span text:style-name="T292">=</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3">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328">Translated the Facade pattern code from <text:span text:style-name="T296">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329"/>
      <text:p text:style-name="P330">Working on Flyweight pattern in Python. <text:s/>I created a Helpers class to duplicate the cursor and keyboard read stuff from C++. <text:s/>This <text:span text:style-name="T889">is</text:span> Windows-specific, unfortunately. <text:s/>However, if I end up using the curses package, I can modify the Helper methods accordingly.</text:p>
      <text:p text:style-name="P331">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332">Ah. <text:s/>The sys.stdin.read() needs the exact number of characters to fetch. <text:s/><text:span text:style-name="T303">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336">Next step is to fix all the comments as needed.</text:p>
      <text:p text:style-name="P337"><text:span text:style-name="T391">[Python Tip]</text:span><text:span text:style-name="T890">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000" text:outline-level="1" text:is-list-header="true">March 14, 2023</text:h>
      <text:p text:style-name="P116">Modified flyweight_classes.Helpers.readkey() to use sys.stdin.read(1) instead of relying on msvcrt.getch().</text:p>
      <text:p text:style-name="P116">Revi<text:span text:style-name="T309">e</text:span>wed and tweaked the comments throughout the Flyweight Python example code.</text:p>
      <text:p text:style-name="P338">Translated the HandlerChain pattern code from C++ to Python.</text:p>
      <text:p text:style-name="P338"><text:span text:style-name="T391">[Python Tip]</text:span><text:span text:style-name="T890"> </text:span>Had to learn how to use a "mutex" in Python:</text:p>
      <text:p text:style-name="P49">from threading import Lock</text:p>
      <text:p text:style-name="P49">lock<text:span text:style-name="T310">_object = Lock()</text:span></text:p>
      <text:p text:style-name="P49">def foo():</text:p>
      <text:p text:style-name="P49"><text:s text:c="4"/><text:span text:style-name="T310">with lock_object:</text:span></text:p>
      <text:p text:style-name="P49"><text:s text:c="8"/><text:span text:style-name="T310"># Do something while guarded by lock_object</text:span></text:p>
      <text:p text:style-name="P339"><text:span text:style-name="T391">[Python Tip]</text:span><text:span text:style-name="T890">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1001"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2">[Python Tip]</text:span><text:span text:style-name="T891">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2"> <text:s/>Updated the write-up to use a table form of the links to the </text:span>mediator<text:span text:style-name="T312"> class.</text:span></text:p>
      <text:h text:style-name="P1002"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3">Null Object</text:span> pattern code from C++ to Python. <text:s/>Updated the write-up to use a table form of the links to the <text:span text:style-name="T313">nullobject</text:span> class.</text:p>
      <text:p text:style-name="P343">Translated the Observer pattern code from C++ to Python.<text:span text:style-name="T315"> <text:s/>Updated the write-up to use a table form of the links to the </text:span>observer<text:span text:style-name="T315"> class.</text:span></text:p>
      <text:p text:style-name="P344">Translated the Proxy pattern code from C++ to Python.<text:span text:style-name="T315"> <text:s/>Updated the write-up to use a table form of the links to the </text:span><text:span text:style-name="T314">observer</text:span><text:span text:style-name="T315">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1003" text:outline-level="1" text:is-list-header="true">March 17, 2023</text:h>
      <text:p text:style-name="P34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15"><text:soft-page-break/><text:span text:style-name="T393">[Python Tip]</text:span><text:span text:style-name="T892">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6">SpecialChar.</text:span>EOF_CHAR:</text:p>
      <text:p text:style-name="P14"><text:s text:c="8"/># THIS WILL NOT BE ACCEPTED</text:p>
      <text:p text:style-name="P342"/>
      <text:p text:style-name="P34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346"><text:span text:style-name="T393">[Python Tip]</text:span><text:span text:style-name="T892">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3">[Python Tip]</text:span><text:span text:style-name="T892">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349">I also still have to complete the implementation of the Village_Shop class.</text:p>
      <text:h text:style-name="P976" text:outline-level="1" text:is-list-header="true">March 18, 2023</text:h>
      <text:p text:style-name="P350">Finished translating the Visitor pattern code from C++ to Python. <text:s/><text:span text:style-name="T315">Updated the write-up to use a table form of the links to the </text:span>visitor<text:span text:style-name="T315"> class.</text:span></text:p>
      <text:p text:style-name="P350"><text:span text:style-name="T394">[Python Tip]</text:span><text:span text:style-name="T893">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004"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351"><text:span text:style-name="T395">[Python Tip]</text:span><text:span text:style-name="T894">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8">[Doxygen Tip]</text:span><text:span text:style-name="T895">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354"><text:soft-page-break/><text:span text:style-name="T395">[Python Tip]</text:span><text:span text:style-name="T894">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355"><text:span text:style-name="T395">[Python Tip]</text:span><text:span text:style-name="T894">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6">[Python Tip]</text:span><text:span text:style-name="T896">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9">property Text = property(getText, setText, None, "<text:span text:style-name="T327">description</text:span>")</text:p>
      <text:p text:style-name="P359"><text:span text:style-name="T388">[Doxygen Tip]</text:span><text:span text:style-name="T887">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6"><text:span text:style-name="T332"><text:s text:c="4"/></text:span><text:span text:style-name="T331">## @name Properties</text:span></text:p>
      <text:p text:style-name="P18"><text:s text:c="4"/># <text:s/>@{</text:p>
      <text:p text:style-name="P17"/>
      <text:p text:style-name="P17"><text:span text:style-name="T332"><text:s text:c="4"/></text:span><text:span text:style-name="T331">## Property getter for the text in this TextObject: `value = o.Text`</text:span></text:p>
      <text:p text:style-name="P16"><text:span text:style-name="T332"><text:s text:c="4"/>@</text:span><text:span text:style-name="T220">property</text:span></text:p>
      <text:p text:style-name="P16"><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6"><text:span text:style-name="T332"><text:s text:c="8"/></text:span><text:span text:style-name="T96">return</text:span><text:span text:style-name="T332"> </text:span><text:span text:style-name="T96">self.</text:span><text:span text:style-name="T332">_text</text:span></text:p>
      <text:p text:style-name="P49"/>
      <text:p text:style-name="P3"><text:span text:style-name="T79"><text:s text:c="4"/></text:span><text:span text:style-name="T330">##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1">##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5">Python </text:span>Command pattern code to use the above approach for properties.</text:p>
      <text:p text:style-name="P360">Updated <text:span text:style-name="T335">Python </text:span>Facade IDeviceNetworkHighLevel.NumChains() method to be GetNumChains(), like in C#. <text:s/><text:span text:style-name="T334">I'm not sure why I renamed it in C++.</text:span></text:p>
      <text:p text:style-name="P361">Updated Python Flyweight pattern code to use above approach for properties.</text:p>
      <text:p text:style-name="P362"><text:span text:style-name="T388">[Doxygen Tip]</text:span><text:span text:style-name="T887">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364"><text:span text:style-name="T397">[Python Tip]</text:span><text:span text:style-name="T897">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8">[Doxygen Tip]</text:span><text:span text:style-name="T887">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0">@Name.setter</text:span></text:p>
      <text:p text:style-name="P49"><text:s text:c="4"/><text:span text:style-name="T340">def Name(self, value):</text:span></text:p>
      <text:p text:style-name="P49"><text:s text:c="8"/><text:span text:style-name="T340">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1005" text:outline-level="1" text:is-list-header="true">March 19, 2023 (some thoughts)</text:h>
      <text:p text:style-name="P368"><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1005"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4">{0, 1, 2, 3, 4, 5, 6, 7, 8, 9}</text:span>;</text:p>
      <text:p text:style-name="P49">for (number : numbers) { std:: cout &lt;&lt; number &lt;&lt; std::endl; }</text:p>
      <text:p text:style-name="P369">C#</text:p>
      <text:p text:style-name="P49">List&lt;int&gt; numbers = new List&lt;int&gt;() <text:span text:style-name="T344">= {0, 1, 2, 3, 4, 5, 6, 7, 8, 9 }</text:span>;</text:p>
      <text:p text:style-name="P49">foreach (int number in numbers) { Console.WriteLine(number); }</text:p>
      <text:p text:style-name="P369">Python</text:p>
      <text:p text:style-name="P49">numbers = [<text:span text:style-name="T344">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371">C++</text:p>
      <text:p text:style-name="P49">void* iteritem = <text:span text:style-name="T346">Create</text:span>ItemIterator();</text:p>
      <text:p text:style-name="P49">while (<text:span text:style-name="T346">IsAnotherItem(iteritem)</text:span>)</text:p>
      <text:p text:style-name="P49">{</text:p>
      <text:p text:style-name="P49"><text:s text:c="4"/>int number = Get<text:span text:style-name="T346">NextItem</text:span>(iteritem);</text:p>
      <text:p text:style-name="P49"><text:s text:c="4"/>std::cout &lt;&lt; number &lt;&lt; std::endl;</text:p>
      <text:p text:style-name="P49">}</text:p>
      <text:p text:style-name="P19">DisposeItemIterator(iteritem)</text:p>
      <text:p text:style-name="P371">C#</text:p>
      <text:p text:style-name="P49">object iteritem = <text:span text:style-name="T347">CreateItemIterator</text:span>();</text:p>
      <text:p text:style-name="P49"><text:soft-page-break/>while <text:span text:style-name="T347">(IsAnotherItem(iteritem)</text:span>)</text:p>
      <text:p text:style-name="P49">{</text:p>
      <text:p text:style-name="P49"><text:s text:c="5"/>int number = Get<text:span text:style-name="T347">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0">and to better control the lifetime of the iterator object </text:span><text:span text:style-name="T352">in the face of exceptions</text:span>, move to an object-oriented approach:</text:p>
      <text:p text:style-name="P372">C++</text:p>
      <text:p text:style-name="P20">{</text:p>
      <text:p text:style-name="P49"><text:span text:style-name="T350"><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0">using (</text:span>ItemIterator iteritem = CreateItemIterator()<text:span text:style-name="T350">)</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0">with</text:span> CreateItemIterator() <text:span text:style-name="T351">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7">bool <text:s text:c="9"/>noMoreFiles;</text:span></text:p>
      <text:p text:style-name="P49"><text:s text:c="4"/><text:span text:style-name="T355">WIN32_FIND_DATA fileData;</text:span></text:p>
      <text:p text:style-name="P49"><text:s text:c="4"/></text:p>
      <text:p text:style-name="P49"><text:s text:c="4"/>FindData()</text:p>
      <text:p text:style-name="P49"><text:s text:c="8"/>: findHandle(INVALID_HANDLE<text:span text:style-name="T355">_VALUE</text:span>), <text:span text:style-name="T357">noMoreFile</text:span><text:span text:style-name="T361">s</text:span><text:span text:style-name="T357">(false),</text:span> <text:span text:style-name="T355">fileData{0}</text:span></text:p>
      <text:p text:style-name="P49"><text:s text:c="4"/>{}<text:line-break/>};</text:p>
      <text:p text:style-name="P49"/>
      <text:p text:style-name="P49">void* CreateItemIterator(const std::string&amp; searchPattern = "*.*")</text:p>
      <text:p text:style-name="P49">{</text:p>
      <text:p text:style-name="P49"><text:s text:c="4"/><text:span text:style-name="T354">FindData* findData = new FindData();</text:span></text:p>
      <text:p text:style-name="P49"><text:s text:c="4"/><text:span text:style-name="T354">findData-&gt;findHandle = FindFirstFile(searchPattern, </text:span><text:span text:style-name="T355">&amp;findData-&gt;fileData</text:span><text:span text:style-name="T354">);</text:span></text:p>
      <text:p text:style-name="P49"><text:s text:c="4"/><text:span text:style-name="T357">if (findData-&gt;findHandle == INVALID_HANDLE_VALUE)</text:span></text:p>
      <text:p text:style-name="P49"><text:s text:c="4"/><text:span text:style-name="T357">{</text:span></text:p>
      <text:p text:style-name="P49"><text:s text:c="8"/><text:span text:style-name="T357">findData-&gt;noMoreFiles = true;</text:span></text:p>
      <text:p text:style-name="P49"><text:s text:c="4"/><text:span text:style-name="T357">}</text:span></text:p>
      <text:p text:style-name="P49"><text:s text:c="4"/><text:span text:style-name="T354">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7">findData != nullptr &amp;&amp; !</text:span>findData-&gt;<text:span text:style-name="T358">noMoreFiles</text:span>)</text:p>
      <text:p text:style-name="P49"><text:s text:c="4"/>{</text:p>
      <text:p text:style-name="P49"><text:s text:c="8"/>isAnother = FindNextFile(findData-&gt;findHandle, &amp;findData-&gt;fileData) != 0;</text:p>
      <text:p text:style-name="P49"><text:s text:c="8"/><text:span text:style-name="T359">if (!isAnother)</text:span></text:p>
      <text:p text:style-name="P49"><text:s text:c="8"/><text:span text:style-name="T359">{</text:span></text:p>
      <text:p text:style-name="P49"><text:s text:c="12"/><text:span text:style-name="T359">findData-&gt;noMoreFiles = true;</text:span></text:p>
      <text:p text:style-name="P49"><text:s text:c="8"/><text:span text:style-name="T359">}</text:span></text:p>
      <text:p text:style-name="P49"><text:s text:c="4"/>}</text:p>
      <text:p text:style-name="P49"><text:s text:c="4"/><text:span text:style-name="T356">return isAnother;</text:span></text:p>
      <text:p text:style-name="P49">}</text:p>
      <text:p text:style-name="P49"/>
      <text:p text:style-name="P49">WIN32_FIND_DATA GetNextItem(void* data)</text:p>
      <text:p text:style-name="P49">{</text:p>
      <text:p text:style-name="P49"><text:s text:c="4"/>FindData* findData = reinterpret_cast&lt;FindData<text:span text:style-name="T357">*</text:span>&gt;(data);</text:p>
      <text:p text:style-name="P49"><text:s text:c="4"/>return <text:span text:style-name="T359">findData-&gt;</text:span>fileData;</text:p>
      <text:p text:style-name="P49">}</text:p>
      <text:p text:style-name="P49"/>
      <text:p text:style-name="P49">void DisposeItemIterator(void* data)</text:p>
      <text:p text:style-name="P49">{</text:p>
      <text:p text:style-name="P49"><text:s text:c="4"/>FindData* findData = reinterpret_cast&lt;FindData<text:span text:style-name="T357">*</text:span>&gt;(data);</text:p>
      <text:p text:style-name="P49"><text:s text:c="4"/><text:span text:style-name="T360">if (findData-&gt;fileHandle != INVALID_HANDLE_VALUE)</text:span></text:p>
      <text:p text:style-name="P49"><text:s text:c="4"/><text:span text:style-name="T360">{</text:span></text:p>
      <text:p text:style-name="P49"><text:s text:c="8"/><text:span text:style-name="T360">FindClose(findData-&gt;fileHandle);</text:span></text:p>
      <text:p text:style-name="P49"><text:s text:c="8"/><text:span text:style-name="T360">findData-&gt;fileHandle = INVALID_HANDLE_VALUE;</text:span></text:p>
      <text:p text:style-name="P49"><text:s text:c="4"/><text:span text:style-name="T360">}</text:span></text:p>
      <text:p text:style-name="P49"><text:s text:c="4"/><text:span text:style-name="T360">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8">For now, just some interesting observations.</text:span>)</text:p>
      <text:h text:style-name="P1006"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377">Noted a performance difference between C++ and C#, with C++ being <text:span text:style-name="T365">seemingly</text:span> faster in rendering the images.</text:p>
      <text:p text:style-name="P378">Added example of the "big image" to the write-up.</text:p>
      <text:h text:style-name="P1007"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381">I am going to follow the C++ project as the basic architecture for the program, <text:span text:style-name="T366">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1008"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1009"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389">Completed the work on the Adapter example for C. <text:s/>Updated the adapter write-up.</text:p>
      <text:h text:style-name="P1010"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1011"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1089">DynamicString structure and functions.</text:p>
        </text:list-item>
        <text:list-item>
          <text:p text:style-name="P1089">datetime_to_string() and datetime_now() functions.</text:p>
        </text:list-item>
        <text:list-item>
          <text:p text:style-name="P1089">replace_chr(), replace_chri(), replace_str(), and replace_stri() functions</text:p>
        </text:list-item>
        <text:list-item>
          <text:p text:style-name="P1090">SplitList structure along with split() and SplitList_Clear() functions</text:p>
        </text:list-item>
      </text:list>
      <text:p text:style-name="P393"><text:span text:style-name="T398">[C Tip]</text:span><text:span text:style-name="T899"> </text:span>I found out that anything that returns a void* can be automatically cast to a typed pointer on assignment. <text:s/>This means that the return values from malloc(), calloc(), and realloc() do not need to be cast.</text:p>
      <text:h text:style-name="P1012" text:outline-level="1" text:is-list-header="true">April 15, 2023</text:h>
      <text:p text:style-name="P108"><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394">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396">Created new helper: enableVTMode(), to set the console output mode on Windows. <text:s/>This uses an atexit() function to restore the mode on program exit.</text:p>
      <text:h text:style-name="P1013"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397">Added new helper: sleep().</text:p>
      <text:h text:style-name="P1014" text:outline-level="1" text:is-list-header="true">April 19, 2023</text:h>
      <text:p text:style-name="P106">Completed work on the HandlerChain pattern example in C. <text:s/>Updated the handler chain write-up. <text:s/><text:span text:style-name="T381">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1015"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1016"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1017" text:outline-level="1" text:is-list-header="true">April 22, 2023</text:h>
      <text:p text:style-name="P104">Modif<text:span text:style-name="T441">ied </text:span>Mediator_Exercise() to handle error codes from the Mediator functions. <text:s/><text:span text:style-name="T441">Completely changed the structure of the exercise to more effectively handle error reporting.</text:span></text:p>
      <text:p text:style-name="P402">Completed work on the Memento pattern example in C. <text:s/>Updated the memento write-up.</text:p>
      <text:h text:style-name="P1018"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2">unlike C++, C#, or Python.</text:span></text:p>
      <text:h text:style-name="P1019"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3">I</text:span>ntArray_AddInt() <text:span text:style-name="T443">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1020" text:outline-level="1" text:is-list-header="true">April 25, 2023</text:h>
      <text:p text:style-name="P101">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1021" text:outline-level="1" text:is-list-header="true">April 27, 2023</text:h>
      <text:p text:style-name="P100">Completed work on the Visitor pattern examp<text:span text:style-name="T458">l</text:span>e for C. <text:s/><text:span text:style-name="T449">Updated visitor write-up.</text:span></text:p>
      <text:p text:style-name="P100">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408">New helper: Map<text:span text:style-name="T450">Of</text:span>String<text:span text:style-name="T450">s</text:span> for creating a mapping of a string to a ConstStringList (was StringList). <text:s/>basically, a map or dictionary.</text:p>
      <text:p text:style-name="P408">New helper: Map<text:span text:style-name="T450">Of</text:span>Int for creating a mapping of a string to an integer value.</text:p>
      <text:h text:style-name="P1022" text:outline-level="1" text:is-list-header="true">Begin <text:span text:style-name="T900">Rust</text:span> Version of Design Pattern Examples</text:h>
      <text:h text:style-name="Heading_20_2" text:outline-level="2" text:is-list-header="true">May 15, 2023</text:h>
      <text:p text:style-name="P409">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409"><text:span text:style-name="T399">[Rust Tip]</text:span><text:span text:style-name="T901">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1023"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0">[Visual Studio Tip]</text:span><text:span text:style-name="T902">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415">All in all, not a very robust approach to including a rust crate into an existing Visual Studio solution.</text:p>
      <text:p text:style-name="P156"><text:span text:style-name="T401">[Rust in Visual Studio Tip]</text:span><text:span text:style-name="T903"> </text:span>To add a rust project, use a Make file project.</text:p>
      <text:list xml:id="list457138991" text:style-name="L6">
        <text:list-item>
          <text:p text:style-name="P1091">In VS2022, add to the solution a Makefile C++ project.</text:p>
        </text:list-item>
        <text:list-item>
          <text:p text:style-name="P1091">Use the name: design_pattern_examples_rust</text:p>
        </text:list-item>
        <text:list-item>
          <text:p text:style-name="P1091">Location: c:\work\vs2022\DesignPatternExamples\rust</text:p>
        </text:list-item>
        <text:list-item>
          <text:p text:style-name="P1091">Click Finish.</text:p>
        </text:list-item>
        <text:list-item>
          <text:p text:style-name="P1091">From the Command prompt, enter the following</text:p>
        </text:list-item>
      </text:list>
      <text:p text:style-name="P50">cd c:\work\vs2022\DesignPatternExamples\rust</text:p>
      <text:p text:style-name="P50">cargo <text:span text:style-name="T465">init</text:span> design_pattern_examples_rust</text:p>
      <text:list xml:id="list184804485513747" text:continue-numbering="true" text:style-name="L6">
        <text:list-item>
          <text:p text:style-name="P1091">Back in VS2022<text:span text:style-name="T463">'s Solution Explorer,</text:span> <text:span text:style-name="T463">in </text:span>the design_pattern_examples_rust project,</text:p>
          <text:list>
            <text:list-item>
              <text:p text:style-name="P1092"><text:soft-page-break/><text:span text:style-name="T464">Delete</text:span> the Header Files filter <text:span text:style-name="T464">(right-click on Header Files and select Delete)</text:span></text:p>
            </text:list-item>
            <text:list-item>
              <text:p text:style-name="P1092"><text:span text:style-name="T464">Delete</text:span> the Resource Files filter</text:p>
            </text:list-item>
            <text:list-item>
              <text:p text:style-name="P1092">Select the Source Files filter and press F4 to show filter properties</text:p>
              <text:list>
                <text:list-item>
                  <text:p text:style-name="P1092">Rename the filter to src</text:p>
                </text:list-item>
                <text:list-item>
                  <text:p text:style-name="P1092">Replace the filter list with rs</text:p>
                </text:list-item>
                <text:list-item>
                  <text:p text:style-name="P1093">Close the properties window to accept the changes</text:p>
                </text:list-item>
              </text:list>
            </text:list-item>
          </text:list>
        </text:list-item>
        <text:list-item>
          <text:p text:style-name="P1093">Right-click on the design_pattern_examples_rust project and select <text:span text:style-name="T466">Add &gt; existing item.</text:span></text:p>
        </text:list-item>
        <text:list-item>
          <text:p text:style-name="P1093"><text:span text:style-name="T466">Select </text:span><text:span text:style-name="T465">src\main.rs and click Add.</text:span></text:p>
        </text:list-item>
        <text:list-item>
          <text:p text:style-name="P1094">Right-click on the design_pattern_examples_rust project and select <text:span text:style-name="T466">Add &gt; Existing item.</text:span></text:p>
        </text:list-item>
        <text:list-item>
          <text:p text:style-name="P1094"><text:span text:style-name="T466">Select </text:span>Cargo.toml and click Add.</text:p>
        </text:list-item>
        <text:list-item>
          <text:p text:style-name="P1095">Right-click on the design_pattern_examples_rust project and select Properties.</text:p>
        </text:list-item>
        <text:list-item>
          <text:p text:style-name="P1096">Select All Platforms in the Platform drop-down.</text:p>
        </text:list-item>
        <text:list-item>
          <text:p text:style-name="P1096">Select Debug in the Configuration drop-down.</text:p>
        </text:list-item>
        <text:list-item>
          <text:p text:style-name="P1096">Set Output directory to: $(ProjectDir)target\<text:span text:style-name="T467">debug</text:span>\</text:p>
        </text:list-item>
        <text:list-item>
          <text:p text:style-name="P1097"><text:span text:style-name="T468">S</text:span>et Intermediate directory to: $(ProjectDir)target\debug\intermediate<text:span text:style-name="T468">\</text:span></text:p>
        </text:list-item>
        <text:list-item>
          <text:p text:style-name="P1098">Click Apply.</text:p>
        </text:list-item>
        <text:list-item>
          <text:p text:style-name="P1098">Change Configuration to Release.</text:p>
        </text:list-item>
        <text:list-item>
          <text:p text:style-name="P1096">Set Output directory to: $(ProjectDir)target\<text:span text:style-name="T468">release</text:span>\</text:p>
        </text:list-item>
        <text:list-item>
          <text:p text:style-name="P1097"><text:span text:style-name="T468">S</text:span>et Intermediate directory to: $(ProjectDir)target\<text:span text:style-name="T468">release</text:span>\intermediate<text:span text:style-name="T468">\</text:span></text:p>
        </text:list-item>
        <text:list-item>
          <text:p text:style-name="P1098">Click Apply.</text:p>
        </text:list-item>
        <text:list-item>
          <text:p text:style-name="P1099">Change Configuration to All Configurations.</text:p>
        </text:list-item>
        <text:list-item>
          <text:p text:style-name="P1099">Click on NMake category.</text:p>
        </text:list-item>
        <text:list-item>
          <text:p text:style-name="P1099">Change the Build command line to: cargo build</text:p>
        </text:list-item>
        <text:list-item>
          <text:p text:style-name="P1099">Change the Build All command line to: cargo build</text:p>
        </text:list-item>
        <text:list-item>
          <text:p text:style-name="P1099"><text:span text:style-name="T469">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84805705372023" text:continue-numbering="true" text:style-name="L6">
        <text:list-item>
          <text:p text:style-name="P1100">Click OK to close the Clean Command line edit dialog box.</text:p>
        </text:list-item>
        <text:list-item>
          <text:p text:style-name="P1100">Select everything in the Preprocessor Definitions and press Delete.</text:p>
        </text:list-item>
        <text:list-item>
          <text:p text:style-name="P1100">Click Apply.</text:p>
        </text:list-item>
        <text:list-item>
          <text:p text:style-name="P1100">Change the Configuration to Release.</text:p>
        </text:list-item>
        <text:list-item>
          <text:p text:style-name="P1100">Edit the Build command line to append " --release" to the command.</text:p>
        </text:list-item>
        <text:list-item>
          <text:p text:style-name="P1100">Edit the Build All command line to append " --release" to the command.</text:p>
        </text:list-item>
        <text:list-item>
          <text:p text:style-name="P1101">Select the Debugging category.</text:p>
        </text:list-item>
        <text:list-item>
          <text:p text:style-name="P1101">Change Configuration to All Configurations.</text:p>
        </text:list-item>
        <text:list-item>
          <text:p text:style-name="P1101">Change the Command to: $(OutputPath)$(TargetName)</text:p>
        </text:list-item>
        <text:list-item>
          <text:p text:style-name="P1102">Click OK to close the Project Properties dialog box.</text:p>
        </text:list-item>
        <text:list-item>
          <text:p text:style-name="P1103">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1104">Open src\main.rs</text:p>
        </text:list-item>
        <text:list-item>
          <text:p text:style-name="P1104">Put a breakpoint on a line</text:p>
        </text:list-item>
        <text:list-item>
          <text:p text:style-name="P1104">Right-click the design_pattern_examples_rust project and select Debug &gt; Start New Instance</text:p>
        </text:list-item>
        <text:list-item>
          <text:p text:style-name="P1104">The rust project will be loaded and the breakpoint will be hit.</text:p>
        </text:list-item>
      </text:list>
      <text:p text:style-name="P157"/>
      <text:p text:style-name="P416"><text:span text:style-name="T401">[Rust in Visual Studio Tip]</text:span><text:span text:style-name="T903">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1">[Rust in Visual Studio Tip]</text:span><text:span text:style-name="T903">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1024" text:outline-level="1" text:is-list-header="true">May 19, 2023</text:h>
      <text:p text:style-name="P98"><text:span text:style-name="T402">[Rust in Visual Studio Tip]</text:span><text:span text:style-name="T904">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3">[Rust Tip]</text:span><text:span text:style-name="T905">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1">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1072" text:outline-level="2" text:is-list-header="true">Modules</text:h>
      <text:p text:style-name="P420"><text:span text:style-name="T403">[Rust Tip]</text:span><text:span text:style-name="T905">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2">mod</text:span>.rs</text:p>
      <text:p text:style-name="P23"><text:s text:c="2"/>main.rs</text:p>
      <text:p text:style-name="P421"><text:span text:style-name="T403">[Rust Tip]</text:span><text:span text:style-name="T905"> </text:span>Rust does allow changing the path to a defined module using the #[path("new_name")] attribute on the module declaration or at the top of the module file. <text:s/>However, the rust community apparently prefers, in general, the first of the above two examples.</text:p>
      <text:h text:style-name="P1072" text:outline-level="2" text:is-list-header="true"><text:soft-page-break/>Documentation</text:h>
      <text:p text:style-name="P422"><text:span text:style-name="T403">[Rust Tip]</text:span><text:span text:style-name="T905"> </text:span>Rust's built-in document builder uses /// as a lead-in and then pure <text:span text:style-name="T473">M</text:span>arkdown after that. <text:s/><text:span text:style-name="T473">Any code block surrounded by ``` is treated </text:span><text:span text:style-name="T905">as</text:span><text:span text:style-name="T473"> a document example and can be executed with cargo test, </text:span><text:span text:style-name="T474">so the examples need to be executable.</text:span></text:p>
      <text:p text:style-name="P423">The rust documentation does not support the doxygen format for C#, <text:span text:style-name="T475">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427"><text:span text:style-name="T404">[Doxygen Tip]</text:span><text:span text:style-name="T906"> </text:span>At this point, I am going to abandon any attempt to use Doxygen for documenting the rust code and rely on rust-oriented code documentation. <text:s/><text:span text:style-name="T479">Maybe this will be resolved in the future.</text:span></text:p>
      <text:p text:style-name="P428"><text:span text:style-name="T404">[Rust Tip]</text:span><text:span text:style-name="T906">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429">rust documentation relies <text:span text:style-name="T481">heavily</text:span> on examples of how to use something.</text:p>
      <text:h text:style-name="P1025" text:outline-level="1" text:is-list-header="true">May 22, 2023</text:h>
      <text:p text:style-name="P97">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1026"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5">[Rust Tip]</text:span><text:span text:style-name="T907">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5">[Rust Tip]</text:span><text:span text:style-name="T907">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4">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8">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6">[Rust Tip]</text:span><text:span text:style-name="T909">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437"><text:span text:style-name="T406">[Rust Tip]</text:span><text:span text:style-name="T909"> </text:span>So I must use a workspace approach, if I want to have a library. <text:span text:style-name="T492">VERIFIED </text:span><text:span text:style-name="T493">(c:\work\rust\practice_workspace).</text:span></text:p>
      <text:h text:style-name="P1027" text:outline-level="1" text:is-list-header="true">May 24, 2023</text:h>
      <text:p text:style-name="P95">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10">it </text:span>in C, though, as I already have that code completed.</text:p>
      <text:p text:style-name="P440">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441"><text:span text:style-name="T407">[Rust Tip]</text:span><text:span text:style-name="T911">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442">Apparently, the bindgen tool can do that – but I need to install it. <text:s/>Like this:</text:p>
      <text:p text:style-name="P49">cargo install bindgen-cli</text:p>
      <text:p text:style-name="P443"><text:span text:style-name="T503">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4">bindgen</text:span> like this:</text:p>
      <text:p text:style-name="P49">cd c:\work\vs2022\DesignPatternExamples\rust\design_pattern_examples_rust</text:p>
      <text:p text:style-name="P49">bindgen ..\..\lib\include\Adapter_BackEnd.h</text:p>
      <text:p text:style-name="P442"><text:span text:style-name="T499">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1">output src\</text:span><text:span text:style-name="T502">adapter\</text:span><text:span text:style-name="T501">adapter_backend.rs</text:span></text:p>
      <text:p text:style-name="P445">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8">And I mean a</text:span> <text:span text:style-name="T246">lot</text:span> of options.</text:p>
      <text:p text:style-name="P447">[2 hours later, and it's well after 1:30 am] I finally got it to sort of work.</text:p>
      <text:p text:style-name="P447"><text:span text:style-name="T408">[Rust Tip]</text:span><text:span text:style-name="T912">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448"><text:span text:style-name="T408">[Rust Tip]</text:span><text:span text:style-name="T912">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2">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1028" text:outline-level="1" text:is-list-header="true">May 25, 2023</text:h>
      <text:p text:style-name="P94"><text:span text:style-name="T409">[Rust Tip]</text:span><text:span text:style-name="T913">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9">fn _block_number_to_name<text:span text:style-name="T271">&lt;'a&gt;</text:span>(block_number: MemoryBlockNumber) -&gt; &amp;<text:span text:style-name="T271">'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7">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8">Adapter </text:span><text:span text:style-name="T519">design pattern</text:span> example now works.</text:p>
      <text:p text:style-name="P456"><text:span text:style-name="T410">[Rust Tip]</text:span><text:span text:style-name="T914">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0">variable</text:span>s, <text:span text:style-name="T520">as those variables are supposed to be read-only.</text:span></text:p>
      <text:p text:style-name="P458">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459"><text:span text:style-name="T410">[Rust Tip]</text:span><text:span text:style-name="T914"> </text:span>In ada<text:span text:style-name="T914">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460">Cleaned up the Adapter code a bit. <text:s/><text:span text:style-name="T525">Can't connect it to Doxygen, unfortunately. <text:s/></text:span><text:span text:style-name="T526">Committed changes so far.</text:span></text:p>
      <text:h text:style-name="P1029" text:outline-level="1" text:is-list-header="true">May 26, 2023</text:h>
      <text:p text:style-name="P93"><text:span text:style-name="T411">[Rust Tip]</text:span><text:span text:style-name="T915"> </text:span>Added build.rs to always copy the Adapter_BackEnd.dll and Adapter_BackEnd.pdb files to the rust target directory where the executable can find it. <text:s/><text:span text:style-name="T527">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8">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2">[Rust in Visual Studio Tip]</text:span><text:span text:style-name="T916"> </text:span>Modified the DesignPatternExamples.sln to make sure Adapter_BackEnd project is built before everything else, especially the rust project (I can do this because I created a<text:span text:style-name="T915">n</text:span> <text:span text:style-name="T915">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6">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470"><text:span text:style-name="T413">[Python in Visual Studio Tip]</text:span><text:span text:style-name="T917">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1030" text:outline-level="1" text:is-list-header="true">May 27, 2023</text:h>
      <text:p text:style-name="P92"><text:span text:style-name="T413">[Doxygen Tip]</text:span><text:span text:style-name="T917">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1031"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474">Updated Adapter exercise for C#, C++, C, and <text:span text:style-name="T542">R</text:span>ust. <text:s/><text:span text:style-name="T541">All now match Python.</text:span></text:p>
      <text:h text:style-name="P1032"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4">let data_handle = adapter_open_memory(MemoryBlockNumber::MemoryBlock0)?;</text:p>
      <text:p text:style-name="P475">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4">[Rust Tip]</text:span><text:span text:style-name="T918">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5">[Rust Tip]</text:span><text:span text:style-name="T919">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480">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481"><text:span text:style-name="T415">[Rust Tip]</text:span><text:span text:style-name="T919">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1033"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485"><text:span text:style-name="T416">[Rust Tip]</text:span><text:span text:style-name="T920"> </text:span>In Rust, an interface is defined as <text:span text:style-name="T920">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486">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9">public trait ILogger {</text:p>
      <text:p text:style-name="P49"><text:s text:c="4"/>fn WriteLine(&amp;mut self, line: &amp;String); // <text:span text:style-name="T563">TO BE IMPLEMENTED BY INHERITOR</text:span></text:p>
      <text:p text:style-name="P49"/>
      <text:p text:style-name="P49"><text:s text:c="4"/>fn LogTrace(&amp;mut self, line: &amp;String) <text:span text:style-name="T562">{</text:span></text:p>
      <text:p text:style-name="P49"><text:s text:c="8"/><text:span text:style-name="T562">self.WriteLine(line);</text:span></text:p>
      <text:p text:style-name="P49"><text:s text:c="4"/><text:span text:style-name="T562">}</text:span></text:p>
      <text:p text:style-name="P49"><text:s text:c="4"/><text:span text:style-name="T562">fn LogInfo(&amp;mut self, line: &amp;String) {</text:span></text:p>
      <text:p text:style-name="P49"><text:s text:c="8"/><text:span text:style-name="T562">self.WriteLine(line);</text:span></text:p>
      <text:p text:style-name="P49"><text:s text:c="4"/><text:span text:style-name="T562">}</text:span></text:p>
      <text:p text:style-name="P49"><text:soft-page-break/><text:s text:c="4"/><text:span text:style-name="T562">fn LogError(&amp;mut self, line: &amp;String) {</text:span></text:p>
      <text:p text:style-name="P49"><text:s text:c="8"/><text:span text:style-name="T562">self.WriteLine(line);</text:span></text:p>
      <text:p text:style-name="P49"><text:s text:c="4"/><text:span text:style-name="T562">}</text:span></text:p>
      <text:p text:style-name="P49">}</text:p>
      <text:p text:style-name="P487"><text:span text:style-name="T418">[Rust Tip]</text:span><text:span text:style-name="T922">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488"><text:span text:style-name="T417">[Rust Tip]</text:span><text:span text:style-name="T921"> </text:span>Next problem is how to propagate an ILogger trait as an object to be called on? <text:s/><text:span text:style-name="T567">Fixed. <text:s/>Needed propagate reference to Box&lt;dyn ILogger&gt;.</text:span></text:p>
      <text:p text:style-name="P489"><text:span text:style-name="T418">[Rust Tip]</text:span><text:span text:style-name="T922"> </text:span>Next problem is getting a time stamp. <text:s/>Rust does not support formatting time, <text:span text:style-name="T568">so I need the time crate. <text:s/>To get the time crate, I needed to add the following to Cargo.toml as the dependency:</text:span></text:p>
      <text:p text:style-name="P49">time = { version = "0.3.21", features = ["formatting", "local-offset", <text:span text:style-name="T570">"macros"</text:span>] }</text:p>
      <text:p text:style-name="P490"><text:span text:style-name="T418">[Rust Tip]</text:span><text:span text:style-name="T922">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0">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8">[Rust Tip]</text:span><text:span text:style-name="T922"> </text:span>The "version = 2" is necessary to <text:span text:style-name="T571">use the latest version of the formatting language </text:span><text:span text:style-name="T572">(shown above).</text:span></text:p>
      <text:p text:style-name="P493"><text:span text:style-name="T575">Completed t</text:span>he bridge pattern <text:span text:style-name="T575">in rust.</text:span></text:p>
      <text:p text:style-name="P493"><text:span text:style-name="T418">[Rust Tip]</text:span><text:span text:style-name="T922">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1034"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19">[Rust Tip]</text:span><text:span text:style-name="T923">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7">that static shared values must implement the </text:span><text:span text:style-name="T578">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1035"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0">[Rust Tip]</text:span><text:span text:style-name="T924">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4">"</text:span>by value<text:span text:style-name="T924">"</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1">[Rust Tip]</text:span><text:span text:style-name="T925"> </text:span>Rust supports unions but unions can only be made up of types that do not need to be allocated/dropped.</text:p>
      <text:h text:style-name="P1036" text:outline-level="1" text:is-list-header="true">June 3, 2023</text:h>
      <text:p text:style-name="P87"><text:span text:style-name="T421">[Rust Tip]</text:span><text:span text:style-name="T925">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0">The hierarchy can only be constructed at runtime, which is the same limitation I ran into in C, so use that as the model.</text:span> </text:p>
      <text:h text:style-name="P1037" text:outline-level="1" text:is-list-header="true">June <text:span text:style-name="T581">7</text:span>, 2023</text:h>
      <text:p text:style-name="P501"><text:span text:style-name="T422">[Rust Tip]</text:span><text:span text:style-name="T926"> </text:span><text:span text:style-name="T927">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3">[Rust Tip]</text:span><text:span text:style-name="T928">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508"><text:span text:style-name="T423">[Rust Tip]</text:span><text:span text:style-name="T928">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1038"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3">[Rust Tip]</text:span><text:span text:style-name="T928">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0">(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1039" text:outline-level="1" text:is-list-header="true">June 11, 2023</text:h>
      <text:p text:style-name="P85"><text:span text:style-name="T594">Implemented</text:span> the Facade pattern in Rust. <text:s/><text:span text:style-name="T595">I think I'm getting the hang of traits.</text:span></text:p>
      <text:p text:style-name="P512"><text:span text:style-name="T423">[Rust Tip]</text:span><text:span text:style-name="T928"> </text:span>Also, I was having trouble getting an iterator to a list of objects that could be altered. <text:s/>Turns out all I need to do is call iter_mut() on the list.</text:p>
      <text:h text:style-name="P1040"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6">several</text:span>:</text:p>
      <text:list text:style-name="L8">
        <text:list-item>
          <text:p text:style-name="P1105"><text:a xlink:type="simple" xlink:href="https://omarkmu.github.io/docs/winconsole/index.html" text:style-name="Internet_20_link" text:visited-style-name="Visited_20_Internet_20_Link">winconsole</text:a> (0.11.1)</text:p>
          <text:list>
            <text:list-item>
              <text:p text:style-name="P1106">winconsole appears to be more mature but provides more functionality than I need.</text:p>
            </text:list-item>
          </text:list>
        </text:list-item>
        <text:list-item>
          <text:p text:style-name="P1105"><text:a xlink:type="simple" xlink:href="https://docs.rs/win32console/latest/win32console/index.html" text:style-name="Internet_20_link" text:visited-style-name="Visited_20_Internet_20_Link">win32console</text:a> (v0.1.5)</text:p>
          <text:list>
            <text:list-item>
              <text:p text:style-name="P1106">win32console appears to target the Windows Console API, so everything is expressed as though it was a Windows application as opposed to a console application.</text:p>
            </text:list-item>
          </text:list>
        </text:list-item>
        <text:list-item>
          <text:p text:style-name="P1105"><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1107">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1108"><text:a xlink:type="simple" xlink:href="https://lib.rs/crates/windows" text:style-name="Internet_20_link" text:visited-style-name="Visited_20_Internet_20_Link">windows</text:a> (v0.48.0)</text:p>
          <text:list>
            <text:list-item>
              <text:p text:style-name="P1108">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514"><text:span text:style-name="T424">[Rust Tip]</text:span><text:span text:style-name="T929">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1041" text:outline-level="1" text:is-list-header="true"><text:soft-page-break/>June 13, 2023</text:h>
      <text:p text:style-name="P84"><text:span text:style-name="T424">[Rust Tip]</text:span><text:span text:style-name="T929"> </text:span>Trying out some of the windows crates in c:\work\rust\practice_workspace. <text:s/><text:span text:style-name="T606">Decided on winconsole as it meets both output and input needs.</text:span></text:p>
      <text:h text:style-name="P1072"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4">//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5">//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5">// Line 1</text:span></text:p>
      <text:p text:style-name="P49"><text:s text:c="4"/>println!(<text:span text:style-name="T149">"Line 1"</text:span>); <text:s text:c="24"/><text:span text:style-name="T605">// Line 2</text:span></text:p>
      <text:p text:style-name="P49"><text:s text:c="4"/>println!(<text:span text:style-name="T149">"Line 2"</text:span>); <text:s text:c="24"/><text:span text:style-name="T605">// Line 3</text:span></text:p>
      <text:p text:style-name="P49"><text:s text:c="4"/>(position_x, position_y) = get_cursor_position();</text:p>
      <text:p text:style-name="P49"><text:s text:c="4"/><text:span text:style-name="T605">//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5">// Overwrite Line 1</text:span></text:p>
      <text:p text:style-name="P49"><text:s text:c="4"/>println!(<text:span text:style-name="T149">"Back to original line: {},{}"</text:span>, position_x, position_y);</text:p>
      <text:p text:style-name="P49"><text:s text:c="4"/>println!(); <text:span text:style-name="T605">// skip Line 2</text:span></text:p>
      <text:p text:style-name="P49"><text:soft-page-break/><text:s text:c="4"/>println!(); <text:span text:style-name="T605">// skip Line 3</text:span></text:p>
      <text:p text:style-name="P49"/>
      <text:p text:style-name="P49"><text:s text:c="4"/><text:span text:style-name="T605">//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5">//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1042" text:outline-level="1" text:is-list-header="true">June 14, 2023</text:h>
      <text:p text:style-name="P83">Started work on the Handler Chain design pattern for Rust.</text:p>
      <text:p text:style-name="P518">Note: In the <text:span text:style-name="T629">C++</text:span> HandlerChain class (cplusplus/HandlerChain_Class.h), the _messageHandlers and _messageHandlersLock fields should be private, not public. <text:s/><text:span text:style-name="T607">Fixed.</text:span></text:p>
      <text:p text:style-name="P519">More or less completed implementation of Handler Chain design pattern in Rust. <text:s/><text:span text:style-name="T608">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09">error</text:span>: process didn't exit successfully: `target\debug\design_pattern_examples_rust.exe HandlerChain` (exit code: 101)</text:p>
      <text:p text:style-name="P520">I had to resort to Rc&lt;RefCell&lt;&gt;&gt; as "pointers" to I<text:span text:style-name="T617">M</text:span>essageHandler and HandlerChain objects but obviously I have gotten myself into trouble over that.</text:p>
      <text:p text:style-name="P521"><text:soft-page-break/>There are two problems: <text:span text:style-name="T610">First is the button down in "Window 1" should </text:span><text:span text:style-name="T611">be button down in "Window 2". <text:s/></text:span><text:span text:style-name="T612">The second is the above panic.</text:span></text:p>
      <text:p text:style-name="P522">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523">Need to rethink this approach.</text:p>
      <text:p text:style-name="P524">Also, I don't know how to cast a MessageWindow inst<text:span text:style-name="T618">ance to </text:span><text:span text:style-name="T619">an Rc&lt;RefCell&lt;dyn I</text:span><text:span text:style-name="T620">m</text:span><text:span text:style-name="T619">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1043" text:outline-level="1" text:is-list-header="true">June 15, 2023</text:h>
      <text:p text:style-name="P82"><text:span text:style-name="T425">[Rust Tip]</text:span><text:span text:style-name="T930">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5">[Rust Tip]</text:span><text:span text:style-name="T930"> </text:span>Note that the lifetime marker, 'a, needs to be used <text:span text:style-name="T621">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528">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531"><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6">Here is the loop:</text:span></text:p>
      <text:p text:style-name="P28">impl HandlerChain {</text:p>
      <text:p text:style-name="P49"><text:span text:style-name="T638"><text:s text:c="4"/>fn </text:span><text:span text:style-name="T636">send_message(&amp;mut self, message: &amp;Message) </text:span><text:span text:style-name="T638">{</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1044" text:outline-level="1" text:is-list-header="true">June 19, 2023</text:h>
      <text:p text:style-name="P81">So the problem in the experiment is I cannot borrow a dyn IMessageHandler as mutable. <text:s/>The error <text:span text:style-name="T640">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537"><text:span text:style-name="T643">T</text:span><text:span text:style-name="T642">his experiment's package is in c:\work\rust\handler_chain_experiment.</text:span></text:p>
      <text:p text:style-name="P538"><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975">fn _handlerchain_construct_window_chain&lt;'a&gt;(windows: &amp;'a mut Vec&lt;MessageWindow&gt;, handler_chain: &amp;mut HandlerChain&lt;'a&gt;) {</text:p>
        </text:list-item>
        <text:list-item>
          <text:p text:style-name="P975"><text:s text:c="4"/>// Note: This creates each window and adds the new window to the given</text:p>
        </text:list-item>
        <text:list-item>
          <text:p text:style-name="P975"><text:s text:c="4"/>// HandlerChain object.</text:p>
          <text:p text:style-name="P975"><text:s text:c="4"/>windows.clear();</text:p>
        </text:list-item>
        <text:list-item>
          <text:p text:style-name="P975"><text:s text:c="4"/>{</text:p>
        </text:list-item>
        <text:list-item>
          <text:p text:style-name="P975"><text:s text:c="8"/>let window = MessageWindow::new("Window 1", 0, 0, 10, 10);</text:p>
        </text:list-item>
        <text:list-item>
          <text:p text:style-name="P975"><text:s text:c="8"/>windows.push(window);</text:p>
        </text:list-item>
        <text:list-item>
          <text:p text:style-name="P975"><text:s text:c="8"/>handler_chain.add_handler(windows.last_mut().unwrap());</text:p>
        </text:list-item>
        <text:list-item>
          <text:p text:style-name="P975"><text:s text:c="4"/>}</text:p>
        </text:list-item>
        <text:list-item>
          <text:p text:style-name="P975"><text:s text:c="4"/>{</text:p>
        </text:list-item>
        <text:list-item>
          <text:p text:style-name="P975"><text:s text:c="8"/>let window = MessageWindow::new("Window 2", 20, 0, 5, 5);</text:p>
        </text:list-item>
        <text:list-item>
          <text:p text:style-name="P975"><text:s text:c="8"/>windows.push(window);</text:p>
        </text:list-item>
        <text:list-item>
          <text:p text:style-name="P975"><text:s text:c="8"/>handler_chain.add_handler(windows.last_mut().unwrap());</text:p>
        </text:list-item>
        <text:list-item>
          <text:p text:style-name="P975"><text:s text:c="4"/>}</text:p>
        </text:list-item>
        <text:list-item>
          <text:p text:style-name="P975"><text:s text:c="4"/>{</text:p>
        </text:list-item>
        <text:list-item>
          <text:p text:style-name="P975"><text:s text:c="8"/>let window = MessageWindow::new("Window 3", 30, 10, 15, 15);</text:p>
        </text:list-item>
        <text:list-item>
          <text:p text:style-name="P975"><text:s text:c="8"/>windows.push(window);</text:p>
        </text:list-item>
        <text:list-item>
          <text:p text:style-name="P975"><text:s text:c="8"/>handler_chain.add_handler(windows.last_mut().unwrap());</text:p>
        </text:list-item>
        <text:list-item>
          <text:p text:style-name="P975"><text:s text:c="4"/>}</text:p>
        </text:list-item>
        <text:list-item>
          <text:p text:style-name="P975">}</text:p>
        </text:list-item>
      </text:list>
      <text:p text:style-name="P539"><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540"><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541"><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045" text:outline-level="1" text:is-list-header="true">June 20, 2023</text:h>
      <text:p text:style-name="P544"><text:span text:style-name="T426">[Rust Tip]</text:span><text:span text:style-name="T931"> </text:span>Traits can be used as types for parameters to functions, like this:</text:p>
      <text:p text:style-name="P49">fn foo(<text:span text:style-name="T650">handler</text:span>: &amp;impl IMessageHandler) { }</text:p>
      <text:p text:style-name="P544">This defines a function that takes any entity that implements the IMessageHandler trait. <text:s/><text:span text:style-name="T651">The more formal declaration of the above would look like this:</text:span></text:p>
      <text:p text:style-name="P49">fn foo&lt;T: IMessageHandler&gt;(handler: &amp;T) {}</text:p>
      <text:p text:style-name="P546"><text:span text:style-name="T399">[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399">[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2">references</text:span> will last at least as long as the structure itself.</text:p>
      <text:h text:style-name="P1046"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2">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1">Box&lt;RefCell&lt;dyn IMessageHandler&gt;&gt;</text:span>&gt;,</text:p>
      <text:p text:style-name="P49">}</text:p>
      <text:p text:style-name="P49">impl HandlerChain {</text:p>
      <text:p text:style-name="P49"><text:s text:c="4"/>fn add_handler(&amp;mut self, <text:span text:style-name="T271">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1">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1">.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1">let handler_id = window.borrow().id();</text:span></text:p>
      <text:p text:style-name="P49"><text:soft-page-break/><text:s text:c="12"/>let result = window<text:span text:style-name="T271">.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1">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7">I have no idea how I missed that one. <text:s/>Fixed.</text:span></text:p>
      <text:h text:style-name="P1047" text:outline-level="1" text:is-list-header="true">June 25, 2023</text:h>
      <text:p text:style-name="P79"><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8">Theoretically, I should be able to declare the arrays as nested instead of separate arrays but I didn't try that </text:span><text:span text:style-name="T659">as the above worked.</text:span></text:p>
      <text:p text:style-name="P557">Added helpers::titlecase::titlecase(), to create a proper title-cased word given a string.</text:p>
      <text:h text:style-name="P1048" text:outline-level="1" text:is-list-header="true">June 26, 2023</text:h>
      <text:p text:style-name="P76">Implemented the Iterator design pattern in Rust.</text:p>
      <text:p text:style-name="P77"><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1">&lt;'a&gt;</text:span> Items {</text:p>
      <text:p text:style-name="P49"><text:s text:c="4"/>pub fn get_items(&amp;<text:span text:style-name="T271">'a</text:span> self) -&gt; impl IIterator&lt;ItemPair&gt;<text:span text:style-name="T271"> + 'a</text:span> {</text:p>
      <text:p text:style-name="P49"><text:s text:c="8"/>ItemIterator { items: self, iterator: 0 }</text:p>
      <text:p text:style-name="P49"><text:s text:c="4"/>}</text:p>
      <text:p text:style-name="P49">}</text:p>
      <text:p text:style-name="P559"><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049" text:outline-level="1" text:is-list-header="true">June 27, 2023</text:h>
      <text:p text:style-name="P75">Implemented the Mediator design pattern in Rust. <text:s/>I ended up modeling the example after the C++ code. <text:s/><text:span text:style-name="T660">Straightforward implementation.</text:span></text:p>
      <text:h text:style-name="P1050"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1051"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1">to a minimum</text:span>.</text:p>
      <text:h text:style-name="P1052" text:outline-level="1" text:is-list-header="true">June 30, 2023</text:h>
      <text:p text:style-name="P72">Implemented the Proxy design pattern in Rust.</text:p>
      <text:p text:style-name="P562"><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2">W</text:span>orkByProxy&gt;&gt;,</text:p>
      <text:p text:style-name="P49">}</text:p>
      <text:p text:style-name="P49"/>
      <text:p text:style-name="P49">impl ProxyEntity {</text:p>
      <text:p text:style-name="P49"><text:s text:c="4"/>pub fn new() -&gt; Bo<text:span text:style-name="T662">x&lt;dyn IworkByProxy&gt;{</text:span></text:p>
      <text:p text:style-name="P49"><text:s text:c="8"/>Box::new(ProxyEntity {</text:p>
      <text:p text:style-name="P49"><text:s text:c="12"/>real_entity: None,</text:p>
      <text:p text:style-name="P49"><text:s text:c="8"/><text:span text:style-name="T662">})</text:span></text:p>
      <text:p text:style-name="P49"><text:s text:c="4"/><text:span text:style-name="T662">}</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1053"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3">Probably something to do with the lifetime interactions between the StateContext object and the IStateBehavior trait.</text:span></text:p>
      <text:p text:style-name="P564"><text:soft-page-break/><text:span text:style-name="T399">[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9">fn create_state_behavior(&amp;<text:span text:style-name="T271">'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3">trait object</text:span><text:span text:style-name="T665"> might outlive the self. <text:s/></text:span><text:span text:style-name="T666">The other errors indicate a problem borrowing self again </text:span></text:p>
      <text:p text:style-name="P567">If I alter set_next_state() function signature in the same way:</text:p>
      <text:p text:style-name="P49">fn set_next_state(&amp;<text:span text:style-name="T271">'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1">self.set_next_state(&amp;CurrentState::NormalText);</text:span></text:p>
      <text:p text:style-name="P49"/>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576">Do I really have to move to the C version of nothing but functions?</text:p>
      <text:h text:style-name="P1054" text:outline-level="1" text:is-list-header="true"><text:soft-page-break/>Jul<text:span text:style-name="T676">y</text:span> 2, 2023</text:h>
      <text:p text:style-name="P577">As near as I can tell, it is not possible to mix writing fields with reading fields in the same context. <text:s/>For example:</text:p>
      <text:p text:style-name="P49"><text:s text:c="8"/><text:span text:style-name="T271">self.set_next_state(&amp;CurrentState::NormalText);</text:span></text:p>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1">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0">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1">Again, a circular reference.</text:span></text:p>
      <text:p text:style-name="P587"><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1055" text:outline-level="1" text:is-list-header="true">July 3, 2023</text:h>
      <text:p text:style-name="P590">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7">in the C++ code,</text:span> I moved the code for magically adding something to the inventory and the Visitor pattern in C++ stopped working. <text:s/><text:span text:style-name="T696">I am getting the following output:</text:span></text:p>
      <text:p text:style-name="P49">Error! <text:s/>Molly's Mustard Mart: Item fresh mustard is not in the inventory when it should be.</text:p>
      <text:p text:style-name="P593"><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594">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595"><text:span text:style-name="T707">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1056" text:outline-level="1" text:is-list-header="true">July 4, 2023</text:h>
      <text:p text:style-name="P70"><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6">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4">However, the example runs successfully, possibly because </text:span><text:span text:style-name="T935">the order for a hamburger never triggers a request for the same ingredient in any of the dependencies.</text:span>]</text:p>
      <text:p text:style-name="P602">Fixed C version of Visitor design pattern example to properly deal with changes in inventory. <text:s/><text:span text:style-name="T717">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8">Python</text:span> version of Visitor design pattern example to properly deal with changes in inventory.</text:p>
      <text:p text:style-name="P602">Fixed <text:span text:style-name="T719">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0">mainly to link to other patterns where those are implemented.</text:span></text:p>
      <text:p text:style-name="P606">I'm not sure about Abstract Factory, Builder, and Prototype design patterns.</text:p>
      <text:h text:style-name="P1057"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1">s.</text:span></text:p>
      <text:h text:style-name="P1058"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058"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817931753" text:style-name="L10">
        <text:list-item>
          <text:p text:style-name="P1109">Adapter<text:span text:style-name="T722">_BackEnd </text:span><text:span text:style-name="T723">(C Dynamic Library)</text:span></text:p>
        </text:list-item>
      </text:list>
      <text:p text:style-name="P608">Use add_library(&lt;<text:span text:style-name="T738">name&gt; SHARED &lt;source&gt;</text:span>).</text:p>
      <text:list xml:id="list184804373655377" text:continue-numbering="true" text:style-name="L10">
        <text:list-item>
          <text:p text:style-name="P1110">CreateDocs (Doxygen-base<text:span text:style-name="T725">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6">find_package(Doxygen REQUIRE dot OPTIONAL_COMPONENTS mscgen dia)</text:span>. <text:s/><text:span text:style-name="T73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1111">Doxygen::doxygen</text:p>
        </text:list-item>
        <text:list-item>
          <text:p text:style-name="P1111">Doxygen::dot</text:p>
        </text:list-item>
        <text:list-item>
          <text:p text:style-name="P1111">Doxygen::mscgen</text:p>
        </text:list-item>
        <text:list-item>
          <text:p text:style-name="P1111">Doxygen::dia</text:p>
        </text:list-item>
      </text:list>
      <text:p text:style-name="P613">These are preferred over the use of <text:span text:style-name="T737">(deprecated) </text:span>variables such as DOXYGEN_EXECUTABLE.</text:p>
      <text:list xml:id="list184804392751736" text:continue-list="list184804373655377" text:style-name="L10">
        <text:list-item>
          <text:p text:style-name="P1110"><text:span text:style-name="T724">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3">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84805595320799" text:continue-numbering="true" text:style-name="L10">
        <text:list-item>
          <text:p text:style-name="P1110">DesignPatternExamples_c (C executable)</text:p>
        </text:list-item>
        <text:list-item>
          <text:p text:style-name="P1110">DesignPatternExamples_cplusplus (C++ executable)</text:p>
        </text:list-item>
        <text:list-item>
          <text:p text:style-name="P1110">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4">on Windows.</text:span></text:p>
      <text:p text:style-name="P618">As of CMake 3.8, C# is supported as a first-class language <text:span text:style-name="T735">(see the </text:span><text:a xlink:type="simple" xlink:href="https://cmake.org/cmake/help/latest/release/3.8.html" text:style-name="Internet_20_link" text:visited-style-name="Visited_20_Internet_20_Link"><text:span text:style-name="T735">CMake version 3.8 release notes</text:span></text:a><text:span text:style-name="T735">), </text:span><text:span text:style-name="T736">so all the functionality used for C and C++ now works for C#.</text:span></text:p>
      <text:list xml:id="list184804278494083" text:continue-numbering="true" text:style-name="L10">
        <text:list-item>
          <text:p text:style-name="P1110"><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84805961470914" text:continue-numbering="true" text:style-name="L10">
        <text:list-item>
          <text:p text:style-name="P1112">Python_BuildEvents (copies the Adapter_BackEnd to the Python <text:span text:style-name="T725">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1">There is no facility to create a CMakeLists.txt file with any functionality; just create a new empty file called CMakeLists.txt and populate it manually.</text:span></text:p>
      <text:p text:style-name="P622">Visual Studio Code also supports CMake project <text:span text:style-name="T740">but it too must be pre-created</text:span>.<text:span text:style-name="T739"> <text:s/></text:span><text:span text:style-name="T741">There is no facility to create a CMakeLists.txt file with any functionality; just create a new empty file called CMakeLists.txt and populate it manually.</text:span></text:p>
      <text:h text:style-name="P1072"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2">macro when the code was expecting ADAPTER_BACKEND_EXPORTS (all uppercase). <text:s/>This caused the DllExport macro to always be __declspec(dllimport) instead of __declspec(dllexport).</text:span></text:p>
      <text:p text:style-name="P627"><text:span text:style-name="T427">[CMake Tip]</text:span><text:span text:style-name="T936"> </text:span>So how can I tell CMake to use ADAPTER_BACKEND_EXPORTS? <text:s/><text:span text:style-name="T743">This is a very difficult question to search for. <text:s/></text:span><text:span text:style-name="T744">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5">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7">[CMake Tip] </text:span>How to get helpers separated into their own project "folder"? <text:s/><text:span text:style-name="T747">Answer:</text:span></text:p>
      <text:p text:style-name="P49"># Group all helper/ files in the project group "Helper Files"</text:p>
      <text:p text:style-name="P49">source_group("Helper Files" REGULAR_EXPRESSION <text:span text:style-name="T436">helpers/*.*</text:span>)</text:p>
      <text:p text:style-name="P799">[7/18/2023: Actually, the stuff after REGULAR_EXPRESSION is supposed to be a regular expression as in: <text:span text:style-name="T731">helpers/.*</text:span>. <text:s/>Fixed for all projects where I use REGULAR_EXPRESSION.]</text:p>
      <text:p text:style-name="P631"><text:span text:style-name="T427">[CMake Tip] </text:span>How to get the Adapter_BackEnd.dll into the output folder for DesignPatternExamples_c? <text:s/><text:span text:style-name="T746">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7">[CMake Tip] </text:span>The __cplusplus macro holds 199711L. <text:s/><text:span text:style-name="T748">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1059" text:outline-level="1" text:is-list-header="true"><text:soft-page-break/>July 13, 2023</text:h>
      <text:p text:style-name="P68">Working on C# setup in cmake.</text:p>
      <text:p text:style-name="P636">Having trouble configuring the C# project to build with .Net 4.5. <text:s/>When I use the following <text:span text:style-name="T750">(based on </text:span><text:a xlink:type="simple" xlink:href="https://cmake.org/cmake/help/v3.26/prop_tgt/DOTNET_TARGET_FRAMEWORK_VERSION.html" text:style-name="Internet_20_link" text:visited-style-name="Visited_20_Internet_20_Link"><text:span text:style-name="T750">this documentation</text:span></text:a><text:span text:style-name="T750">)</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7">[CMake Tip] </text:span>The project ends up targeting the latest .Net <text:span text:style-name="T749">framework,</text:span> v<text:span text:style-name="T749">4.7.2. <text:s/></text:span><text:span text:style-name="T751">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2">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7">[CMake Tip] </text:span>And I added the following to make sure Adapter_BackEnd is built before DesignPatternExamples_csharp:</text:p>
      <text:p text:style-name="P49">add_dependencies(DesignPatternExamples_csharp Adapter_BackEnd)</text:p>
      <text:p text:style-name="P643"><text:span text:style-name="T427">[CMake Tip] </text:span>Last question is how to set the default namespace in the C# project. <text:s/>Currently it is empty. <text:s/><text:span text:style-name="T753">Answer (from </text:span><text:a xlink:type="simple" xlink:href="https://stackoverflow.com/questions/70541921/cmake-how-to-set-default-namespace-for-a-c-sharp-project" text:style-name="Internet_20_link" text:visited-style-name="Visited_20_Internet_20_Link"><text:span text:style-name="T753">this StackOverflow question</text:span></text:a><text:span text:style-name="T753">):</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4">The default output directory is "target" in the root of the project where the main cargo.toml file is. <text:s/>This can be overridden by creating .cargo/config.toml and adding the following line</text:span><text:span text:style-name="T755">s</text:span><text:span text:style-name="T754">:</text:span></text:p>
      <text:p text:style-name="P49">[build]</text:p>
      <text:p text:style-name="P49">target-dir = /<text:span text:style-name="T755">path/to/output-dir</text:span></text:p>
      <text:p text:style-name="P646"><text:span text:style-name="T428">[Rust Cargo Tip] </text:span>However, unless the path is absolute, the path is relative to the parent directory of .cargo/config.toml (in other words, usually the same directory as the Cargo.toml file). <text:s/><text:span text:style-name="T756">The alternative is to pass --</text:span><text:span text:style-name="T757">target-dir to cargo build:</text:span></text:p>
      <text:p text:style-name="P49">cargo build --target-dir &lt;path/to/output-dir&gt;</text:p>
      <text:p text:style-name="P647">The --target-dir switch also works for cargo run.</text:p>
      <text:p text:style-name="P648"><text:span text:style-name="T428">[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8">The Debug or Release configuration is taken from the PROFILE environment variable. <text:s/></text:span><text:span text:style-name="T759">The build.rs code also knows where to find the Adapter_BackEnd files (..\..\lib\x64\Release) because that's where the Adapter_BackEnd project is configured to put them. <text:s/></text:span><text:span text:style-name="T760">I think I need to create a build.rs.in template file and create it as needed.</text:span></text:p>
      <text:h text:style-name="P1060" text:outline-level="1" text:is-list-header="true">July 14, 2023</text:h>
      <text:p text:style-name="P652"><text:span text:style-name="T428">[Rust Cargo Tip] </text:span>The following command:</text:p>
      <text:p text:style-name="P49">cargo build --target-dir rust</text:p>
      <text:p text:style-name="P651">Does not set the <text:span text:style-name="T762">CARGO_BUILD_TARGET_DIR or CARGO_TARGET_DIR environment variable for the build.rs script. <text:s/>--target-dir switch d</text:span><text:span text:style-name="T763">irects all build output to the specified directory. <text:s/>However, there is no environment variable set to the contents of this switch.</text:span></text:p>
      <text:p text:style-name="P653"><text:span text:style-name="T765">The </text:span>CARGO_TARGET_DIR environment variable is expected to be set by the developer; cargo will not set that automatically. <text:s/>The --target-dir switch overrides the environment variable, <text:span text:style-name="T764">which in turn overrides the build.target-dir configuration option (if set).</text:span></text:p>
      <text:p text:style-name="P654"><text:span text:style-name="T428">[Rust </text:span><text:span text:style-name="T429">Cargo</text:span><text:span text:style-name="T428"> Tip] </text:span>Apparently, running the command "cargo metadata" is the preferred way to discover all this stuff. <text:s/><text:span text:style-name="T766">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7">metadata</text:span></text:a><text:span text:style-name="T767">, that makes this metadata readable but </text:span><text:span text:style-name="T768">the </text:span><text:span text:style-name="T767">cargo_metadata </text:span><text:span text:style-name="T768">crate</text:span><text:span text:style-name="T767"> must be installed </text:span><text:span text:style-name="T768">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1113">run "cargo metadata" to produce a json-formatted block of data <text:span text:style-name="T770">to standard output</text:span> <text:span text:style-name="T769">(this might install several other crates on first invocation: num_threads v0.1.6, </text:span>wasi v0.11.0+wasi-snapshot-preview1, winapi-i686-pc-windows-gnu v0.4.0, winapi-x86_64-pc-windows-gnu v0.4.0<text:span text:style-name="T770">).</text:span></text:p>
        </text:list-item>
        <text:list-item>
          <text:p text:style-name="P1114">Capture the standard output into a variables</text:p>
        </text:list-item>
        <text:list-item>
          <text:p text:style-name="P1114">Pass the contents of the variable to either rustc_serialize or serde</text:p>
        </text:list-item>
      </text:list>
      <text:p text:style-name="P152"/>
      <text:p text:style-name="P657"><text:span text:style-name="T428">[Rust </text:span><text:span text:style-name="T429">Cargo </text:span><text:span text:style-name="T428">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1">Serde is significantly more complicated to use. <text:s/></text:span><text:span text:style-name="T772">There is nothing in the serde interfaces like the find_path() shown in the rustc_serialize example above.</text:span></text:p>
      <text:p text:style-name="P659"/>
      <text:p text:style-name="P661"><text:span text:style-name="T428">[Rust </text:span><text:span text:style-name="T429">Cargo </text:span><text:span text:style-name="T428">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3">In other words, IT DOESN'T PAY ATTENTION TO THE --target-dir SWITCH!!! <text:s/></text:span><text:span text:style-name="T774">The advice from the Rust Library Team is useless here.</text:span></text:p>
      <text:p text:style-name="P67">Only solution I see is to create a <text:span text:style-name="T754">.cargo/config.toml </text:span>from a cmake template.</text:p>
      <text:h text:style-name="P1061" text:outline-level="1" text:is-list-header="true"><text:soft-page-break/>July 15, 2023</text:h>
      <text:p text:style-name="P645"><text:span text:style-name="T775">Need to create a </text:span><text:span text:style-name="T754">.cargo/config.toml </text:span><text:span text:style-name="T775">that can specify the target-dir.</text:span></text:p>
      <text:p text:style-name="P667"><text:span text:style-name="T428">[Rust </text:span><text:span text:style-name="T429">Cargo </text:span><text:span text:style-name="T428">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79">the </text:span>target directory <text:span text:style-name="T779">(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6">Running the test with the following:</text:span></text:p>
      <text:p text:style-name="P49">cargo run --target-dir rust2</text:p>
      <text:p text:style-name="P668">Caused cargo to use rust2 for all file output but the program reported target<text:span text:style-name="T779">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79">_</text:span>directory to be c:\work\rust\practice_workspace\rust.</text:p>
      <text:p text:style-name="P671">I deleted .cargo/config.toml and ran the same line above. <text:s/>It put the files in rust2 but the program reported target<text:span text:style-name="T779">_</text:span>directory to be c:\work\rust\practice_workspace\target <text:span text:style-name="T777">(in other words, back to the default).</text:span></text:p>
      <text:p text:style-name="P67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674"><text:span text:style-name="T428">[Rust </text:span><text:span text:style-name="T429">Cargo </text:span><text:span text:style-name="T428">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79">_</text:span>directory to be c:\work\rust\practice_workspace\rust2.</text:p>
      <text:p text:style-name="P675"><text:span text:style-name="T428">[Rust </text:span><text:span text:style-name="T429">Cargo </text:span><text:span text:style-name="T428">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79">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8">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1062"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0">invocation of the cmake command while building the rust crate. <text:s/>I still need to unravel that code a bit, though. <text:s/></text:span><text:span text:style-name="T781">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8">[</text:span><text:span text:style-name="T430">CMake</text:span><text:span text:style-name="T429"> </text:span><text:span text:style-name="T428">Tip] </text:span><text:span text:style-name="T78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2">from this StackOverflow question/answer</text:span></text:a><text:span text:style-name="T782">):</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8">[</text:span><text:span text:style-name="T430">CMake</text:span><text:span text:style-name="T429"> </text:span><text:span text:style-name="T428">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3">However, the build.rs file was being run – it's just failing:</text:span></text:p>
      <text:p text:style-name="P49">CUSTOMBUILD : warning : <text:span text:style-name="T271">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1">The system</text:span></text:p>
      <text:p text:style-name="P49"><text:span text:style-name="T271"><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4">For some reason, cargo is ignoring it </text:span><text:span text:style-name="T785">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6">I changed the variable to this:</text:span></text:p>
      <text:p text:style-name="P49">"CMAKE_TARGET_DIR=${CMAKE_BINARY_DIR}\rust"</text:p>
      <text:p text:style-name="P689">But that didn't help either. <text:s/>Cargo just ignored it.</text:p>
      <text:p text:style-name="P691"><text:span text:style-name="T428">[Rust </text:span><text:span text:style-name="T429">Cargo </text:span><text:span text:style-name="T428">Tip] </text:span>Doh! <text:s/>The variable should be:</text:p>
      <text:p text:style-name="P49"><text:soft-page-break/>"<text:span text:style-name="T271">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8">[</text:span><text:span text:style-name="T430">CMake</text:span><text:span text:style-name="T429"> </text:span><text:span text:style-name="T428">Tip] </text:span><text:span text:style-name="T937">T</text:span>hat may be a bug in PathBuf::from().join(). <text:s/><text:span text:style-name="T787">Nope. <text:s/>I had \rust in the CMakeLists.txt file. <text:s/>Changed to /rust and that problem went away. <text:s/>However, the build.rs cannot find the Adapter_BackEnd.dll code.</text:span></text:p>
      <text:p text:style-name="P693"><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1063" text:outline-level="1" text:is-list-header="true">July 17, 2023</text:h>
      <text:p text:style-name="P65">Time for the Python example to get the CMake treatment. <text:s/><text:span text:style-name="T788">For Python, I want to copy the Python code to the build directory. <text:s/>Then I can copy over the Adapter_BackEnd.dll to the Python directory, in the adapter directory.</text:span></text:p>
      <text:p text:style-name="P65"><text:span text:style-name="T761">Alternatively, I could create a script that sets up the PATH environment variable so I can leave the Python source where it is and hopefully only put the Adapter_BackEnd.dll in the build directory. <text:s/></text:span><text:span text:style-name="T792">However, this will work only if I use ctypes.util.find_library(), which, on Windows at least, searches only the PATH environment variable and also requires the full name of the DLL (this is </text:span><text:span text:style-name="T250">not</text:span><text:span text:style-name="T792"> how Windows locates DLL normally). <text:s/>On Linux, find_library() will automatically add the </text:span><text:span text:style-name="T250">lib</text:span><text:span text:style-name="T792"> prefix and </text:span><text:span text:style-name="T250">.so</text:span><text:span text:style-name="T792"> suffix if not already provided and will search for the library the same way as Linux does. </text:span><text:span text:style-name="T793">The find_library() documentation does recommend using LoadLibrary() with a hardcoded library name on Windows.</text:span></text:p>
      <text:p text:style-name="P65"><text:span text:style-name="T789">The ctypes.cdll.LoadLibrary() </text:span><text:span text:style-name="T790">method</text:span><text:span text:style-name="T789"> </text:span><text:span text:style-name="T791">expects a full path to the library to load, although on Windows, LoadLibrary() will add the extension of DLL (or EXE) while looking. <text:s/></text:span><text:span text:style-name="T792">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8">[</text:span><text:span text:style-name="T430">CMake</text:span><text:span text:style-name="T429"> </text:span><text:span text:style-name="T428">Tip] </text:span>In cmake, generator expressions cannot be used in if() commands, or so my experiments reveal. <text:s/><text:span text:style-name="T794">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5">3</text:span>:</text:p>
      <text:p text:style-name="P697">Does not use a generator expression in the variable (but the PDB file might exist even in a release build):</text:p>
      <text:p text:style-name="P49">set(TARGET_PDB "${CMAKE_BINARY_DIR}/Adapter_BackEnd/<text:span text:style-name="T794">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5">4:</text:span></text:p>
      <text:p text:style-name="P697"><text:span text:style-name="T795">Using a generator in an if() command doesn't work either, </text:span><text:span text:style-name="T796">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7">are replaced by their cached values (I think that's how it works). <text:s/>The if()/endif() commands are used during the configure phase and not the build phase, </text:span><text:span text:style-name="T79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8">[</text:span><text:span text:style-name="T430">CMake</text:span><text:span text:style-name="T429"> </text:span><text:span text:style-name="T428">Tip] </text:span>Searching online suggests that a separate script (a "copyfile_<text:span text:style-name="T799">i</text:span>f_exists.cmake") should be created and then used in a custom command like this:</text:p>
      <text:p text:style-name="P49">add_custom_command(<text:span text:style-name="T802">TARGET my_</text:span>target</text:p>
      <text:p text:style-name="P49"><text:s text:c="4"/>POST_BUILD </text:p>
      <text:p text:style-name="P49"><text:s text:c="4"/>COMMAND ${CMAKE_COMMAND}</text:p>
      <text:p text:style-name="P49"><text:s text:c="8"/><text:span text:style-name="T799">"-DFILE_TO_COPY=${path_to_file}"</text:span></text:p>
      <text:p text:style-name="P49"><text:s text:c="8"/><text:span text:style-name="T799">"-DDESTINATION=${output_directory}"</text:span></text:p>
      <text:p text:style-name="P49"><text:s text:c="8"/>-<text:span text:style-name="T799">P </text:span><text:span text:style-name="T800">${CMAKE_CURRENT_SOURCE_DIR}/</text:span><text:span text:style-name="T799">copyfile_if_exists.cmake</text:span></text:p>
      <text:p text:style-name="P49"><text:s text:c="4"/><text:span text:style-name="T800">COMMENT "Copying ${path_to_file} it if exists."</text:span></text:p>
      <text:p text:style-name="P49">)</text:p>
      <text:p text:style-name="P702"><text:span text:style-name="T428">[</text:span><text:span text:style-name="T430">CMake</text:span><text:span text:style-name="T429"> </text:span><text:span text:style-name="T428">Tip] </text:span>The copyfile_if_exists.cmake can look like this:</text:p>
      <text:p text:style-name="P49">if(EXISTS ${FILE_TO_COPY})</text:p>
      <text:p text:style-name="P49"><text:s text:c="4"/><text:span text:style-name="T801">file(COPY ${FILE_TO_COPY} </text:span><text:span text:style-name="T803">DESTINATION</text:span><text:span text:style-name="T801"> ${DESTINATION}</text:span><text:span text:style-name="T803">)</text:span></text:p>
      <text:p text:style-name="P49">endif()</text:p>
      <text:p text:style-name="P703">The if() command is evaluated at the time the script is executed, which during the build phase.</text:p>
      <text:p text:style-name="P704">I tried it and it worked. <text:s/><text:span text:style-name="T804">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5">but I should make this a more global script.</text:span></text:p>
      <text:p text:style-name="P706">This also means the build.rs script for rust is not needed.</text:p>
      <text:h text:style-name="P1064"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6">s </text:span><text:span text:style-name="T807">successfully.</text:span></text:p>
      <text:p text:style-name="P709"><text:span text:style-name="T428">[Rust </text:span><text:span text:style-name="T429">Cargo </text:span><text:span text:style-name="T428">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9">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8">CM</text:span>ake <text:span text:style-name="T938">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0">I suppose I can force the release version always into Python (basically, ignore the configuration setting), with an option to copy the debug version if desired. <text:s/></text:span><text:span text:style-name="T811">There is the option() command in CMake.</text:span></text:p>
      <text:p text:style-name="P717"><text:span text:style-name="T431">[CMake Tip] </text:span>The option() command adds a variable to the cache with the specified ON/OFF value as the default. <text:s/>For example, <text:span text:style-name="T812">the CMakeLists.txt file:</text:span></text:p>
      <text:p text:style-name="P49">option(MYOPTION <text:span text:style-name="T812">"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3">I think what I want is the ability to use the build phase to decide whether to use the debug version of the Adapter_BackEnd.dll. <text:s/></text:span><text:span text:style-name="T814">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1">[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5">a </text:span>folder <text:span text:style-name="T815">called</text:span> "CMake Rules". <text:s/><text:span text:style-name="T815">Also, there is a file called DesignPatternExamples_python or DesignPatternExamples_rust (in each project, respectively). <text:s/>These are files that are designated as not to be built but they are files that don't exist. <text:s/></text:span><text:span text:style-name="T816">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7">(specifically, ADAPTER_BINARY_DIR). <text:s/></text:span><text:span text:style-name="T818">I'm not sure how to handle this. <text:s/></text:span><text:span text:style-name="T819">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0">However, all the paths to search for source code is also relative to the current directory. <text:s/></text:span><text:span text:style-name="T821">So I either change the output folder to the build folder relative to the Doxyfile folder, or I change all the input folders to be relative from the build folder.</text:span></text:p>
      <text:p text:style-name="P726"><text:span text:style-name="T433">[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3">[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3">[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3">[CMake Tip] </text:span><text:span text:style-name="T822">Some tweaks regarding use of REGULAR_EXPRESSION In source_group(). <text:s/>These are supposed to be a regular expression, not a file wildcard expression. <text:s/></text:span><text:span text:style-name="T823">So instead of </text:span><text:span text:style-name="T727">adapter/*.*</text:span><text:span text:style-name="T823">, I need to use </text:span><text:span text:style-name="T727">adapter/.*</text:span><text:span text:style-name="T823"> </text:span><text:span text:style-name="T824">(technically, it should </text:span><text:span text:style-name="T727">adapter/.+</text:span><text:span text:style-name="T824">).</text:span></text:p>
      <text:h text:style-name="P1065" text:outline-level="1" text:is-list-header="true">July 19, 2023</text:h>
      <text:p text:style-name="P64">Copied all CMake files from c:\work\DesignPatternExamples to c:\work\vs2022\DesignPatternExamples. <text:s/>Committed to version control with no additional changes. <text:s/><text:span text:style-name="T825">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6">release\</text:span>designpatternexamples_cpp.exe failed during the Command exercise, probably an unhandled exception. <text:s/><text:span text:style-name="T828">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7">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29">As a result, the Command::Execute() tried to execute the _two_parameter_operation because it was not a nullptr but instead was uninitialized memory, triggering an illegal memory access exception. <text:s/>Fixed. <text:s/></text:span><text:span text:style-name="T830">Committed.</text:span></text:p>
      <text:p text:style-name="P736">Deleted all Visual project files and the Visual Studio solution file. <text:s/>Also deleted all the .vs directories (there were only two). <text:s/><text:span text:style-name="T831">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2">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1066"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3">[CMake Tip] </text:span>Note: It appears the copy_directory_if_different command looks <text:span text:style-name="T833">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3">[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1">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3">[CMake Tip] </text:span>Ideally what is needed is for the custom command to depend on any of the source files changing relative to the output file. <text:s/><text:span text:style-name="T833">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7">(for both building and documentation) </text:span>to use the same SYMBOLIC file trick. <text:s/><text:span text:style-name="T834">This depends on doxygen and cargo not doing anything unnecessary if no changes are detected. <text:s/></text:span><text:span text:style-name="T835">And that worked, although doxygen takes about 20 seconds do determine there is nothing to d</text:span><text:span text:style-name="T836">o. <text:s/></text:span><text:span text:style-name="T837">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1067" text:outline-level="1" text:is-list-header="true">July 21, 2023</text:h>
      <text:p text:style-name="P63"><text:span text:style-name="T434">[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8">This means the Python version of DesignPatternExamples has no external dependencies.</text:span></text:p>
      <text:p text:style-name="P752"><text:span text:style-name="T434">[Rust Cargo Tip]</text:span><text:span text:style-name="T939">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39">t</text:span>ions: <text:a xlink:type="simple" xlink:href="https://john.albin.net/git/convert-subversion-to-git" text:style-name="Internet_20_link" text:visited-style-name="Visited_20_Internet_20_Link">https://john.albin.net/git/convert-subversion-to-git</text:a>, <text:span text:style-name="T839">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0">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1">=</text:span>authors-transform.txt --stdlayout /c/work/git/dpetemp</text:p>
      <text:p text:style-name="P762">The highlighted portion is what was causing the author file from being used. <text:s/><text:span text:style-name="T841">However, this just stopped working without fetching anything. <text:s/></text:span><text:span text:style-name="T842">I tried authors-transform.txt with Windows line endings and Unix line endings but the same result. <text:s/></text:span><text:span text:style-name="T843">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5">Windows line endings</text:span>. Also added e-mail address to the name. <text:s/><text:span text:style-name="T844">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5">(UTF-8, no BOM, Windows line endings). <text:s/></text:span><text:span text:style-name="T844">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6">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4">Nope. <text:s/>Failed like before, just stopped running after getting through revision 6800. <text:s/></text:span><text:span text:style-name="T847">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1">That worked. <text:s/><text:span text:style-name="T850">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068"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5">[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1">For comparison, l</text:span>et's see what the following produces <text:span text:style-name="T851">(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2">(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5">[Git Tip] </text:span>The <text:span text:style-name="T940">git svn </text:span>--prefix switch changed the following reference:</text:p>
      <text:p text:style-name="P42">fd4a8e76601bf954e92d8f263b9194bdf554330c refs/remotes/<text:span text:style-name="T271">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5">[Git Tip] </text:span>From the <text:a xlink:type="simple" xlink:href="https://git-scm.com/docs/git-svn" text:style-name="Internet_20_link" text:visited-style-name="Visited_20_Internet_20_Link">git svn documentation</text:a> <text:span text:style-name="T855">(Caveats section)</text:span>, <text:span text:style-name="T853">the --trunk, --branch, --tag, and --stdlayout, are used to indicate how the subversion repository is structured in terms of trunk, branches, and tags. <text:s/>This layout will then be reproduced in git. <text:s/></text:span><text:span text:style-name="T854">Branches and tags are only useful if the subversion repository has branches and tags, which mine don't. <text:s/>And since I don't have any branches, I technically don't have a "trunk". <text:s/></text:span><text:span text:style-name="T855">The documen</text:span><text:span text:style-name="T856">t</text:span><text:span text:style-name="T855">ation states that if the subversion repository does not use </text:span><text:span text:style-name="T85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7">It also means I can do a git pull and changes made to the subversion repository should be brought down to the local git repository. <text:s/></text:span><text:span text:style-name="T866">However, since I used "--no-metadata" switch, the information needed by git svn is missing to support pulling and pushing to the subversion repository.</text:span></text:p>
      <text:p text:style-name="P782"><text:span text:style-name="T435">[Git Tip] </text:span>Here is the <text:span text:style-name="T867">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8">Note: T</text:span>he authorsfile is retained for future filtering and that it is hardcoded to the location where I created it.</text:p>
      <text:p text:style-name="P784"><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8">(or use </text:span><text:span text:style-name="T728">git config --unset-all svn-remote</text:span><text:span text:style-name="T868">). <text:s/></text:span><text:span text:style-name="T869">To remove the authorsfile, use </text:span><text:span text:style-name="T729">git config –unset svn.authorsfile</text:span><text:span text:style-name="T869">).</text:span></text:p>
      <text:p text:style-name="P55"><text:span text:style-name="T859">I went back to the </text:span><text:a xlink:type="simple" xlink:href="https://learn.microsoft.com/en-us/azure/devops/repos/git/perform-migration-from-svn-to-git" text:style-name="Internet_20_link" text:visited-style-name="Visited_20_Internet_20_Link"><text:span text:style-name="T859">Microsoft documentation</text:span></text:a><text:span text:style-name="T859"> for migrating a subversion repository to a git repository. <text:s/></text:span><text:span text:style-name="T860">It talks about using a </text:span><text:span text:style-name="T251">bare</text:span><text:span text:style-name="T860"> git repository as the mechanism for sharing. <text:s/>A bare git repository does not have a local working copy of the files, only the history and metadata </text:span><text:span text:style-name="T862">(</text:span><text:span text:style-name="T252">"</text:span><text:span text:style-name="T246">This is the recommended format for sharing a Git repository via a remote repository hosted on a service like Azure Repos</text:span><text:span text:style-name="T252">"</text:span><text:span text:style-name="T862">).</text:span><text:span text:style-name="T860"> <text:s/>This is why I thought the process had failed last time </text:span><text:span text:style-name="T861">when creating c:\work\git\designpatternexamples.</text:span><text:span text:style-name="T862"> <text:s/>Note that a bare repository cannot be committed to.</text:span></text:p>
      <text:p text:style-name="P150">The Microsoft documentation lists the following steps:</text:p>
      <text:list text:style-name="L13">
        <text:list-item>
          <text:p text:style-name="P1115">Prepare a migration environment</text:p>
        </text:list-item>
        <text:list-item>
          <text:p text:style-name="P1115">Convert the source SVN repository to a local Git repository</text:p>
        </text:list-item>
        <text:list-item>
          <text:p text:style-name="P1115">(Optional) Synchronize the local Git repository with any changes from SVN repository while developers continue using SVN</text:p>
        </text:list-item>
        <text:list-item>
          <text:p text:style-name="P1115">Push the local Git repository to a remote Git repository hosted on Azure Repos</text:p>
        </text:list-item>
        <text:list-item>
          <text:p text:style-name="P1115">Lock SVN repository, synchronize any remaining changes from SVN repository to local Git repository and push final changes to the remote Git repository on Azure Repos</text:p>
        </text:list-item>
        <text:list-item>
          <text:p text:style-name="P1115">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3">pushes the temporary git repository to a bare repository, then, in the bare repository, rename "trunk" to "master" (Microsoft uses "main"). <text:s/></text:span><text:span text:style-name="T864">He ends with:</text:span></text:p>
      <text:p text:style-name="P51"><text:span text:style-name="T86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4">"</text:span></text:p>
      <text:p text:style-name="P786">In the quote, the <text:span text:style-name="T941">"</text:span>share it<text:span text:style-name="T941">"</text:span> link goes to a non-existent section in the online Git Book, "Setting up a private repository". <text:s/>I can't find a reference to that topic in the latest Git book (v2).</text:p>
      <text:p text:style-name="P787"><text:span text:style-name="T865">T</text:span>he Git book (v2), <text:a xlink:type="simple" xlink:href="https://git-scm.com/book/en/v2/Git-Basics-Working-with-Remotes" text:style-name="Internet_20_link" text:visited-style-name="Visited_20_Internet_20_Link">working with remotes</text:a>, <text:span text:style-name="T865">suggests</text:span> I can use the following to remove <text:span text:style-name="T865">the</text:span> remote connection <text:span text:style-name="T865">to svn:</text:span></text:p>
      <text:p text:style-name="P49">git remote remove <text:span text:style-name="T865">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0">Theoretically, that should work without issue.</text:span></text:p>
      <text:h text:style-name="P1069"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5">[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1">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070"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2">This allowed me to remove CARGO_ARGS and the use of the CARGO_BUILD_TARGET_DIR environment variable when calling cargo.</text:span></text:p>
      <text:h text:style-name="P1071"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2">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3">resource files attached to the executable, </text:span><text:span text:style-name="T944">which apparently I never added for C and C++. <text:s/>And I never set a version for Python. <text:s/>I also need to print the version </text:span><text:span text:style-name="T945">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6">classic</text:span></text:p>
      <text:p text:style-name="P804">(using snap as it installs CMake v3.27, <text:span text:style-name="T955">while</text:span> apt installs CMake v3.22. <text:s/><text:span text:style-name="T946">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8">(this installs 1.66.1):</text:span></text:p>
      <text:p text:style-name="Code">sudo apt install rustc</text:p>
      <text:p text:style-name="P807">Or download rustup and use it to install Rust <text:span text:style-name="T947">(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49">The default host triple is </text:span><text:span text:style-name="T730">x86_64-unknown-linux-gnu</text:span><text:span text:style-name="T949">.</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54">Note: apt will install graphviz 2.43.0, which is extremely old (</text:span><text:span text:style-name="T950">on Windows, I have 7.1.0 installed. <text:s/></text:span><text:span text:style-name="T951">Note that GraphViz is up to 8.1.0</text:span><text:span text:style-name="T950">).</text:span></text:p>
      <text:p text:style-name="P813"><text:span text:style-name="T954">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4">(since I installed build-essential, I already have all these). <text:s/></text:span><text:span text:style-name="T953">Note: </text:span><text:span text:style-name="T952">GraphViz is expecting </text:span><text:span text:style-name="T953">at least</text:span><text:span text:style-name="T952"> gcc/g++ 4.8.1. <text:s/></text:span><text:span text:style-name="T953">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4">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6">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7">"</text:span>c_std_17<text:span text:style-name="T957">"</text:span> does not exist in gcc 11.3.0. <text:s/><text:span text:style-name="T958">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59">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0">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1">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2">On the other hand, the "safe" C library functions that return errno_t were included in C11, </text:span><text:span text:style-name="T963">so it should be available. <text:s/>Presumably.</text:span></text:p>
      <text:h text:style-name="Heading_20_1" text:outline-level="1" text:is-list-header="true">July 30, 2023</text:h>
      <text:p text:style-name="P838">Interesting approach to testing a C installation on Linux:</text:p>
      <text:p text:style-name="Code">echo '#include&lt;stdio.h&gt;' | gcc -xc - -H -v -fsyntax-only</text:p>
      <text:p text:style-name="P838">This echoes (-H) all the search directories used by gcc for headers. <text:s/>The -v <text:span text:style-name="T964">prints the commands used for compilation along with the compiler version. <text:s/>-fsyntax-only performs a syntax check only, no compilation.</text:span></text:p>
      <text:p text:style-name="P839">Since the ' can span multiple lines, I can do this:</text:p>
      <text:p text:style-name="Code">echo '#include&lt;stdio.h&gt;</text:p>
      <text:p text:style-name="Code">errno_t i;' | gcc -xc - -H -v -fsyntax-only</text:p>
      <text:p text:style-name="P839">And test for errno_t support. <text:s/>It isn't supported <text:span text:style-name="T965">in my current installation even though gcc 11.3.0 supports C17.</text:span></text:p>
      <text:p text:style-name="P840">Actually, it's glibc (the GNU C Library) that provides the standard library and the question is whether it supports C11 stuff.</text:p>
      <text:p text:style-name="P841"><text:span text:style-name="T966">This </text:span><text:a xlink:type="simple" xlink:href="https://stackoverflow.com/questions/17960423/what-is-the-oldest-version-of-gcc-glibc-that-supports-the-strerrorlen-s-and-stre" text:style-name="Internet_20_link" text:visited-style-name="Visited_20_Internet_20_Link"><text:span text:style-name="T966">StackOverflow question and answer</text:span></text:a><text:span text:style-name="T966"> (from 2013) suggests the safe functions and errno_t are defined in </text:span>Annex K of C11, Bounds-checking interfaces<text:span text:style-name="T966">, which are all considered optional. <text:s/></text:span><text:span text:style-name="T967">Apparently the preferred design of Linux developers is to put these in their own library but since no one wanted to be bothered, it never got implemented </text:span><text:span text:style-name="T968">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69">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3">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4">I really should be making all my changes on a separate branch instead of the main branch of the git repository. <text:s/>That way, I can do a more intelligent merge of changes.</text:p>
      <text:p text:style-name="P844">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4">To create a branch:</text:p>
      <text:p text:style-name="Code">git <text:span text:style-name="T970">checkout -b newbranch [source_branch]</text:span></text:p>
      <text:p text:style-name="P845">If source_branch is not specified, then the current branch is used as the source.</text:p>
      <text:p text:style-name="P846">To push the branch to origin (GitHub), use this:</text:p>
      <text:p text:style-name="Code">git push <text:span text:style-name="T971">[</text:span>origin<text:span text:style-name="T971">]</text:span> newbranch</text:p>
      <text:p text:style-name="P847">In the above, "origin" is the default if not explicitly specified. <text:s/>This allows for different remote connections to be used if necessary.</text:p>
      <text:p text:style-name="P848">Okay. <text:s/>I created the branch in Ubuntu with this:</text:p>
      <text:p text:style-name="Code">git checkout -b linux</text:p>
      <text:p text:style-name="P848">Switched back to main:</text:p>
      <text:p text:style-name="Code">git checkout main</text:p>
      <text:p text:style-name="P848">Now to reset main to the remote repository's head:</text:p>
      <text:p text:style-name="Code">git fetch origin</text:p>
      <text:p text:style-name="Code">git reset --hard origin/main</text:p>
      <text:p text:style-name="Code">git clean -f</text:p>
      <text:p text:style-name="P849">(The last command removes added files.)</text:p>
      <text:p text:style-name="P849">Now my Ubuntu main branch is the same as on GitHub.com.</text:p>
      <text:p text:style-name="P850">It may be useful to push the linux branch to github and merge it (or most of it) into main.</text:p>
      <text:p text:style-name="P851">Switch to linux branch:</text:p>
      <text:p text:style-name="Code">git checkout linux</text:p>
      <text:p text:style-name="P851">Push to GitHub (the --set-upstream is required the first time):</text:p>
      <text:p text:style-name="Code">git push --set-upstream origin linux</text:p>
      <text:p text:style-name="P852">Logged into <text:a xlink:type="simple" xlink:href="https://github.com/stephenlepisto/designpatternexamples" text:style-name="Internet_20_link" text:visited-style-name="Visited_20_Internet_20_Link">https://github.com/stephenlepisto/designpatternexamples</text:a>.</text:p>
      <text:p text:style-name="P852">Saw a message that the linux branch was created and do I want to create a pull request. <text:s/>I clicked the Pull Request button.</text:p>
      <text:p text:style-name="P853"><text:soft-page-break/>Since this is a private repository, I can only merge the pull request (that is, I can't approve it first then merge). <text:s/><text:span text:style-name="T972">Done.</text:span></text:p>
      <text:p text:style-name="P854">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5">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5">In cplusplus\helpers, the file is called _countof_h, not _countof.h.</text:p>
      <text:p text:style-name="P856">Used git to rename the file and commit the change:</text:p>
      <text:p text:style-name="Code">cd cplusplus/helpers</text:p>
      <text:p text:style-name="Code">git mv _countof_h _countof.h</text:p>
      <text:p text:style-name="Code">git commit</text:p>
      <text:p text:style-name="P856">Building again:</text:p>
      <text:p text:style-name="Code">cmake --build . --config debug</text:p>
      <text:p text:style-name="P858">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59">Hmm. <text:s/>Apparently, the Net Framework v4.5 was taken from Visual Studio 2019, which I had uninstalled. <text:s/>Visual Studio 2022 currently has .Net Framework v4.8 SDK installed and targeted, along with targeting packs for 4.6 and 4.7.2. <text:s/><text:span text:style-name="T973">This suggests I should be targeting .Net 4.7.2 or .Net 4.8 in the C# builds.</text:span></text:p>
      <text:p text:style-name="P860">Modified csharp/CMakeLists.txt to <text:span text:style-name="T975">remove the set_target_property() for setting the framework to 4.5. <text:s/>Modified root's CMakeLists.txt to set the following for C#:</text:span></text:p>
      <text:p text:style-name="Code">SET(CMAKE_DOTNET_TARGET_FRAMEWORK_VERSION "v4.7.2")</text:p>
      <text:p text:style-name="P864">Also modified App.config for the C# project to remove specific framework version 4.5. <text:s/>Now depends on framework 4.0.</text:p>
      <text:p text:style-name="P857">Building again:</text:p>
      <text:p text:style-name="P837"><text:soft-page-break/>cmake --build . --config debug</text:p>
      <text:p text:style-name="P861">Build complete.</text:p>
      <text:p text:style-name="P861">Running through the programs.</text:p>
      <text:p text:style-name="P861">csharp\debug\DesignPatternExamples<text:span text:style-name="T974">_csharp</text:span>.exe. <text:s/>Ran just fine.</text:p>
      <text:p text:style-name="P861">c\debug\DesignPatternExamples<text:span text:style-name="T974">_c</text:span>.exe. <text:s/>Ran just fine but examples are not alphabetical.</text:p>
      <text:p text:style-name="P862">cplusplus\debug\DesignPatternExamples_cpp.exe. <text:s/>Ran just fine.</text:p>
      <text:p text:style-name="P863">py -m python.DesignPatternExamples_python. <text:s/>Ran just fine.</text:p>
      <text:p text:style-name="P863">rust\debug\design_pattern_examples_rust.exe. <text:s/>Ran just fine.</text:p>
      <text:p text:style-name="P865">Modified c/Program.c to alphabetize the exercises.</text:p>
      <text:p text:style-name="P866"/>
      <text:p text:style-name="P866">Pushed all changes in Windows to GitHub.</text:p>
      <text:p text:style-name="P867">Next step is to modify C and C++ projects to <text:span text:style-name="T976">replace all safe functions and errno_t – or provide my own implementations of them. <text:s/>Need to think about that awhile.</text:span></text:p>
      <text:p text:style-name="P868">Places that use errno_t <text:span text:style-name="T977">and safe functions:</text:span></text:p>
      <text:list text:style-name="L14">
        <text:list-item>
          <text:p text:style-name="P1116">c/Adapter_Functions.c</text:p>
          <text:list>
            <text:list-item>
              <text:p text:style-name="P1118">strerror_s</text:p>
              <text:list>
                <text:list-item>
                  <text:p text:style-name="P1119">FIXED (<text:span text:style-name="T994">removed, not needed</text:span>)</text:p>
                </text:list-item>
              </text:list>
            </text:list-item>
            <text:list-item>
              <text:p text:style-name="P1118">strncpy_s</text:p>
              <text:list>
                <text:list-item>
                  <text:p text:style-name="P1119">FIXED (replaced with <text:span text:style-name="T994">memcpy</text:span>())</text:p>
                </text:list-item>
              </text:list>
            </text:list-item>
            <text:list-item>
              <text:p text:style-name="P1118">sprintf_s</text:p>
              <text:list>
                <text:list-item>
                  <text:p text:style-name="P1119">FIXED (replaced with <text:span text:style-name="T994">snprintf()</text:span>)</text:p>
                </text:list-item>
              </text:list>
            </text:list-item>
            <text:list-item>
              <text:p text:style-name="P1118">strcat_s</text:p>
              <text:list>
                <text:list-item>
                  <text:p text:style-name="P1119">FIXED (replaced with strcat() since all arguments are valid by that point)</text:p>
                </text:list-item>
              </text:list>
            </text:list-item>
          </text:list>
        </text:list-item>
        <text:list-item>
          <text:p text:style-name="P1118">c/Bridge_Exercise.c</text:p>
          <text:list>
            <text:list-item>
              <text:p text:style-name="P1118">sprintf_s</text:p>
            </text:list-item>
            <text:list-item>
              <text:p text:style-name="P1120">FIXED (replaced with <text:span text:style-name="T995">formatstring</text:span>())</text:p>
            </text:list-item>
          </text:list>
        </text:list-item>
        <text:list-item>
          <text:p text:style-name="P1116">c/Bridge_FileLogger.c</text:p>
          <text:list>
            <text:list-item>
              <text:p text:style-name="P1118">strerror_s</text:p>
              <text:list>
                <text:list-item>
                  <text:p text:style-name="P1121">FIXED (replaced with str<text:span text:style-name="T996">error</text:span>())</text:p>
                </text:list-item>
              </text:list>
            </text:list-item>
            <text:list-item>
              <text:p text:style-name="P1118"><text:soft-page-break/>fopen_s</text:p>
              <text:list>
                <text:list-item>
                  <text:p text:style-name="P1121">FIXED (replaced with <text:span text:style-name="T996">fopen()</text:span>)</text:p>
                </text:list-item>
              </text:list>
            </text:list-item>
          </text:list>
        </text:list-item>
        <text:list-item>
          <text:p text:style-name="P1141">c/Bridge_LogHelper.c</text:p>
          <text:list>
            <text:list-item>
              <text:p text:style-name="P1118">sprintf_s</text:p>
            </text:list-item>
            <text:list-item>
              <text:p text:style-name="P1122">FIXED (replaced with <text:span text:style-name="T997">snprintf</text:span><text:span text:style-name="T996">()</text:span>)</text:p>
            </text:list-item>
          </text:list>
        </text:list-item>
        <text:list-item>
          <text:p text:style-name="P1141">c/Command_Command.c</text:p>
          <text:list>
            <text:list-item>
              <text:p text:style-name="P1118">sprintf_s</text:p>
            </text:list-item>
            <text:list-item>
              <text:p text:style-name="P1123">FIXED (replaced with <text:span text:style-name="T997">snprintf</text:span><text:span text:style-name="T996">()</text:span>)</text:p>
            </text:list-item>
          </text:list>
        </text:list-item>
        <text:list-item>
          <text:p text:style-name="P1116">c/Composite_Exercise.c</text:p>
          <text:list>
            <text:list-item>
              <text:p text:style-name="P1118">strcpy_s</text:p>
            </text:list-item>
            <text:list-item>
              <text:p text:style-name="P1118">strcat_s</text:p>
            </text:list-item>
            <text:list-item>
              <text:p text:style-name="P1118">sprintf_s</text:p>
            </text:list-item>
            <text:list-item>
              <text:p text:style-name="P1124">FIXED (<text:span text:style-name="T998">rewrote Composite_Exercise_FormatEntry() to use one call to formatstring()</text:span>)</text:p>
            </text:list-item>
          </text:list>
        </text:list-item>
        <text:list-item>
          <text:p text:style-name="P1141">c/Decorator_Exercise.c</text:p>
          <text:list>
            <text:list-item>
              <text:p text:style-name="P1118">sprintf_s</text:p>
            </text:list-item>
            <text:list-item>
              <text:p text:style-name="P1125">FIXED (<text:span text:style-name="T999">rewrote _Decorate() to use</text:span> <text:span text:style-name="T995">formatstring</text:span>())</text:p>
            </text:list-item>
          </text:list>
        </text:list-item>
        <text:list-item>
          <text:p text:style-name="P1141">c/HandlerChain_Message.c</text:p>
          <text:list>
            <text:list-item>
              <text:p text:style-name="P1118">sprintf_s</text:p>
            </text:list-item>
            <text:list-item>
              <text:p text:style-name="P1126">FIXED (<text:span text:style-name="T1000">replace with</text:span> <text:span text:style-name="T995">formatstring</text:span>())</text:p>
            </text:list-item>
          </text:list>
        </text:list-item>
        <text:list-item>
          <text:p text:style-name="P1141">c/HandlerChain_MessageWindow.c</text:p>
          <text:list>
            <text:list-item>
              <text:p text:style-name="P1118">sprintf_s</text:p>
            </text:list-item>
            <text:list-item>
              <text:p text:style-name="P1127">FIXED (<text:span text:style-name="T1000">replace with</text:span> <text:span text:style-name="T995">formatstring</text:span>())</text:p>
            </text:list-item>
          </text:list>
        </text:list-item>
        <text:list-item>
          <text:p text:style-name="P1141">c/HandlerChain_WindowRectangle.c</text:p>
          <text:list>
            <text:list-item>
              <text:p text:style-name="P1118">sprintf_s</text:p>
            </text:list-item>
            <text:list-item>
              <text:p text:style-name="P1128">FIXED (<text:span text:style-name="T1000">replace with</text:span> <text:span text:style-name="T995">formatstring</text:span>())</text:p>
            </text:list-item>
          </text:list>
        </text:list-item>
        <text:list-item>
          <text:p text:style-name="P1141">c/helpers/dynamicstring.c</text:p>
          <text:list>
            <text:list-item>
              <text:p text:style-name="P1142">strc<text:span text:style-name="T978">a</text:span>t_s</text:p>
            </text:list-item>
            <text:list-item>
              <text:p text:style-name="P1129">FIXED (replaced with strcat() since all arguments are valid by that point)</text:p>
            </text:list-item>
          </text:list>
        </text:list-item>
        <text:list-item>
          <text:p text:style-name="P1117"><text:soft-page-break/>c/helpers/makelocaltime.c</text:p>
          <text:list>
            <text:list-item>
              <text:p text:style-name="P1142">localtime_s</text:p>
            </text:list-item>
            <text:list-item>
              <text:p text:style-name="P1130">FIXED (<text:span text:style-name="T988">replaced with localtime(), simplifying the function</text:span>)</text:p>
            </text:list-item>
          </text:list>
        </text:list-item>
        <text:list-item>
          <text:p text:style-name="P1116">c/helpers/replace.c</text:p>
          <text:list>
            <text:list-item>
              <text:p text:style-name="P1142">strncpy_s</text:p>
            </text:list-item>
            <text:list-item>
              <text:p text:style-name="P1131">FIXED (<text:span text:style-name="T988">replaced with </text:span><text:span text:style-name="T991">memcpy()</text:span>)</text:p>
            </text:list-item>
          </text:list>
        </text:list-item>
        <text:list-item>
          <text:p text:style-name="P1116">c/helpers/titlecase.c</text:p>
          <text:list>
            <text:list-item>
              <text:p text:style-name="P1142">strcat_s</text:p>
            </text:list-item>
            <text:list-item>
              <text:p text:style-name="P1132">FIXED (<text:span text:style-name="T988">replaced with </text:span><text:span text:style-name="T992">strcat</text:span><text:span text:style-name="T991">()</text:span>)</text:p>
            </text:list-item>
          </text:list>
        </text:list-item>
        <text:list-item>
          <text:p text:style-name="P1116">c/helpers/uintarray.c</text:p>
          <text:list>
            <text:list-item>
              <text:p text:style-name="P1142">memcpy_s</text:p>
            </text:list-item>
            <text:list-item>
              <text:p text:style-name="P1133">FIXED (<text:span text:style-name="T988">replaced with </text:span><text:span text:style-name="T993">memcpy</text:span><text:span text:style-name="T991">() </text:span><text:span text:style-name="T993">and removed no-longer-needed error handling</text:span>)</text:p>
            </text:list-item>
          </text:list>
        </text:list-item>
        <text:list-item>
          <text:p text:style-name="P1141">c/Interpreter_Exercise.c</text:p>
          <text:list>
            <text:list-item>
              <text:p text:style-name="P1142">sprintf_s</text:p>
              <text:list>
                <text:list-item>
                  <text:p text:style-name="P1134">FIXED (<text:span text:style-name="T988">replaced with </text:span><text:span text:style-name="T992">s</text:span><text:span text:style-name="T1001">nprintf</text:span><text:span text:style-name="T991">()</text:span>)</text:p>
                </text:list-item>
              </text:list>
            </text:list-item>
            <text:list-item>
              <text:p text:style-name="P1142">strcat_s</text:p>
              <text:list>
                <text:list-item>
                  <text:p text:style-name="P1135">FIXED (<text:span text:style-name="T988">replaced with </text:span><text:span text:style-name="T992">s</text:span><text:span text:style-name="T1002">trcat</text:span><text:span text:style-name="T991">()</text:span>)</text:p>
                </text:list-item>
              </text:list>
            </text:list-item>
          </text:list>
        </text:list-item>
        <text:list-item>
          <text:p text:style-name="P1141">c/Interpreter_Interpreter.c</text:p>
          <text:list>
            <text:list-item>
              <text:p text:style-name="P1142">sprintf_s</text:p>
              <text:list>
                <text:list-item>
                  <text:p text:style-name="P1136">FIXED (<text:span text:style-name="T988">replaced with </text:span><text:span text:style-name="T992">s</text:span><text:span text:style-name="T1001">nprintf</text:span><text:span text:style-name="T991">()</text:span>)</text:p>
                </text:list-item>
              </text:list>
            </text:list-item>
          </text:list>
        </text:list-item>
        <text:list-item>
          <text:p text:style-name="P1141">c/Memento_Exercise.c</text:p>
          <text:list>
            <text:list-item>
              <text:p text:style-name="P1142">sprintf_s</text:p>
            </text:list-item>
            <text:list-item>
              <text:p text:style-name="P1137">FIXED (<text:span text:style-name="T988">replaced with </text:span><text:span text:style-name="T1003">formatstring</text:span><text:span text:style-name="T991">()</text:span>)</text:p>
            </text:list-item>
          </text:list>
        </text:list-item>
        <text:list-item>
          <text:p text:style-name="P1141">c/Proxy_RealService.c</text:p>
          <text:list>
            <text:list-item>
              <text:p text:style-name="P1142">sprintf_s</text:p>
            </text:list-item>
            <text:list-item>
              <text:p text:style-name="P1138">FIXED (<text:span text:style-name="T988">replaced with </text:span><text:span text:style-name="T1003">formatstring</text:span><text:span text:style-name="T991">()</text:span>)</text:p>
            </text:list-item>
          </text:list>
        </text:list-item>
        <text:list-item>
          <text:p text:style-name="P1141">c/State_RemoveComments.c</text:p>
          <text:list>
            <text:list-item>
              <text:p text:style-name="P1142">sprintf_s</text:p>
              <text:list>
                <text:list-item>
                  <text:p text:style-name="P1139"><text:soft-page-break/>FIXED (<text:span text:style-name="T988">replaced with </text:span><text:span text:style-name="T992">s</text:span><text:span text:style-name="T1001">nprintf</text:span><text:span text:style-name="T991">()</text:span>)</text:p>
                </text:list-item>
              </text:list>
            </text:list-item>
          </text:list>
        </text:list-item>
        <text:list-item>
          <text:p text:style-name="P1116">cplusplus/helpers/makelocaltime.cpp</text:p>
          <text:list>
            <text:list-item>
              <text:p text:style-name="P1142">localtime_s</text:p>
            </text:list-item>
            <text:list-item>
              <text:p text:style-name="P1140">FIXED (<text:span text:style-name="T988">replaced with localtime(), simplifying the function</text:span>)</text:p>
            </text:list-item>
          </text:list>
        </text:list-item>
      </text:list>
      <text:p text:style-name="Text_20_body">So I need:</text:p>
      <text:list text:style-name="L15">
        <text:list-item>
          <text:p text:style-name="P1144">memcpy_s</text:p>
        </text:list-item>
        <text:list-item>
          <text:p text:style-name="P1144">sprintf_s</text:p>
        </text:list-item>
        <text:list-item>
          <text:p text:style-name="P1143">strcpy_s</text:p>
        </text:list-item>
        <text:list-item>
          <text:p text:style-name="P1143">strncpy_s</text:p>
        </text:list-item>
        <text:list-item>
          <text:p text:style-name="P1143">strcat_s</text:p>
        </text:list-item>
        <text:list-item>
          <text:p text:style-name="P1143">strerror_s</text:p>
        </text:list-item>
        <text:list-item>
          <text:p text:style-name="P1143">fopen_s</text:p>
        </text:list-item>
        <text:list-item>
          <text:p text:style-name="P1143">localtime_s</text:p>
        </text:list-item>
      </text:list>
      <text:p text:style-name="P869">I need to rework all code that uses these functions to reduce or eliminate need for error handling. <text:s/>That also means removing errno_t in those places that use it.</text:p>
      <text:p text:style-name="P870">Note: I need to set warning level to <text:span text:style-name="T982">"all"</text:span> for C and C++ compilation. <text:s/><text:span text:style-name="T979">Done. <text:s/>Lot's of warnings.</text:span></text:p>
      <text:p text:style-name="P871">I did disable CRT secure warnings, though, with this<text:span text:style-name="T981">:</text:span></text:p>
      <text:p text:style-name="P873">cplusplus/CMakeLists.txt:</text:p>
      <text:p text:style-name="Code">if(MSVC)</text:p>
      <text:p text:style-name="Code">target_compile_definitions(<text:span text:style-name="T980">cxx</text:span>_compiler_flags INTERFACE _CRT_SECURE_NO_WARNINGS)</text:p>
      <text:p text:style-name="Code">endif()</text:p>
      <text:p text:style-name="P873">c/CMakeLists.txt:</text:p>
      <text:p text:style-name="Code">if(MSVC)</text:p>
      <text:p text:style-name="Code">target_compile_definitions(c_compiler_flags INTERFACE _CRT_SECURE_NO_WARNINGS)</text:p>
      <text:p text:style-name="Code">endif()</text:p>
      <text:p text:style-name="P872"/>
      <text:p text:style-name="P874">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3">That's going to get tedious, very quickly. <text:s/></text:span><text:span text:style-name="T984">Very tedious. <text:s/></text:span><text:span text:style-name="T985">Fixed.</text:span></text:p>
      <text:p text:style-name="P875">In C, set warning <text:span text:style-name="T987">level</text:span> to 4 (instead of all). <text:s/>Enabled warning C4255 <text:span text:style-name="T986">to catch those in the future.</text:span></text:p>
      <text:p text:style-name="P876">In C++, set warning level to 4 (instead of all).</text:p>
      <text:p text:style-name="P877"><text:soft-page-break/></text:p>
      <text:p text:style-name="P877">Committed all changes to this point. <text:s/>Still need to fix secure functions.</text:p>
      <text:h text:style-name="Heading_20_1" text:outline-level="1" text:is-list-header="true">July 31, 2023</text:h>
      <text:p text:style-name="P878">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89">here</text:span></text:a><text:span text:style-name="T989">, and </text:span><text:a xlink:type="simple" xlink:href="https://stackoverflow.com/questions/1258550/why-should-you-use-strncpy-instead-of-strcpy" text:style-name="Internet_20_link" text:visited-style-name="Visited_20_Internet_20_Link"><text:span text:style-name="T989">here</text:span></text:a>), <text:span text:style-name="T989">the intended use of strcpy() was this:</text:span></text:p>
      <text:p text:style-name="Code">char dst[DEST_SIZE];</text:p>
      <text:p text:style-name="Code">if (strlen(src) &lt; DEST_SIZE)</text:p>
      <text:p text:style-name="Code"><text:s text:c="4"/>strcpy(dest, src);</text:p>
      <text:p text:style-name="P879">The intended use of strncpy() was to copy a string into a fixed-size buffer, padding with nulls to the limit. <text:s/>It was designed for a specific use case on Unix where directory entries were a fixed size.</text:p>
      <text:p text:style-name="P879">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0">If you want a range-limited copy, use memcpy().</text:p>
      <text:p text:style-name="P881">Replace strcpy_s() <text:span text:style-name="T990">and strncpy_s()</text:span> with memcpy() and ensure a zero terminator is put in place.</text:p>
      <text:p text:style-name="P882">Replace strcat_s() with memcpy() and ensure a zero terminator is put in place.</text:p>
      <text:p text:style-name="P883">In C, created helpers/formatstring.c to contain the formatstring() function that takes a printf() format string and arguments and returns a newly-allocated buffer with the formatted string. <text:s/>The buffer needs to be deallocated when done with it.</text:p>
      <text:p text:style-name="P884">Fixed all outstanding use of secure/safe functions in C and C++ projects on Windows.</text:p>
      <text:p text:style-name="P855"/>
      <text:p text:style-name="P885">Started Ubuntu and moved to designpatternexamples:</text:p>
      <text:p text:style-name="Code">cd ~/work/designpatternexamples</text:p>
      <text:p text:style-name="Code">git status</text:p>
      <text:p text:style-name="P885">I was on the linux branch and it is up to date. <text:s/>Switch to main:</text:p>
      <text:p text:style-name="Code">git checkout main</text:p>
      <text:p text:style-name="Code">git <text:span text:style-name="T1004">pull</text:span></text:p>
      <text:p text:style-name="P887">Now main is up to date with GitHub.</text:p>
      <text:p text:style-name="P888">And I still need to enter my user name and password (personal token) every time I access GitHub.</text:p>
      <text:p text:style-name="P890"><text:soft-page-break/>[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5">See "C:\Users\slepisto.ATOYSDOM\Documents\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6">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7">I don't know if _CRT_DECLARE_NONSTDC_NAMES is affected by another macro; I couldn't find such a thing in the Microsoft C library (C:\Program Files (x86)\Windows Kits\10\Include\10.0.22621.0\ucrt).</text:span></text:p>
      <text:p text:style-name="P893">Added <text:span text:style-name="T1009">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09">then </text:span>changed all uses of _strdup() to <text:span text:style-name="T1008">STRDUP</text:span>(), <text:span text:style-name="T1009">including the helpers/strdup.h in each file as needed.</text:span></text:p>
      <text:p text:style-name="P894">Next problem is in c/helpers/cursor.c. <text:s/>The function _strtoi64() is not in glibc. <text:s/><text:span text:style-name="T1010">In glibc, the function is called strtoll(). <text:s/></text:span><text:span text:style-name="T1011">Microsoft C has strtoll() as well. <text:s/></text:span><text:span text:style-name="T1012">But since I only need integers, use strtol().</text:span></text:p>
      <text:p text:style-name="P894"/>
      <text:p text:style-name="P895">Now on to C++.</text:p>
      <text:p text:style-name="P896">It seems that, in glibcxx, the std::exception class does not have a constructor that takes a string. <text:s/><text:span text:style-name="T1013">It seems that std::exception defines the what() method as virtual, </text:span><text:span text:style-name="T1014">just like in Microsoft C++ but the implementation of what() apparently returns a NULL pointer </text:span><text:span text:style-name="T1015">or the string "Unknown exception" </text:span><text:span text:style-name="T1016">(I don't know which). <text:s/></text:span><text:span text:style-name="T1017">For those exceptions I define and derive from std::exception, I added a what() </text:span><text:soft-page-break/><text:span text:style-name="T1017">method to override the virtual </text:span><text:span text:style-name="T1018">exception::what() method. <text:s/></text:span><text:span text:style-name="T1019">Oddly, I cannot specify "override" as a keyword for some reason.</text:span></text:p>
      <text:p text:style-name="P897">Next problem: the &lt;format&gt; header doesn't exist in Linux. <text:s/><text:span text:style-name="T1020">Actually, it may be there in libc++ v13 or later but clearly that is not installed on my Ubuntu. <text:s/>I think. <text:s/></text:span><text:span text:style-name="T1021">This </text:span><text:a xlink:type="simple" xlink:href="https://en.cppreference.com/w/cpp/compiler_support/20" text:style-name="Internet_20_link" text:visited-style-name="Visited_20_Internet_20_Link"><text:span text:style-name="T1021">page</text:span></text:a><text:span text:style-name="T1021"> shows all the features in C++ and what versions of the various libraries they are implemented in. <text:s/></text:span><text:span text:style-name="T1022">And this </text:span><text:a xlink:type="simple" xlink:href="https://releases.llvm.org/13.0.1/projects/libcxx/docs/Status/Cxx20.html" text:style-name="Internet_20_link" text:visited-style-name="Visited_20_Internet_20_Link"><text:span text:style-name="T1022">page</text:span></text:a><text:span text:style-name="T1022">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3">Done. <text:s/>Called Helpers::formatstring(). <text:s/>I need to manually change all uses of std::format() since the formatting arguments are expressed very differently from printf. <text:s/></text:span><text:span text:style-name="T1024">There's only a 109 instances. <text:s/>More tedious work.</text:span></text:p>
      <text:p text:style-name="P900">I also need a binary formatter <text:span text:style-name="T1025">to convert an integer to a binary string. <text:s/>std::format() has that, printf() does not. <text:s/></text:span><text:span text:style-name="T1026">Took the one from C helpers: uint32_to_binary() </text:span><text:span text:style-name="T1027">and modified it for C++.</text:span></text:p>
      <text:p text:style-name="P904">Finished converting all std::format() to Helpers::formatstring(). <text:s/><text:span text:style-name="T1028">Very tedious.</text:span></text:p>
      <text:p text:style-name="P905">Pushed all changes to GitHub on main.</text:p>
      <text:p text:style-name="P905"/>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29">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0">However, Linux C++ Library does not define a stricmp() at all. <text:s/>Which is why I have a Helpers::stricmp(). <text:s/>So I implemented one for Linux.</text:span></text:p>
      <text:p text:style-name="P915"><text:soft-page-break/>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1">I already did this </text:span>in the C helpers/console.c code.</text:p>
      <text:p text:style-name="P902">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2">Apparently it is not enough to just use the argument when compiling with full warnings. <text:s/></text:span><text:span text:style-name="T1033">Comment out the argument and remove the use of the argument:</text:span></text:p>
      <text:p text:style-name="P901">virtual void VisitRestaurant(Visitor_Restaurant* /<text:span text:style-name="T1033">*</text:span>shop<text:span text:style-name="T1033">*/</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922">Next warning.</text:p>
      <text:p text:style-name="Code"><text:soft-page-break/>/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4">Fixed in both argumentnull_error and argumentvalid_error.</text:span></text:p>
      <text:p text:style-name="P924">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35">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36">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oft-page-break/><text:s text:c="6"/>| <text:s text:c="32"/>~~~~~~^~~~~~~~~~~~~~~~~</text:p>
      <text:p text:style-name="P931">Fixed by changing the type of index from int to size_t.</text:p>
      <text:p text:style-name="P932">All warnings are fixed in the C++ project. <text:s/><text:span text:style-name="T1037">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oft-page-break/><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38">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39">Changed format specifier from %llu to %lu. <text:s/>This will probably trigger a warning on Windows.</text:span></text:p>
      <text:p text:style-name="P949">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text:soft-page-break/>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0">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2">There are three of these. <text:s/><text:span text:style-name="T1041">Commented out the argument name and removed the file with no effect. <text:s/>Ah, I remember why I did it that way: Doxygen complains if the parameter is documented but not present in the prototype. <text:s/></text:span><text:span text:style-name="T1042">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text:soft-page-break/>Apparently the compiler can check the printf arguments but only if the format argument is a string literal. <text:s/><text:span text:style-name="T1043">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4">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45">on the linux branch.</text:span></text:p>
      <text:p text:style-name="P957"/>
      <text:p text:style-name="P958">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0">So commenting out the parameters leads to this warning. <text:s/>Apparently ANSI C requires parameter names in function definitions. <text:s/><text:span text:style-name="T1046">Ah. <text:s/>Apparently the best way to handle this is to leave the parameter names in and put the parameter names in the body of the function like this:</text:span></text:p>
      <text:p text:style-name="Code">(void)(x);</text:p>
      <text:p text:style-name="P961">or</text:p>
      <text:p text:style-name="Code">(void)x;</text:p>
      <text:p text:style-name="P962">A macro can be created to make it obvious:</text:p>
      <text:p text:style-name="Code"><text:soft-page-break/>#define UNUSED(x) (void)(x)</text:p>
      <text:p text:style-name="P962">Then use it like this:</text:p>
      <text:p text:style-name="Code">UNUSED(parm);</text:p>
      <text:p text:style-name="P963">Fixed with <text:span text:style-name="T726">(void)parm; // unused</text:span>.</text:p>
      <text:p text:style-name="P959">And in Flyweight_Exercise.c, <text:span text:style-name="T1051">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4">Apparently size_t is defined as a 64-bit unsigned int in Microsoft C. <text:s/><text:span text:style-name="T1047">In Linux C, size_t is defined as unsigned long int, which, I believe, is a 32-bit integer </text:span><text:span text:style-name="T1048">(because a long long int is a 64-bit integer). <text:s/></text:span><text:span text:style-name="T1049">The recommendation to use %z</text:span><text:span text:style-name="T1050">u</text:span><text:span text:style-name="T1049"> is for situations where a size_t is being passed. <text:s/>This is also supported in Linux. <text:s/></text:span><text:span text:style-name="T1051">Fixed with %zu.</text:span></text:p>
      <text:p text:style-name="P965">Fixed a few last Doxygen errors <text:span text:style-name="T1052">caused by changes to unused arguments and other parameter tweaks.</text:span></text:p>
      <text:p text:style-name="P958"/>
      <text:p text:style-name="P966">On Linux:</text:p>
      <text:p text:style-name="P966">Running c/DesignPatternExamples_c. <text:s/>The cursor position is being printed to the screen, <text:span text:style-name="T1053">which suggests the getcursorposition() is hanging waiting for the ANSI codes from input. <text:s/></text:span><text:span text:style-name="T1054">Pressing Enter causes the code to continue and the cursor position is apparently grabbed. <text:s/></text:span><text:span text:style-name="T1055">If I let it run after pressing Enter, it eventually finishes and all other exercises complete successfully.</text:span></text:p>
      <text:p text:style-name="P967">Same for cplusplus/DesignPatternExamples_cpp. <text:s/><text:span text:style-name="T1056">Flyweight also doesn't respond to keypresses.</text:span></text:p>
      <text:p text:style-name="P968">Ah. <text:s/>checkforkey() always returns false.</text:p>
      <text:p text:style-name="P969">So I need a way to disable echoing input to keyboard, checking if a key is pressed and then reading that key.</text:p>
      <text:p text:style-name="P970"><text:soft-page-break/>It appears that I might be able to include conio.h on Linux (it's not necessarily present on all flavors). <text:s/>If so, I can use kbhit() and getch() (note the lack of a leading underscore, for POSIX compliance). <text:s/><text:span text:style-name="T1057">But conio.h doesn't exist on Linux.</text:span></text:p>
      <text:p text:style-name="P971">Here is an example of how to write kbhit() <text:span text:style-name="T1058">(from </text:span><text:a xlink:type="simple" xlink:href="https://cboard.cprogramming.com/c-programming/63166-kbhit-linux.html" text:style-name="Internet_20_link" text:visited-style-name="Visited_20_Internet_20_Link"><text:span text:style-name="T1058">here</text:span></text:a><text:span text:style-name="T1058">)</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oft-page-break/><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2">I modified cursor.c/.cpp, readkey.c/.cpp, and checkforkey.c/.cpp to use code from the above example. <text:s/>It works pretty well except that I have to press Enter to exit the loo<text:span text:style-name="T1059">p. <text:s/></text:span><text:span text:style-name="T1060">And keys pressed while the Flyweight example is running are echoed to the screen. <text:s/>I disable echoing only when I'm getting the cursor position </text:span><text:span text:style-name="T1061">and I think I need to do that during the entire Flyweight example.</text:span></text:p>
      <text:p text:style-name="P973">I could make the disableInputEcho() and enableInputEcho() be accessible outside the helpers and then modify Flyweight example to call disableInputEcho() just before getting the cursor position and enableInputEcho() after the loop has exited. <text:s/><text:span text:style-name="T1062">Done, in both C and C++ projects. <text:s/>Works like a charm on Linux.</text:span></text:p>
      <text:p text:style-name="P1145">Committed changes. <text:s/>Pushed to GitHub. <text:s/>Used pull request to merge with main on GitHub.</text:p>
      <text:p text:style-name="P1146">On Windows, ran into one problem: The C prototypes for disableinputecho() and enableinputecho() needed the void keyword: </text:p>
      <text:p text:style-name="Code">disableinputecho(void)</text:p>
      <text:p text:style-name="Code">enableinputecho(void)</text:p>
      <text:p text:style-name="P1147">Fixed. <text:s/>Both C and C++ work just fine on Windows as well.</text:p>
      <text:p text:style-name="P1147">Committing these changes and then getting those changes back to Linux so I can move on to the next subject.</text:p>
      <text:p text:style-name="P957"/>
      <text:p text:style-name="P917">On to rust.</text:p>
      <text:p text:style-name="P91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7">winconsole is specific to Windows.</text:p>
      <text:p text:style-name="P917"/>
      <text:p text:style-name="P889"><text:soft-page-break/></text:p>
      <text:p text:style-name="P886"/>
      <text:p text:style-name="P853"/>
      <text:p text:style-name="P850"/>
      <text:p text:style-name="P844"/>
      <text:p text:style-name="P842"/>
      <text:p text:style-name="P817"/>
      <text:p text:style-name="P812"/>
      <text:p text:style-name="P811"/>
      <text:p text:style-name="P811"/>
      <text:p text:style-name="P809"/>
      <text:p text:style-name="P809"/>
      <text:p text:style-name="P808"/>
      <text:p text:style-name="P807"/>
      <text:p text:style-name="P805"/>
      <text:p text:style-name="P8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01T18:48:03.906000000</dc:date>
    <dc:creator>Stephen P Lepisto</dc:creator>
    <meta:editing-duration>P14DT14H41M16S</meta:editing-duration>
    <meta:editing-cycles>1456</meta:editing-cycles>
    <meta:generator>LibreOffice/7.5.3.2$Windows_X86_64 LibreOffice_project/9f56dff12ba03b9acd7730a5a481eea045e468f3</meta:generator>
    <meta:document-statistic meta:table-count="1" meta:image-count="0" meta:object-count="0" meta:page-count="156" meta:paragraph-count="3666" meta:word-count="46178" meta:character-count="333923" meta:non-whitespace-character-count="281287"/>
  </office:meta>
</office:document-meta>
</file>